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Mono" svg:font-family="'Cascadia Mono'" style:font-pitch="fixed"/>
    <style:font-face style:name="Comic Sans MS" svg:font-family="'Comic Sans MS'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52bc0" officeooo:paragraph-rsid="00152bc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52bc0" officeooo:paragraph-rsid="00319a0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099214" officeooo:paragraph-rsid="0009921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8c210f" officeooo:paragraph-rsid="008c210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6c626" officeooo:paragraph-rsid="0016c62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294157" officeooo:paragraph-rsid="0029415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2be97e" officeooo:paragraph-rsid="002be97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48bc91" officeooo:paragraph-rsid="0048bc9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normal" officeooo:rsid="00152bc0" officeooo:paragraph-rsid="00152bc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normal" officeooo:rsid="01395c3d" officeooo:paragraph-rsid="01395c3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1fa5e5" officeooo:paragraph-rsid="002ea01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fa5e5" officeooo:paragraph-rsid="001fa5e5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3cd6d8" officeooo:paragraph-rsid="003cd6d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257994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1fa5e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0f55d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7c2d3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3df49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21a2cb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2626c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0f55dd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ec75c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e9b06a" officeooo:paragraph-rsid="00e9b06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99214" officeooo:paragraph-rsid="000f55dd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99214" officeooo:paragraph-rsid="00099214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99214" officeooo:paragraph-rsid="000d63f8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officeooo:rsid="00099214" officeooo:paragraph-rsid="000d63f8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099214" officeooo:paragraph-rsid="0047db6d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2ea01c" officeooo:paragraph-rsid="003cd6d8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ea01c" officeooo:paragraph-rsid="0053f585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94157" officeooo:paragraph-rsid="00294157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e889c" officeooo:paragraph-rsid="000f55dd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e889c" officeooo:paragraph-rsid="00814a9f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cab10" officeooo:paragraph-rsid="00eedf93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cab10" officeooo:paragraph-rsid="00ef6f86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86ac2f" officeooo:paragraph-rsid="008adc17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86ac2f" officeooo:paragraph-rsid="00f305fd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8bc91" officeooo:paragraph-rsid="00152bc0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8bc91" officeooo:paragraph-rsid="00f305fd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8bc91" officeooo:paragraph-rsid="0048bc91" style:font-size-asian="12pt" style:font-size-complex="12pt"/>
    </style:style>
    <style:style style:name="P41" style:family="paragraph" style:parent-style-name="Standard">
      <style:text-properties style:use-window-font-color="true" loext:opacity="0%" style:font-name="Cascadia Mono" fo:font-size="12pt" fo:language="es" fo:country="ES" officeooo:paragraph-rsid="0048bc91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6c626" officeooo:paragraph-rsid="0048bc91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6c626" officeooo:paragraph-rsid="0016c626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officeooo:rsid="00d8447e" officeooo:paragraph-rsid="00d8447e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7db6d" officeooo:paragraph-rsid="0047db6d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602ae5" officeooo:paragraph-rsid="00602ae5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be97e" officeooo:paragraph-rsid="002be97e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f01e0" officeooo:paragraph-rsid="005f01e0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7225f" officeooo:paragraph-rsid="0057225f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9d565" officeooo:paragraph-rsid="0059d565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9e914" officeooo:paragraph-rsid="005c7535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716091" officeooo:paragraph-rsid="00e8aa6b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1395c3d" officeooo:paragraph-rsid="01395c3d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e8aa6b" officeooo:paragraph-rsid="00e8aa6b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145a8e0" officeooo:paragraph-rsid="01478d43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f305fd" officeooo:paragraph-rsid="00f305fd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14ffefd" officeooo:paragraph-rsid="014ffefd" style:font-size-asian="12pt" style:font-size-complex="12pt"/>
    </style:style>
    <style:style style:name="P58" style:family="paragraph" style:parent-style-name="Standard">
      <style:text-properties style:use-window-font-color="true" loext:opacity="0%" style:font-name="Cascadia Mono" fo:font-size="12pt" fo:language="es" fo:country="ES" officeooo:rsid="014ffefd" officeooo:paragraph-rsid="014ffefd" style:font-size-asian="12pt" style:font-size-complex="12pt"/>
    </style:style>
    <style:style style:name="P59" style:family="paragraph" style:parent-style-name="Standard">
      <style:text-properties style:use-window-font-color="true" loext:opacity="0%" style:font-name="Cascadia Mono" fo:font-size="12pt" fo:language="es" fo:country="ES" officeooo:paragraph-rsid="010dc51e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99214" officeooo:paragraph-rsid="00099214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99214" officeooo:paragraph-rsid="000d63f8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f55dd" officeooo:paragraph-rsid="000f55dd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f55dd" officeooo:paragraph-rsid="000d63f8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f55dd" officeooo:paragraph-rsid="007f93dc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716091" officeooo:paragraph-rsid="000f55dd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716091" officeooo:paragraph-rsid="00eb1c5a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e8aa6b" officeooo:paragraph-rsid="00eb1c5a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86ac2f" officeooo:paragraph-rsid="008adc17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f305fd" officeooo:paragraph-rsid="00f305fd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4e889c" officeooo:paragraph-rsid="0048bc91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13ea3b4" officeooo:paragraph-rsid="013ea3b4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2cab10" officeooo:paragraph-rsid="00eedf93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fo:font-weight="normal" officeooo:rsid="001fa5e5" officeooo:paragraph-rsid="004fba3d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use-window-font-color="true" loext:opacity="0%" style:font-name="Cascadia Mono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0pt" fo:language="es" fo:country="ES" fo:font-weight="normal" officeooo:rsid="011552fe" officeooo:paragraph-rsid="011552fe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use-window-font-color="true" loext:opacity="0%" style:font-name="Cascadia Mono" fo:font-size="10pt" fo:language="es" fo:country="ES" fo:font-style="italic" officeooo:rsid="004deda0" officeooo:paragraph-rsid="00f7ed93" style:font-size-asian="10pt" style:font-style-asian="italic" style:font-size-complex="10pt" style:font-style-complex="italic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370246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3cd6d8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1a9a03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1be3a2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099214" officeooo:paragraph-rsid="0037024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4e889c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4e889c" officeooo:paragraph-rsid="00814a9f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4629d6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716091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716091" officeooo:paragraph-rsid="0087172a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149d396" officeooo:paragraph-rsid="0149d39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e8aa6b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e8aa6b" officeooo:paragraph-rsid="014d8b6f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92" style:family="paragraph" style:parent-style-name="Standard">
      <style:text-properties style:use-window-font-color="true" loext:opacity="0%" style:font-name="Libre Franklin" fo:font-size="10pt" fo:language="es" fo:country="ES" fo:font-weight="normal" officeooo:paragraph-rsid="00e13195" style:font-size-asian="8.75pt" style:font-weight-asian="normal" style:font-size-complex="10pt" style:font-weight-complex="normal"/>
    </style:style>
    <style:style style:name="P93" style:family="paragraph" style:parent-style-name="Standard">
      <style:text-properties style:use-window-font-color="true" loext:opacity="0%" style:font-name="Libre Franklin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94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e13195" style:font-size-asian="12pt" style:font-weight-asian="normal" style:font-size-complex="12pt" style:font-weight-complex="normal"/>
    </style:style>
    <style:style style:name="P95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ad630e" style:font-size-asian="12pt" style:font-weight-asian="normal" style:font-size-complex="12pt" style:font-weight-complex="normal"/>
    </style:style>
    <style:style style:name="P96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97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1c93ed" style:font-size-asian="12pt" style:font-weight-asian="normal" style:font-size-complex="12pt" style:font-weight-complex="normal"/>
    </style:style>
    <style:style style:name="P98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1d5909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205322" style:font-size-asian="12pt" style:font-weight-asian="normal" style:font-size-complex="12pt" style:font-weight-complex="normal"/>
    </style:style>
    <style:style style:name="P100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205dc8" style:font-size-asian="12pt" style:font-weight-asian="normal" style:font-size-complex="12pt" style:font-weight-complex="normal"/>
    </style:style>
    <style:style style:name="P101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0e13195" style:font-size-asian="12pt" style:font-weight-asian="normal" style:font-size-complex="12pt" style:font-weight-complex="normal"/>
    </style:style>
    <style:style style:name="P102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1135d3e" style:font-size-asian="12pt" style:font-weight-asian="normal" style:font-size-complex="12pt" style:font-weight-complex="normal"/>
    </style:style>
    <style:style style:name="P103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0af0ae4" style:font-size-asian="12pt" style:font-weight-asian="normal" style:font-size-complex="12pt" style:font-weight-complex="normal"/>
    </style:style>
    <style:style style:name="P104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0b376a3" style:font-size-asian="12pt" style:font-weight-asian="normal" style:font-size-complex="12pt" style:font-weight-complex="normal"/>
    </style:style>
    <style:style style:name="P105" style:family="paragraph" style:parent-style-name="Standard">
      <style:text-properties style:use-window-font-color="true" loext:opacity="0%" style:font-name="Libre Franklin" fo:font-size="12pt" fo:language="es" fo:country="ES" fo:font-weight="normal" style:font-size-asian="12pt" style:font-weight-asian="normal" style:font-size-complex="12pt" style:font-weight-complex="normal"/>
    </style:style>
    <style:style style:name="P106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e13195" style:font-size-asian="10.5pt" style:font-weight-asian="normal" style:font-size-complex="12pt" style:font-weight-complex="normal"/>
    </style:style>
    <style:style style:name="P107" style:family="paragraph" style:parent-style-name="Standard">
      <style:text-properties style:use-window-font-color="true" loext:opacity="0%" style:font-name="Libre Franklin" fo:font-size="12pt" fo:language="es" fo:country="ES" fo:font-style="normal" officeooo:rsid="0048205f" officeooo:paragraph-rsid="00f7ed93" style:font-size-asian="10.5pt" style:font-style-asian="normal" style:font-size-complex="12pt" style:font-style-complex="normal"/>
    </style:style>
    <style:style style:name="P108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weight="normal" officeooo:rsid="00262b0a" officeooo:paragraph-rsid="00e13195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style="normal" fo:font-weight="normal" officeooo:rsid="00187abd" officeooo:paragraph-rsid="00f7ed93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>
      <style:text-properties style:use-window-font-color="true" loext:opacity="0%" style:font-name="Libre Franklin SemiBold" fo:font-size="10pt" fo:language="es" fo:country="ES" fo:font-style="normal" officeooo:rsid="0048205f" officeooo:paragraph-rsid="00fe1b5d" style:font-size-asian="10pt" style:font-style-asian="normal" style:font-size-complex="10pt" style:font-style-complex="normal"/>
    </style:style>
    <style:style style:name="P111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officeooo:rsid="0008dd4d" officeooo:paragraph-rsid="00e13195" style:font-size-asian="10pt" style:font-size-complex="10pt"/>
    </style:style>
    <style:style style:name="P112" style:family="paragraph" style:parent-style-name="Standard">
      <style:text-properties style:use-window-font-color="true" loext:opacity="0%" style:font-name="Libre Franklin SemiBold1" fo:font-size="12pt" fo:font-weight="normal" officeooo:paragraph-rsid="01526513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style:text-underline-style="none" fo:font-weight="normal" officeooo:rsid="001fa5e5" officeooo:paragraph-rsid="00ed4638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style:text-underline-style="none" fo:font-weight="normal" officeooo:rsid="01395c3d" officeooo:paragraph-rsid="00257994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style:text-underline-style="none" fo:font-weight="normal" officeooo:paragraph-rsid="0046378c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1fa5e5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21a2cb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2626c3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0f55dd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1427f5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46378c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rsid="00258dde" officeooo:paragraph-rsid="00258dde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rsid="00258dde" officeooo:paragraph-rsid="0021a2cb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paragraph-rsid="001427f5" style:text-blinking="false" fo:background-color="transparent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paragraph-rsid="00f305fd" style:text-blinking="false" fo:background-color="transparent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paragraph-rsid="00f3d5ed" style:text-blinking="false" fo:background-color="transparent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48bc91" style:text-blinking="false" fo:background-color="transparent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f7bc08" style:text-blinking="false" fo:background-color="transparent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48bc91" officeooo:paragraph-rsid="0048bc91" style:text-blinking="false" fo:background-color="transparent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f7ed93" style:text-blinking="false" fo:background-color="transparent" style:font-size-asian="12pt" style:font-style-asian="normal" style:font-size-complex="12pt" style:font-style-complex="normal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48bc91" officeooo:paragraph-rsid="00f7ed93" style:text-blinking="false" fo:background-color="transparent" style:font-size-asian="12pt" style:font-style-asian="normal" style:font-size-complex="12pt" style:font-style-complex="normal"/>
    </style:style>
    <style:style style:name="P132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f0ae4" officeooo:paragraph-rsid="00e13195" style:font-size-asian="12pt" style:font-weight-asian="normal" style:font-size-complex="12pt" style:font-weight-complex="normal"/>
    </style:style>
    <style:style style:name="P133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f0ae4" officeooo:paragraph-rsid="00b2cd0a" style:font-size-asian="12pt" style:font-weight-asian="normal" style:font-size-complex="12pt" style:font-weight-complex="normal"/>
    </style:style>
    <style:style style:name="P134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f0ae4" officeooo:paragraph-rsid="00af0ae4" style:font-size-asian="12pt" style:font-weight-asian="normal" style:font-size-complex="12pt" style:font-weight-complex="normal"/>
    </style:style>
    <style:style style:name="P135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d630e" officeooo:paragraph-rsid="00af9adc" style:font-size-asian="12pt" style:font-weight-asian="normal" style:font-size-complex="12pt" style:font-weight-complex="normal"/>
    </style:style>
    <style:style style:name="P136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137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138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126c2d3" style:font-size-asian="12pt" style:font-weight-asian="normal" style:font-size-complex="12pt" style:font-weight-complex="normal"/>
    </style:style>
    <style:style style:name="P139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1274c73" style:font-size-asian="12pt" style:font-weight-asian="normal" style:font-size-complex="12pt" style:font-weight-complex="normal"/>
    </style:style>
    <style:style style:name="P140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141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ff404" officeooo:paragraph-rsid="012b239f" style:font-size-asian="12pt" style:font-weight-asian="normal" style:font-size-complex="12pt" style:font-weight-complex="normal"/>
    </style:style>
    <style:style style:name="P142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ff404" officeooo:paragraph-rsid="012c18e3" style:font-size-asian="12pt" style:font-weight-asian="normal" style:font-size-complex="12pt" style:font-weight-complex="normal"/>
    </style:style>
    <style:style style:name="P143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0d5a8a8" style:font-size-asian="12pt" style:font-weight-asian="normal" style:font-size-complex="12pt" style:font-weight-complex="normal"/>
    </style:style>
    <style:style style:name="P144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12b239f" style:font-size-asian="12pt" style:font-weight-asian="normal" style:font-size-complex="12pt" style:font-weight-complex="normal"/>
    </style:style>
    <style:style style:name="P145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12c18e3" style:font-size-asian="12pt" style:font-weight-asian="normal" style:font-size-complex="12pt" style:font-weight-complex="normal"/>
    </style:style>
    <style:style style:name="P146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131aff9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d630e" officeooo:paragraph-rsid="011c93ed" style:font-size-asian="10.5pt" style:font-weight-asian="normal" style:font-size-complex="12pt" style:font-weight-complex="normal"/>
    </style:style>
    <style:style style:name="P148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d630e" officeooo:paragraph-rsid="011d5909" style:font-size-asian="10.5pt" style:font-weight-asian="normal" style:font-size-complex="12pt" style:font-weight-complex="normal"/>
    </style:style>
    <style:style style:name="P149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style:text-underline-style="none" fo:font-weight="normal" officeooo:rsid="00ca7a8f" officeooo:paragraph-rsid="01360cb8" style:font-size-asian="10.5pt" style:font-weight-asian="normal" style:font-size-complex="12pt" style:font-weight-complex="normal"/>
    </style:style>
    <style:style style:name="P150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rsid="00b63a02" officeooo:paragraph-rsid="00c711f9" style:font-size-asian="12pt" style:font-weight-asian="normal" style:font-size-complex="12pt" style:font-weight-complex="normal"/>
    </style:style>
    <style:style style:name="P151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152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paragraph-rsid="00caf3d4" style:font-size-asian="12pt" style:font-size-complex="12pt"/>
    </style:style>
    <style:style style:name="P153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paragraph-rsid="00d5a8a8" style:font-size-asian="12pt" style:font-size-complex="12pt"/>
    </style:style>
    <style:style style:name="P154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b63a02" style:font-size-asian="12pt" style:font-weight-asian="normal" style:font-size-complex="12pt" style:font-weight-complex="normal"/>
    </style:style>
    <style:style style:name="P155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1249617" style:font-size-asian="12pt" style:font-weight-asian="normal" style:font-size-complex="12pt" style:font-weight-complex="normal"/>
    </style:style>
    <style:style style:name="P156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126c2d3" style:font-size-asian="12pt" style:font-weight-asian="normal" style:font-size-complex="12pt" style:font-weight-complex="normal"/>
    </style:style>
    <style:style style:name="P157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1274c73" style:font-size-asian="12pt" style:font-weight-asian="normal" style:font-size-complex="12pt" style:font-weight-complex="normal"/>
    </style:style>
    <style:style style:name="P158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re Franklin SemiBold" fo:font-size="10pt" fo:language="es" fo:country="ES" fo:font-weight="normal" officeooo:rsid="00ca7a8f" officeooo:paragraph-rsid="00ca7a8f" style:font-size-asian="10pt" style:font-weight-asian="normal" style:font-size-complex="10pt" style:font-weight-complex="normal"/>
    </style:style>
    <style:style style:name="P160" style:family="paragraph" style:parent-style-name="Standard">
      <style:text-properties fo:font-variant="normal" fo:text-transform="none" fo:color="#ff0000" loext:opacity="100%" style:font-name="Libre Franklin" fo:font-size="10.5pt" fo:language="es" fo:country="ES" fo:font-weight="normal" officeooo:rsid="00b0f27f" officeooo:paragraph-rsid="00b0f27f" style:font-size-asian="10.5pt" style:font-weight-asian="normal" style:font-size-complex="10.5pt" style:font-weight-complex="normal"/>
    </style:style>
    <style:style style:name="P161" style:family="paragraph" style:parent-style-name="Standard">
      <style:text-properties fo:font-variant="normal" fo:text-transform="none" fo:color="#ff0000" loext:opacity="100%" style:font-name="Libre Franklin" fo:font-size="10.5pt" fo:letter-spacing="normal" fo:language="es" fo:country="ES" fo:font-style="normal" fo:font-weight="normal" officeooo:rsid="00b0f27f" officeooo:paragraph-rsid="00c9b681" style:font-size-asian="10.5pt" style:font-weight-asian="normal" style:font-size-complex="10.5pt" style:font-weight-complex="normal"/>
    </style:style>
    <style:style style:name="P162" style:family="paragraph" style:parent-style-name="Standard">
      <style:text-properties fo:font-variant="normal" fo:text-transform="none" fo:color="#ff0000" loext:opacity="100%" style:font-name="Libre Franklin" fo:font-size="10.5pt" fo:letter-spacing="normal" fo:language="es" fo:country="ES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163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0facdda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0facdda" style:font-size-asian="11pt" style:font-weight-asian="normal" style:font-size-complex="11pt" style:font-weight-complex="normal"/>
    </style:style>
    <style:style style:name="P165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10e3ce3" style:font-size-asian="11pt" style:font-weight-asian="normal" style:font-size-complex="11pt" style:font-weight-complex="normal"/>
    </style:style>
    <style:style style:name="P166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0b376a3" style:font-size-asian="11pt" style:font-weight-asian="normal" style:font-size-complex="11pt" style:font-weight-complex="normal"/>
    </style:style>
    <style:style style:name="P167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0b63a02" style:font-size-asian="11pt" style:font-weight-asian="normal" style:font-size-complex="11pt" style:font-weight-complex="normal"/>
    </style:style>
    <style:style style:name="P168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0c711f9" style:font-size-asian="11pt" style:font-weight-asian="normal" style:font-size-complex="11pt" style:font-weight-complex="normal"/>
    </style:style>
    <style:style style:name="P169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1249617" style:font-size-asian="11pt" style:font-weight-asian="normal" style:font-size-complex="11pt" style:font-weight-complex="normal"/>
    </style:style>
    <style:style style:name="P170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126c2d3" style:font-size-asian="11pt" style:font-weight-asian="normal" style:font-size-complex="11pt" style:font-weight-complex="normal"/>
    </style:style>
    <style:style style:name="P171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1274c73" style:font-size-asian="11pt" style:font-weight-asian="normal" style:font-size-complex="11pt" style:font-weight-complex="normal"/>
    </style:style>
    <style:style style:name="P172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ca7a8f" officeooo:paragraph-rsid="00d1c32d" style:font-size-asian="11pt" style:font-weight-asian="normal" style:font-size-complex="11pt" style:font-weight-complex="normal"/>
    </style:style>
    <style:style style:name="P173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ca7a8f" officeooo:paragraph-rsid="00d5a8a8" style:font-size-asian="11pt" style:font-weight-asian="normal" style:font-size-complex="11pt" style:font-weight-complex="normal"/>
    </style:style>
    <style:style style:name="P174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cd3255" officeooo:paragraph-rsid="00d5a8a8" style:font-size-asian="11pt" style:font-weight-asian="normal" style:font-size-complex="11pt" style:font-weight-complex="normal"/>
    </style:style>
    <style:style style:name="P175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b0f27f" officeooo:paragraph-rsid="010e3ce3" style:font-size-asian="11pt" style:font-weight-asian="normal" style:font-size-complex="11pt" style:font-weight-complex="normal"/>
    </style:style>
    <style:style style:name="P176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b63a02" officeooo:paragraph-rsid="00c711f9" style:font-size-asian="11pt" style:font-weight-asian="normal" style:font-size-complex="11pt" style:font-weight-complex="normal"/>
    </style:style>
    <style:style style:name="P177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cd3255" style:font-size-asian="11pt" style:font-weight-asian="normal" style:font-size-complex="11pt" style:font-weight-complex="normal"/>
    </style:style>
    <style:style style:name="P178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ce1207" style:font-size-asian="11pt" style:font-weight-asian="normal" style:font-size-complex="11pt" style:font-weight-complex="normal"/>
    </style:style>
    <style:style style:name="P179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d47e51" style:font-size-asian="11pt" style:font-weight-asian="normal" style:font-size-complex="11pt" style:font-weight-complex="normal"/>
    </style:style>
    <style:style style:name="P180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12b239f" style:font-size-asian="11pt" style:font-weight-asian="normal" style:font-size-complex="11pt" style:font-weight-complex="normal"/>
    </style:style>
    <style:style style:name="P181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d5a8a8" style:font-size-asian="11pt" style:font-weight-asian="normal" style:font-size-complex="11pt" style:font-weight-complex="normal"/>
    </style:style>
    <style:style style:name="P182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12c18e3" style:font-size-asian="11pt" style:font-weight-asian="normal" style:font-size-complex="11pt" style:font-weight-complex="normal"/>
    </style:style>
    <style:style style:name="P183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a7a8f" officeooo:paragraph-rsid="00ca7a8f" style:font-size-asian="11pt" style:font-weight-asian="normal" style:font-size-complex="11pt" style:font-weight-complex="normal"/>
    </style:style>
    <style:style style:name="P184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a7a8f" officeooo:paragraph-rsid="00cd3255" style:font-size-asian="11pt" style:font-weight-asian="normal" style:font-size-complex="11pt" style:font-weight-complex="normal"/>
    </style:style>
    <style:style style:name="P185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a7a8f" officeooo:paragraph-rsid="00ce1207" style:font-size-asian="11pt" style:font-weight-asian="normal" style:font-size-complex="11pt" style:font-weight-complex="normal"/>
    </style:style>
    <style:style style:name="P186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187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188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189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af3d4" officeooo:paragraph-rsid="00d5a8a8" style:font-size-asian="12pt" style:font-weight-asian="normal" style:font-size-complex="12pt" style:font-weight-complex="normal"/>
    </style:style>
    <style:style style:name="P190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af3d4" officeooo:paragraph-rsid="00da1d92" style:font-size-asian="12pt" style:font-weight-asian="normal" style:font-size-complex="12pt" style:font-weight-complex="normal"/>
    </style:style>
    <style:style style:name="P191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be299" officeooo:paragraph-rsid="00cbe299" style:font-size-asian="12pt" style:font-weight-asian="normal" style:font-size-complex="12pt" style:font-weight-complex="normal"/>
    </style:style>
    <style:style style:name="P192" style:family="paragraph" style:parent-style-name="Standard">
      <style:text-properties fo:font-variant="normal" fo:text-transform="none" style:font-name="Libre Franklin" fo:font-size="11pt" fo:language="es" fo:country="ES" officeooo:paragraph-rsid="00e13195" style:font-size-asian="11pt" style:font-size-complex="11pt"/>
    </style:style>
    <style:style style:name="P193" style:family="paragraph" style:parent-style-name="Standard">
      <style:text-properties fo:font-variant="normal" fo:text-transform="none" style:font-name="Libre Franklin" fo:font-size="11pt" fo:language="es" fo:country="ES" fo:font-weight="normal" officeooo:paragraph-rsid="00e13195" style:font-size-asian="11pt" style:font-weight-asian="normal" style:font-size-complex="11pt"/>
    </style:style>
    <style:style style:name="P194" style:family="paragraph" style:parent-style-name="Standard">
      <style:paragraph-properties fo:text-align="start" style:justify-single-word="false"/>
      <style:text-properties style:font-name="Cascadia Mono" fo:language="es" fo:country="ES" officeooo:paragraph-rsid="007a17a4"/>
    </style:style>
    <style:style style:name="P195" style:family="paragraph" style:parent-style-name="Standard">
      <style:paragraph-properties fo:text-align="start" style:justify-single-word="false"/>
      <style:text-properties style:font-name="Cascadia Mono" fo:language="es" fo:country="ES" officeooo:paragraph-rsid="014d8b6f"/>
    </style:style>
    <style:style style:name="P196" style:family="paragraph" style:parent-style-name="Standard">
      <style:text-properties style:font-name="Cascadia Mono" fo:language="es" fo:country="ES" officeooo:paragraph-rsid="00f7ed93"/>
    </style:style>
    <style:style style:name="P197" style:family="paragraph" style:parent-style-name="Standard">
      <style:text-properties style:font-name="Cascadia Mono" fo:language="es" fo:country="ES" fo:font-style="italic" officeooo:paragraph-rsid="00f7ed93" style:font-style-asian="italic" style:font-style-complex="italic"/>
    </style:style>
    <style:style style:name="P1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Cascadia Mono" fo:language="es" fo:country="ES" officeooo:paragraph-rsid="014d8b6f"/>
    </style:style>
    <style:style style:name="P199" style:family="paragraph" style:parent-style-name="Standard">
      <style:text-properties style:font-name="Cascadia Mono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200" style:family="paragraph" style:parent-style-name="Standard">
      <style:text-properties fo:color="#ff0000" loext:opacity="100%" style:font-name="Libre Franklin" fo:font-size="10.5pt" fo:language="es" fo:country="ES" fo:font-weight="normal" style:font-size-asian="10.5pt" style:font-weight-asian="normal" style:font-size-complex="10.5pt" style:font-weight-complex="normal"/>
    </style:style>
    <style:style style:name="P201" style:family="paragraph" style:parent-style-name="Standard">
      <style:text-properties fo:color="#ff0000" loext:opacity="100%" style:font-name="Libre Franklin" fo:font-size="10.5pt" fo:language="es" fo:country="ES" fo:font-weight="normal" officeooo:paragraph-rsid="0090ac22" style:font-size-asian="10.5pt" style:font-weight-asian="normal" style:font-size-complex="10.5pt" style:font-weight-complex="normal"/>
    </style:style>
    <style:style style:name="P202" style:family="paragraph" style:parent-style-name="Standard">
      <style:text-properties fo:color="#ff0000" loext:opacity="100%" style:font-name="Libre Franklin" fo:font-size="10.5pt" fo:language="es" fo:country="ES" fo:font-weight="normal" officeooo:paragraph-rsid="011bdad8" style:font-size-asian="10.5pt" style:font-weight-asian="normal" style:font-size-complex="10.5pt" style:font-weight-complex="normal"/>
    </style:style>
    <style:style style:name="P203" style:family="paragraph" style:parent-style-name="Standard">
      <style:text-properties fo:color="#ff0000" loext:opacity="100%" style:font-name="Libre Franklin" fo:font-size="10.5pt" fo:language="es" fo:country="ES" fo:font-weight="normal" officeooo:paragraph-rsid="01526513" style:font-size-asian="10.5pt" style:font-weight-asian="normal" style:font-size-complex="10.5pt" style:font-weight-complex="normal"/>
    </style:style>
    <style:style style:name="P204" style:family="paragraph" style:parent-style-name="Standard">
      <style:text-properties fo:color="#ff0000" loext:opacity="100%" style:font-name="Libre Franklin" fo:font-size="10.5pt" fo:language="es" fo:country="ES" fo:font-weight="normal" officeooo:paragraph-rsid="01526b73" style:font-size-asian="10.5pt" style:font-weight-asian="normal" style:font-size-complex="10.5pt" style:font-weight-complex="normal"/>
    </style:style>
    <style:style style:name="P205" style:family="paragraph" style:parent-style-name="Standard">
      <style:text-properties fo:color="#ff0000" loext:opacity="100%" style:font-name="Libre Franklin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206" style:family="paragraph" style:parent-style-name="Standard">
      <style:text-properties fo:color="#ff0000" loext:opacity="100%" style:font-name="Libre Franklin" fo:font-size="12pt" fo:language="es" fo:country="ES" officeooo:paragraph-rsid="00e4a515" style:font-size-asian="12pt" style:font-size-complex="12pt"/>
    </style:style>
    <style:style style:name="P207" style:family="paragraph" style:parent-style-name="Standard">
      <style:text-properties fo:color="#ff0000" loext:opacity="100%" style:font-name="Libre Franklin" fo:font-size="12pt" fo:language="es" fo:country="ES" fo:font-style="normal" officeooo:rsid="001b2359" officeooo:paragraph-rsid="0130d7a6" style:font-size-asian="10.5pt" style:font-style-asian="normal" style:font-size-complex="12pt" style:font-style-complex="normal"/>
    </style:style>
    <style:style style:name="P208" style:family="paragraph" style:parent-style-name="Standard">
      <style:text-properties fo:color="#ff0000" loext:opacity="100%" style:font-name="Libre Franklin" fo:font-size="11pt" fo:language="es" fo:country="ES" fo:font-weight="normal" officeooo:paragraph-rsid="008e26ca" style:font-size-asian="11pt" style:font-weight-asian="normal" style:font-size-complex="11pt" style:font-weight-complex="normal"/>
    </style:style>
    <style:style style:name="P209" style:family="paragraph" style:parent-style-name="Standard">
      <style:text-properties fo:color="#ff0000" loext:opacity="100%" style:font-name="Libre Franklin" fo:font-size="11pt" fo:language="es" fo:country="ES" fo:font-weight="normal" style:font-size-asian="11pt" style:font-weight-asian="normal" style:font-size-complex="11pt" style:font-weight-complex="normal"/>
    </style:style>
    <style:style style:name="P210" style:family="paragraph" style:parent-style-name="Standard">
      <style:text-properties fo:color="#ff0000" loext:opacity="100%" style:font-name="Libre Franklin" fo:font-size="11pt" fo:language="es" fo:country="ES" fo:font-weight="normal" officeooo:paragraph-rsid="008eb55a" style:font-size-asian="11pt" style:font-weight-asian="normal" style:font-size-complex="11pt" style:font-weight-complex="normal"/>
    </style:style>
    <style:style style:name="P211" style:family="paragraph" style:parent-style-name="Standard">
      <style:text-properties fo:color="#ff0000" loext:opacity="100%" style:font-name="Libre Franklin" fo:font-size="11pt" fo:language="es" fo:country="ES" fo:font-weight="normal" officeooo:paragraph-rsid="0119fdb8" style:font-size-asian="11pt" style:font-weight-asian="normal" style:font-size-complex="11pt" style:font-weight-complex="normal"/>
    </style:style>
    <style:style style:name="P212" style:family="paragraph" style:parent-style-name="Standard">
      <style:text-properties fo:color="#ff0000" loext:opacity="100%" style:font-name="Libre Franklin" fo:font-size="11pt" fo:language="es" fo:country="ES" fo:font-weight="normal" officeooo:paragraph-rsid="00915de8" style:font-size-asian="11pt" style:font-weight-asian="normal" style:font-size-complex="11pt" style:font-weight-complex="normal"/>
    </style:style>
    <style:style style:name="P213" style:family="paragraph" style:parent-style-name="Standard">
      <style:text-properties fo:color="#ff0000" loext:opacity="100%" style:font-name="Libre Franklin" fo:font-size="11pt" fo:language="es" fo:country="ES" fo:font-weight="normal" officeooo:paragraph-rsid="011bdad8" style:font-size-asian="11pt" style:font-weight-asian="normal" style:font-size-complex="11pt" style:font-weight-complex="normal"/>
    </style:style>
    <style:style style:name="P214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e13195" style:font-size-asian="11pt" style:font-weight-asian="normal" style:font-size-complex="11pt" style:font-weight-complex="normal"/>
    </style:style>
    <style:style style:name="P215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facdda" style:font-size-asian="11pt" style:font-weight-asian="normal" style:font-size-complex="11pt" style:font-weight-complex="normal"/>
    </style:style>
    <style:style style:name="P216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1c93ed" style:font-size-asian="11pt" style:font-weight-asian="normal" style:font-size-complex="11pt" style:font-weight-complex="normal"/>
    </style:style>
    <style:style style:name="P217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1d5909" style:font-size-asian="11pt" style:font-weight-asian="normal" style:font-size-complex="11pt" style:font-weight-complex="normal"/>
    </style:style>
    <style:style style:name="P218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b0f27f" style:font-size-asian="11pt" style:font-weight-asian="normal" style:font-size-complex="11pt" style:font-weight-complex="normal"/>
    </style:style>
    <style:style style:name="P219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b2cd0a" style:font-size-asian="11pt" style:font-weight-asian="normal" style:font-size-complex="11pt" style:font-weight-complex="normal"/>
    </style:style>
    <style:style style:name="P220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205322" style:font-size-asian="11pt" style:font-weight-asian="normal" style:font-size-complex="11pt" style:font-weight-complex="normal"/>
    </style:style>
    <style:style style:name="P221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205dc8" style:font-size-asian="11pt" style:font-weight-asian="normal" style:font-size-complex="11pt" style:font-weight-complex="normal"/>
    </style:style>
    <style:style style:name="P222" style:family="paragraph" style:parent-style-name="Standard">
      <style:text-properties fo:color="#ff0000" loext:opacity="100%" style:font-name="Libre Franklin" fo:font-size="11pt" fo:language="es" fo:country="ES" fo:font-weight="normal" officeooo:paragraph-rsid="01526513" style:font-size-asian="11pt" style:font-weight-asian="normal" style:font-size-complex="11pt" style:font-weight-complex="normal"/>
    </style:style>
    <style:style style:name="P223" style:family="paragraph" style:parent-style-name="Standard">
      <style:text-properties fo:color="#ff0000" loext:opacity="100%" style:font-name="Libre Franklin" fo:font-size="11pt" fo:language="es" fo:country="ES" fo:font-weight="normal" officeooo:paragraph-rsid="01526b73" style:font-size-asian="11pt" style:font-weight-asian="normal" style:font-size-complex="11pt" style:font-weight-complex="normal"/>
    </style:style>
    <style:style style:name="P224" style:family="paragraph" style:parent-style-name="Standard">
      <style:text-properties fo:color="#ff0000" loext:opacity="100%" style:font-name="Libre Franklin" fo:font-size="11pt" fo:language="es" fo:country="ES" fo:font-style="normal" fo:font-weight="normal" officeooo:rsid="00b0f27f" officeooo:paragraph-rsid="00e13195" style:font-size-asian="11pt" style:font-style-asian="normal" style:font-weight-asian="normal" style:font-size-complex="11pt" style:font-style-complex="normal" style:font-weight-complex="normal"/>
    </style:style>
    <style:style style:name="P225" style:family="paragraph" style:parent-style-name="Standard">
      <style:text-properties fo:color="#ff0000" loext:opacity="100%" style:font-name="Libre Franklin" fo:font-size="11pt" fo:language="es" fo:country="ES" fo:font-style="normal" fo:font-weight="normal" officeooo:rsid="00b0f27f" officeooo:paragraph-rsid="00facdda" style:font-size-asian="11pt" style:font-style-asian="normal" style:font-weight-asian="normal" style:font-size-complex="11pt" style:font-style-complex="normal" style:font-weight-complex="normal"/>
    </style:style>
    <style:style style:name="P226" style:family="paragraph" style:parent-style-name="Standard">
      <style:text-properties fo:color="#ff0000" loext:opacity="100%" style:font-name="Libre Franklin" fo:font-size="11pt" fo:language="es" fo:country="ES" fo:font-style="normal" officeooo:rsid="00199ac8" officeooo:paragraph-rsid="00f7ed93" style:font-size-asian="11pt" style:font-style-asian="normal" style:font-size-complex="11pt" style:font-style-complex="normal"/>
    </style:style>
    <style:style style:name="P227" style:family="paragraph" style:parent-style-name="Standard">
      <style:text-properties fo:color="#ff0000" loext:opacity="100%" style:font-name="Libre Franklin" fo:font-size="11pt" fo:language="es" fo:country="ES" fo:font-style="normal" officeooo:rsid="00199ac8" officeooo:paragraph-rsid="00fe1b5d" style:font-size-asian="11pt" style:font-style-asian="normal" style:font-size-complex="11pt" style:font-style-complex="normal"/>
    </style:style>
    <style:style style:name="P228" style:family="paragraph" style:parent-style-name="Standard">
      <style:text-properties fo:color="#ff0000" loext:opacity="100%" style:font-name="Libre Franklin" fo:font-size="11pt" fo:language="es" fo:country="ES" fo:font-style="normal" officeooo:rsid="00199ac8" officeooo:paragraph-rsid="0130d7a6" style:font-size-asian="11pt" style:font-style-asian="normal" style:font-size-complex="11pt" style:font-style-complex="normal"/>
    </style:style>
    <style:style style:name="P229" style:family="paragraph" style:parent-style-name="Standard">
      <style:text-properties fo:color="#ff0000" loext:opacity="100%" style:font-name="Libre Franklin" fo:font-size="11pt" fo:language="es" fo:country="ES" fo:font-style="normal" officeooo:rsid="00199ac8" officeooo:paragraph-rsid="0131aff9" style:font-size-asian="11pt" style:font-style-asian="normal" style:font-size-complex="11pt" style:font-style-complex="normal"/>
    </style:style>
    <style:style style:name="P230" style:family="paragraph" style:parent-style-name="Standard">
      <style:text-properties fo:color="#ff0000" loext:opacity="100%" style:font-name="Libre Franklin" fo:font-size="11pt" fo:language="es" fo:country="ES" fo:font-style="normal" officeooo:rsid="001b2359" officeooo:paragraph-rsid="00f7ed93" style:font-size-asian="11pt" style:font-style-asian="normal" style:font-size-complex="11pt" style:font-style-complex="normal"/>
    </style:style>
    <style:style style:name="P231" style:family="paragraph" style:parent-style-name="Standard">
      <style:text-properties fo:color="#ff0000" loext:opacity="100%" style:font-name="Libre Franklin" fo:font-size="11pt" fo:language="es" fo:country="ES" fo:font-style="normal" officeooo:rsid="0048205f" officeooo:paragraph-rsid="00f7ed93" style:font-size-asian="11pt" style:font-style-asian="normal" style:font-size-complex="11pt" style:font-style-complex="normal"/>
    </style:style>
    <style:style style:name="P232" style:family="paragraph" style:parent-style-name="Standard">
      <style:text-properties fo:color="#ff0000" loext:opacity="100%" style:font-name="Libre Franklin" fo:font-size="11pt" fo:language="es" fo:country="ES" fo:font-style="normal" officeooo:rsid="001e6150" officeooo:paragraph-rsid="00f7ed93" style:font-size-asian="11pt" style:font-style-asian="normal" style:font-size-complex="11pt" style:font-style-complex="normal"/>
    </style:style>
    <style:style style:name="P233" style:family="paragraph" style:parent-style-name="Standard">
      <style:text-properties fo:color="#ff0000" loext:opacity="100%" style:font-name="Libre Franklin" fo:font-size="11pt" fo:language="es" fo:country="ES" officeooo:paragraph-rsid="00e4a515" style:font-size-asian="11pt" style:font-size-complex="11pt"/>
    </style:style>
    <style:style style:name="P234" style:family="paragraph" style:parent-style-name="Standard">
      <style:text-properties fo:color="#ff0000" loext:opacity="100%" style:font-name="Libre Franklin" fo:font-size="11pt" fo:language="es" fo:country="ES" officeooo:paragraph-rsid="00e13195" style:font-size-asian="11pt" style:font-size-complex="11pt"/>
    </style:style>
    <style:style style:name="P235" style:family="paragraph" style:parent-style-name="Standard">
      <style:text-properties fo:color="#ff0000" loext:opacity="100%" style:font-name="Libre Franklin" fo:font-size="11pt" fo:language="es" fo:country="ES" officeooo:paragraph-rsid="01344015" style:font-size-asian="11pt" style:font-size-complex="11pt"/>
    </style:style>
    <style:style style:name="P236" style:family="paragraph" style:parent-style-name="Standard">
      <style:text-properties fo:color="#ff0000" loext:opacity="100%" style:font-name="Libre Franklin" fo:font-size="11pt" fo:language="es" fo:country="ES" officeooo:paragraph-rsid="01360cb8" style:font-size-asian="11pt" style:font-size-complex="11pt"/>
    </style:style>
    <style:style style:name="P237" style:family="paragraph" style:parent-style-name="Standard">
      <style:paragraph-properties fo:text-align="center" style:justify-single-word="false"/>
      <style:text-properties fo:color="#ff0000" loext:opacity="100%" style:font-name="Libre Franklin SemiBold" fo:language="es" fo:country="ES" fo:font-weight="normal" style:font-weight-asian="normal" style:font-weight-complex="normal"/>
    </style:style>
    <style:style style:name="P238" style:family="paragraph" style:parent-style-name="Standard">
      <style:paragraph-properties fo:text-align="center" style:justify-single-word="false"/>
      <style:text-properties fo:color="#ff0000" loext:opacity="100%" style:font-name="Libre Franklin SemiBold" fo:language="es" fo:country="ES" fo:font-weight="normal" officeooo:rsid="01526513" officeooo:paragraph-rsid="01526513" style:font-weight-asian="normal" style:font-weight-complex="normal"/>
    </style:style>
    <style:style style:name="P239" style:family="paragraph" style:parent-style-name="Standard">
      <style:paragraph-properties fo:text-align="center" style:justify-single-word="false"/>
      <style:text-properties fo:color="#ff0000" loext:opacity="100%" style:font-name="Libre Franklin SemiBold" fo:font-size="12pt" fo:language="es" fo:country="ES" fo:font-style="normal" fo:font-weight="normal" officeooo:rsid="00187abd" officeooo:paragraph-rsid="00f7ed93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e13195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acd2c3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language="es" fo:country="ES" fo:font-weight="normal" officeooo:paragraph-rsid="00e13195" style:font-weight-asian="normal"/>
    </style:style>
    <style:style style:name="P244" style:family="paragraph" style:parent-style-name="Standard">
      <style:text-properties fo:text-transform="uppercase" style:use-window-font-color="true" loext:opacity="0%" style:font-name="Libre Franklin" fo:font-size="12pt" fo:language="es" fo:country="ES" fo:font-weight="normal" officeooo:rsid="001c7ad5" officeooo:paragraph-rsid="00e13195" style:font-size-asian="12pt" style:font-weight-asian="normal" style:font-size-complex="12pt" style:font-weight-complex="normal"/>
    </style:style>
    <style:style style:name="P245" style:family="paragraph" style:parent-style-name="Standard">
      <style:text-properties fo:text-transform="uppercase" style:use-window-font-color="true" loext:opacity="0%" style:font-name="Libre Franklin" fo:font-size="12pt" fo:language="es" fo:country="ES" fo:font-weight="normal" officeooo:rsid="00ad630e" officeooo:paragraph-rsid="00b2cd0a" style:font-size-asian="12pt" style:font-weight-asian="normal" style:font-size-complex="12pt" style:font-weight-complex="normal"/>
    </style:style>
    <style:style style:name="P246" style:family="paragraph" style:parent-style-name="Standard">
      <style:text-properties fo:text-transform="uppercase" style:use-window-font-color="true" loext:opacity="0%" style:font-name="Libre Franklin" fo:font-size="12pt" fo:language="es" fo:country="ES" fo:font-weight="normal" officeooo:rsid="00ad630e" officeooo:paragraph-rsid="011c93ed" style:font-size-asian="10.5pt" style:font-weight-asian="normal" style:font-size-complex="12pt" style:font-weight-complex="normal"/>
    </style:style>
    <style:style style:name="P247" style:family="paragraph" style:parent-style-name="Standard">
      <style:text-properties fo:text-transform="uppercase" style:use-window-font-color="true" loext:opacity="0%" style:font-name="Libre Franklin" fo:font-size="12pt" fo:letter-spacing="normal" fo:language="es" fo:country="ES" fo:font-style="normal" fo:font-weight="normal" officeooo:rsid="00b0f27f" officeooo:paragraph-rsid="010e3ce3" style:font-size-asian="12pt" style:font-weight-asian="normal" style:font-size-complex="12pt" style:font-weight-complex="normal"/>
    </style:style>
    <style:style style:name="P248" style:family="paragraph" style:parent-style-name="Standard">
      <style:text-properties fo:text-transform="uppercase" style:use-window-font-color="true" loext:opacity="0%" style:font-name="Libre Franklin" fo:font-size="12pt" fo:letter-spacing="normal" fo:language="es" fo:country="ES" fo:font-style="normal" fo:font-weight="normal" officeooo:rsid="00b0f27f" officeooo:paragraph-rsid="00c9b681" style:font-size-asian="12pt" style:font-weight-asian="normal" style:font-size-complex="12pt" style:font-weight-complex="normal"/>
    </style:style>
    <style:style style:name="P249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250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b0f27f" officeooo:paragraph-rsid="010e3ce3" style:font-size-asian="12pt" style:font-weight-asian="normal" style:font-size-complex="12pt" style:font-weight-complex="normal"/>
    </style:style>
    <style:style style:name="P251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10e3ce3" style:font-size-asian="12pt" style:font-weight-asian="normal" style:font-size-complex="12pt" style:font-weight-complex="normal"/>
    </style:style>
    <style:style style:name="P252" style:family="paragraph" style:parent-style-name="Standard">
      <style:text-properties fo:text-transform="uppercase" style:font-name="Libre Franklin" fo:language="es" fo:country="ES" fo:font-weight="normal" officeooo:paragraph-rsid="00915de8" style:font-weight-asian="normal" style:font-weight-complex="normal"/>
    </style:style>
    <style:style style:name="P253" style:family="paragraph" style:parent-style-name="Standard">
      <style:text-properties fo:text-transform="uppercase" style:font-name="Libre Franklin" fo:language="es" fo:country="ES" fo:font-weight="normal" officeooo:paragraph-rsid="00e13195" style:font-weight-asian="normal"/>
    </style:style>
    <style:style style:name="P254" style:family="paragraph" style:parent-style-name="Standard">
      <style:text-properties fo:text-transform="uppercase" style:font-name="Libre Franklin" fo:language="es" fo:country="ES" fo:font-weight="normal" officeooo:paragraph-rsid="01360cb8" style:font-weight-asian="normal"/>
    </style:style>
    <style:style style:name="P255" style:family="paragraph" style:parent-style-name="Standard">
      <style:text-properties fo:text-transform="uppercase" style:font-name="Libre Franklin" fo:font-size="12pt" fo:language="es" fo:country="ES" fo:font-weight="normal" officeooo:paragraph-rsid="00e13195" style:font-size-asian="10.5pt" style:font-weight-asian="normal" style:font-size-complex="12pt"/>
    </style:style>
    <style:style style:name="P256" style:family="paragraph" style:parent-style-name="Standard">
      <style:text-properties fo:text-transform="uppercase" style:font-name="Libre Franklin" fo:font-size="12pt" fo:language="es" fo:country="ES" fo:font-weight="normal" officeooo:paragraph-rsid="01360cb8" style:font-size-asian="10.5pt" style:font-weight-asian="normal" style:font-size-complex="12pt"/>
    </style:style>
    <style:style style:name="P257" style:family="paragraph" style:parent-style-name="Standard">
      <style:text-properties fo:text-transform="uppercase" style:font-name="Libre Franklin SemiBold" fo:language="es" fo:country="ES" fo:font-weight="normal" officeooo:paragraph-rsid="00e13195" style:font-weight-asian="normal"/>
    </style:style>
    <style:style style:name="P258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" fo:font-size="10pt" fo:language="es" fo:country="ES" fo:font-weight="normal" officeooo:rsid="00b63a02" officeooo:paragraph-rsid="00b63a02" style:font-size-asian="10pt" style:font-weight-asian="normal" style:font-size-complex="10pt" style:font-weight-complex="normal"/>
    </style:style>
    <style:style style:name="P259" style:family="paragraph" style:parent-style-name="Standard">
      <style:text-properties fo:color="#808080" loext:opacity="100%" style:font-name="Libre Franklin SemiBold" fo:font-size="10pt" fo:language="es" fo:country="ES" fo:font-style="normal" officeooo:rsid="004a2d5b" officeooo:paragraph-rsid="00f7ed93" style:font-size-asian="10pt" style:font-style-asian="normal" style:font-size-complex="10pt" style:font-style-complex="normal"/>
    </style:style>
    <style:style style:name="P260" style:family="paragraph" style:parent-style-name="Standard">
      <style:text-properties fo:color="#808080" loext:opacity="100%" style:font-name="Libre Franklin SemiBold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61" style:family="paragraph" style:parent-style-name="Standard">
      <style:text-properties style:font-name="Liberation Mono" fo:language="es" fo:country="ES" fo:font-weight="bold" style:font-weight-asian="bold" style:font-weight-complex="bold"/>
    </style:style>
    <style:style style:name="P262" style:family="paragraph" style:parent-style-name="Standard">
      <style:text-properties style:font-name="Liberation Mono" fo:language="es" fo:country="ES" fo:font-weight="normal" style:font-weight-asian="normal" style:font-weight-complex="normal"/>
    </style:style>
    <style:style style:name="P263" style:family="paragraph" style:parent-style-name="Standard">
      <style:text-properties style:font-name="Libre Franklin" fo:language="es" fo:country="ES" fo:font-weight="normal" style:font-weight-asian="normal" style:font-weight-complex="normal"/>
    </style:style>
    <style:style style:name="P264" style:family="paragraph" style:parent-style-name="Standard">
      <style:text-properties style:font-name="Libre Franklin" fo:language="es" fo:country="ES" fo:font-weight="normal" officeooo:paragraph-rsid="008e26ca" style:font-weight-asian="normal" style:font-weight-complex="normal"/>
    </style:style>
    <style:style style:name="P265" style:family="paragraph" style:parent-style-name="Standard">
      <style:text-properties style:font-name="Libre Franklin" fo:language="es" fo:country="ES" fo:font-weight="normal" officeooo:paragraph-rsid="008f9b4b" style:font-weight-asian="normal" style:font-weight-complex="normal"/>
    </style:style>
    <style:style style:name="P266" style:family="paragraph" style:parent-style-name="Standard">
      <style:text-properties style:font-name="Libre Franklin" fo:language="es" fo:country="ES" fo:font-weight="normal" officeooo:paragraph-rsid="0090ac22" style:font-weight-asian="normal" style:font-weight-complex="normal"/>
    </style:style>
    <style:style style:name="P267" style:family="paragraph" style:parent-style-name="Standard">
      <style:text-properties style:font-name="Libre Franklin" fo:language="es" fo:country="ES" fo:font-weight="normal" officeooo:paragraph-rsid="00915de8" style:font-weight-asian="normal" style:font-weight-complex="normal"/>
    </style:style>
    <style:style style:name="P268" style:family="paragraph" style:parent-style-name="Standard">
      <style:text-properties style:font-name="Libre Franklin" fo:language="es" fo:country="ES" fo:font-weight="normal" officeooo:paragraph-rsid="01181a21" style:font-weight-asian="normal" style:font-weight-complex="normal"/>
    </style:style>
    <style:style style:name="P269" style:family="paragraph" style:parent-style-name="Standard">
      <style:text-properties style:font-name="Libre Franklin" fo:language="es" fo:country="ES" fo:font-weight="normal" officeooo:paragraph-rsid="0119fdb8" style:font-weight-asian="normal" style:font-weight-complex="normal"/>
    </style:style>
    <style:style style:name="P270" style:family="paragraph" style:parent-style-name="Standard">
      <style:text-properties style:font-name="Libre Franklin" fo:language="es" fo:country="ES" fo:font-weight="normal" officeooo:paragraph-rsid="011bdad8" style:font-weight-asian="normal" style:font-weight-complex="normal"/>
    </style:style>
    <style:style style:name="P271" style:family="paragraph" style:parent-style-name="Standard">
      <style:text-properties style:font-name="Libre Franklin" fo:language="es" fo:country="ES" fo:font-weight="normal" officeooo:paragraph-rsid="01526513" style:font-weight-asian="normal" style:font-weight-complex="normal"/>
    </style:style>
    <style:style style:name="P272" style:family="paragraph" style:parent-style-name="Standard">
      <style:text-properties style:font-name="Libre Franklin" fo:language="es" fo:country="ES" fo:font-weight="normal" officeooo:paragraph-rsid="01526b73" style:font-weight-asian="normal" style:font-weight-complex="normal"/>
    </style:style>
    <style:style style:name="P273" style:family="paragraph" style:parent-style-name="Standard">
      <style:text-properties style:font-name="Libre Franklin" fo:language="es" fo:country="ES"/>
    </style:style>
    <style:style style:name="P274" style:family="paragraph" style:parent-style-name="Standard">
      <style:text-properties style:font-name="Libre Franklin" fo:language="es" fo:country="ES" officeooo:paragraph-rsid="00f7ed93"/>
    </style:style>
    <style:style style:name="P275" style:family="paragraph" style:parent-style-name="Standard">
      <style:text-properties style:font-name="Libre Franklin" fo:language="es" fo:country="ES" officeooo:paragraph-rsid="00fe1b5d"/>
    </style:style>
    <style:style style:name="P276" style:family="paragraph" style:parent-style-name="Standard">
      <style:text-properties style:font-name="Libre Franklin" fo:language="es" fo:country="ES" officeooo:paragraph-rsid="00e4a515"/>
    </style:style>
    <style:style style:name="P277" style:family="paragraph" style:parent-style-name="Standard">
      <style:text-properties style:font-name="Libre Franklin" fo:language="es" fo:country="ES" officeooo:paragraph-rsid="00e13195"/>
    </style:style>
    <style:style style:name="P278" style:family="paragraph" style:parent-style-name="Standard">
      <style:text-properties style:font-name="Libre Franklin" fo:language="es" fo:country="ES" officeooo:paragraph-rsid="01344015"/>
    </style:style>
    <style:style style:name="P279" style:family="paragraph" style:parent-style-name="Standard">
      <style:text-properties style:font-name="Libre Franklin" fo:language="es" fo:country="ES" officeooo:paragraph-rsid="01360cb8"/>
    </style:style>
    <style:style style:name="P280" style:family="paragraph" style:parent-style-name="Standard">
      <style:text-properties style:font-name="Libre Franklin" fo:font-size="12pt" fo:language="es" fo:country="ES" fo:font-weight="normal" style:font-size-asian="12pt" style:font-weight-asian="normal" style:font-size-complex="12pt" style:font-weight-complex="normal"/>
    </style:style>
    <style:style style:name="P281" style:family="paragraph" style:parent-style-name="Standard">
      <style:text-properties style:font-name="Libre Franklin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282" style:family="paragraph" style:parent-style-name="Standard">
      <style:text-properties style:font-name="Libre Franklin" fo:font-size="12pt" fo:language="es" fo:country="ES" fo:font-style="normal" officeooo:paragraph-rsid="00fe1b5d" style:font-size-asian="12pt" style:font-style-asian="normal" style:font-size-complex="12pt" style:font-style-complex="normal"/>
    </style:style>
    <style:style style:name="P283" style:family="paragraph" style:parent-style-name="Standard">
      <style:text-properties style:font-name="Libre Franklin" fo:font-size="12pt" fo:language="es" fo:country="ES" fo:font-style="normal" officeooo:paragraph-rsid="0130d7a6" style:font-size-asian="12pt" style:font-style-asian="normal" style:font-size-complex="12pt" style:font-style-complex="normal"/>
    </style:style>
    <style:style style:name="P284" style:family="paragraph" style:parent-style-name="Standard">
      <style:text-properties style:font-name="Libre Franklin" fo:font-size="12pt" fo:language="es" fo:country="ES" fo:font-style="normal" officeooo:rsid="00199ac8" officeooo:paragraph-rsid="0130d7a6" style:font-size-asian="10.5pt" style:font-style-asian="normal" style:font-size-complex="12pt" style:font-style-complex="normal"/>
    </style:style>
    <style:style style:name="P285" style:family="paragraph" style:parent-style-name="Standard">
      <style:text-properties style:font-name="Libre Franklin" fo:font-size="12pt" fo:language="es" fo:country="ES" fo:font-style="normal" officeooo:paragraph-rsid="00f7ed93" style:font-size-asian="10.5pt" style:font-style-asian="normal" style:font-size-complex="12pt" style:font-style-complex="normal"/>
    </style:style>
    <style:style style:name="P286" style:family="paragraph" style:parent-style-name="Standard">
      <style:paragraph-properties fo:text-align="center" style:justify-single-word="false"/>
      <style:text-properties style:font-name="Libre Franklin" fo:font-size="12pt" fo:language="es" fo:country="ES" officeooo:paragraph-rsid="00e13195" style:font-size-asian="10.5pt" style:font-size-complex="12pt"/>
    </style:style>
    <style:style style:name="P287" style:family="paragraph" style:parent-style-name="Standard">
      <style:paragraph-properties fo:text-align="start" style:justify-single-word="false"/>
      <style:text-properties style:font-name="Libre Franklin" fo:font-size="12pt" fo:language="es" fo:country="ES" officeooo:paragraph-rsid="00e13195" style:font-size-asian="10.5pt" style:font-size-complex="12pt"/>
    </style:style>
    <style:style style:name="P288" style:family="paragraph" style:parent-style-name="Standard">
      <style:text-properties style:font-name="Libre Franklin" fo:font-size="12pt" fo:language="es" fo:country="ES" officeooo:paragraph-rsid="00e13195" style:font-size-asian="10.5pt" style:font-size-complex="12pt"/>
    </style:style>
    <style:style style:name="P289" style:family="paragraph" style:parent-style-name="Standard">
      <style:text-properties style:font-name="Libre Franklin" fo:font-size="12pt" fo:language="es" fo:country="ES" style:text-underline-style="none" officeooo:paragraph-rsid="00e13195" style:font-size-asian="10.5pt" style:font-size-complex="12pt"/>
    </style:style>
    <style:style style:name="P290" style:family="paragraph" style:parent-style-name="Standard">
      <style:text-properties style:font-name="Libre Franklin" fo:font-size="12pt" fo:language="es" fo:country="ES" style:text-underline-style="none" officeooo:paragraph-rsid="01360cb8" style:font-size-asian="10.5pt" style:font-size-complex="12pt"/>
    </style:style>
    <style:style style:name="P291" style:family="paragraph" style:parent-style-name="Standard">
      <style:text-properties style:font-name="Libre Franklin" fo:font-size="12pt" fo:language="es" fo:country="ES" officeooo:paragraph-rsid="00f7ed93" style:font-size-asian="12pt" style:font-size-complex="12pt"/>
    </style:style>
    <style:style style:name="P292" style:family="paragraph" style:parent-style-name="Standard">
      <style:text-properties style:font-name="Libre Franklin" fo:font-size="11pt" fo:language="es" fo:country="ES" fo:font-weight="normal" officeooo:paragraph-rsid="0090ac22" style:font-size-asian="11pt" style:font-weight-asian="normal" style:font-size-complex="11pt" style:font-weight-complex="normal"/>
    </style:style>
    <style:style style:name="P293" style:family="paragraph" style:parent-style-name="Standard">
      <style:text-properties style:font-name="Libre Franklin" fo:font-size="11pt" fo:language="es" fo:country="ES" fo:font-weight="normal" style:font-size-asian="11pt" style:font-weight-asian="normal" style:font-size-complex="11pt" style:font-weight-complex="normal"/>
    </style:style>
    <style:style style:name="P294" style:family="paragraph" style:parent-style-name="Standard">
      <style:text-properties style:font-name="Libre Franklin" fo:font-size="11pt" fo:language="es" fo:country="ES" fo:font-weight="normal" officeooo:paragraph-rsid="01526513" style:font-size-asian="11pt" style:font-weight-asian="normal" style:font-size-complex="11pt" style:font-weight-complex="normal"/>
    </style:style>
    <style:style style:name="P295" style:family="paragraph" style:parent-style-name="Standard">
      <style:text-properties style:font-name="Libre Franklin" fo:font-size="11pt" fo:language="es" fo:country="ES" fo:font-weight="normal" officeooo:paragraph-rsid="01526b73" style:font-size-asian="11pt" style:font-weight-asian="normal" style:font-size-complex="11pt" style:font-weight-complex="normal"/>
    </style:style>
    <style:style style:name="P296" style:family="paragraph" style:parent-style-name="Standard">
      <style:text-properties style:font-name="Libre Franklin" fo:font-size="11pt" fo:language="es" fo:country="ES" fo:font-style="normal" officeooo:rsid="0047a2eb" officeooo:paragraph-rsid="00f7ed93" style:font-size-asian="11pt" style:font-style-asian="normal" style:font-size-complex="11pt" style:font-style-complex="normal"/>
    </style:style>
    <style:style style:name="P297" style:family="paragraph" style:parent-style-name="Standard">
      <style:text-properties style:font-name="Libre Franklin" fo:font-size="11pt" fo:language="es" fo:country="ES" fo:font-style="normal" officeooo:paragraph-rsid="00f7ed93" style:font-size-asian="11pt" style:font-style-asian="normal" style:font-size-complex="11pt" style:font-style-complex="normal"/>
    </style:style>
    <style:style style:name="P298" style:family="paragraph" style:parent-style-name="Standard">
      <style:text-properties style:font-name="Libre Franklin" fo:font-size="11pt" fo:language="es" fo:country="ES" officeooo:paragraph-rsid="00f7ed93" style:font-size-asian="11pt" style:font-size-complex="11pt"/>
    </style:style>
    <style:style style:name="P299" style:family="paragraph" style:parent-style-name="Standard">
      <style:text-properties style:font-name="Libre Franklin" fo:font-size="11pt" fo:language="es" fo:country="ES" officeooo:paragraph-rsid="00fe1b5d" style:font-size-asian="11pt" style:font-size-complex="11pt"/>
    </style:style>
    <style:style style:name="P300" style:family="paragraph" style:parent-style-name="Standard">
      <style:text-properties style:font-name="Libre Franklin" fo:font-size="11pt" fo:language="es" fo:country="ES" officeooo:paragraph-rsid="0130d7a6" style:font-size-asian="11pt" style:font-size-complex="11pt"/>
    </style:style>
    <style:style style:name="P301" style:family="paragraph" style:parent-style-name="Standard">
      <style:text-properties style:font-name="Libre Franklin" fo:font-size="11pt" fo:language="es" fo:country="ES" officeooo:paragraph-rsid="00e13195" style:font-size-asian="11pt" style:font-size-complex="11pt"/>
    </style:style>
    <style:style style:name="P302" style:family="paragraph" style:parent-style-name="Standard">
      <style:text-properties style:font-name="Libre Franklin" fo:font-size="11pt" fo:language="es" fo:country="ES" officeooo:paragraph-rsid="01064fdc" style:font-size-asian="11pt" style:font-size-complex="11pt"/>
    </style:style>
    <style:style style:name="P303" style:family="paragraph" style:parent-style-name="Standard">
      <style:text-properties style:font-name="Libre Franklin" fo:font-weight="normal" officeooo:paragraph-rsid="01526513" style:font-weight-asian="normal" style:font-weight-complex="normal"/>
    </style:style>
    <style:style style:name="P304" style:family="paragraph" style:parent-style-name="Standard">
      <style:text-properties style:font-name="Libre Franklin" fo:font-weight="normal" officeooo:paragraph-rsid="01526b73" style:font-weight-asian="normal" style:font-weight-complex="normal"/>
    </style:style>
    <style:style style:name="P305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style:font-size-asian="10pt" style:font-weight-asian="normal" style:font-size-complex="10pt" style:font-weight-complex="normal"/>
    </style:style>
    <style:style style:name="P306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officeooo:paragraph-rsid="01526513" style:font-size-asian="10pt" style:font-weight-asian="normal" style:font-size-complex="10pt" style:font-weight-complex="normal"/>
    </style:style>
    <style:style style:name="P307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officeooo:rsid="00acd2c3" officeooo:paragraph-rsid="00acd2c3" style:font-size-asian="10pt" style:font-weight-asian="normal" style:font-size-complex="10pt" style:font-weight-complex="normal"/>
    </style:style>
    <style:style style:name="P308" style:family="paragraph" style:parent-style-name="Standard">
      <style:text-properties style:font-name="Libre Franklin SemiBold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309" style:family="paragraph" style:parent-style-name="Standard">
      <style:text-properties style:font-name="Libre Franklin SemiBold" fo:language="es" fo:country="ES" fo:font-weight="normal" officeooo:paragraph-rsid="008eb55a" style:font-weight-asian="normal" style:font-weight-complex="normal"/>
    </style:style>
    <style:style style:name="P310" style:family="paragraph" style:parent-style-name="Standard">
      <style:text-properties style:font-name="Libre Franklin SemiBold" fo:language="es" fo:country="ES" officeooo:paragraph-rsid="00fe1b5d"/>
    </style:style>
    <style:style style:name="P311" style:family="paragraph" style:parent-style-name="Standard">
      <style:text-properties style:font-name="Libre Franklin SemiBold" fo:font-size="12pt" fo:language="es" fo:country="ES" fo:font-style="normal" officeooo:rsid="0021014f" officeooo:paragraph-rsid="00fe1b5d" style:font-size-asian="12pt" style:font-style-asian="normal" style:font-size-complex="12pt" style:font-style-complex="normal"/>
    </style:style>
    <style:style style:name="P312" style:family="paragraph" style:parent-style-name="Standard">
      <style:text-properties fo:font-weight="normal" officeooo:paragraph-rsid="01526513"/>
    </style:style>
    <style:style style:name="P313" style:family="paragraph" style:parent-style-name="Standard">
      <style:text-properties style:font-name="Libre Franklin SemiBold1" fo:font-weight="normal" officeooo:paragraph-rsid="01526513"/>
    </style:style>
    <style:style style:name="P3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46378c" style:font-size-asian="12pt" style:font-size-complex="12pt"/>
    </style:style>
    <style:style style:name="P315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14ffefd" officeooo:paragraph-rsid="010dc51e" style:text-blinking="false" fo:background-color="transparent" style:font-size-asian="12pt" style:font-size-complex="12pt"/>
    </style:style>
    <style:style style:name="P316" style:family="paragraph" style:parent-style-name="Standard">
      <style:text-properties fo:font-variant="normal" fo:text-transform="none" fo:color="#000000" loext:opacity="100%" style:font-name="Libre Franklin" fo:letter-spacing="normal" fo:language="es" fo:country="ES" fo:font-style="normal" fo:font-weight="normal" officeooo:paragraph-rsid="01526513" style:font-weight-asian="normal" style:font-weight-complex="normal"/>
    </style:style>
    <style:style style:name="P317" style:family="paragraph" style:parent-style-name="Standard">
      <style:text-properties fo:font-variant="normal" fo:text-transform="none" fo:color="#000000" loext:opacity="100%" style:font-name="Libre Franklin" fo:letter-spacing="normal" fo:language="es" fo:country="ES" fo:font-style="normal" fo:font-weight="normal" officeooo:paragraph-rsid="01526b73" style:font-weight-asian="normal" style:font-weight-complex="normal"/>
    </style:style>
    <style:style style:name="P318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90ac22" officeooo:paragraph-rsid="01526b73" style:font-size-asian="12pt" style:font-weight-asian="normal" style:font-size-complex="12pt" style:font-weight-complex="normal"/>
    </style:style>
    <style:style style:name="P319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paragraph-rsid="01526b73" style:font-size-asian="11pt" style:font-weight-asian="normal" style:font-size-complex="11pt" style:font-weight-complex="normal"/>
    </style:style>
    <style:style style:name="T1" style:family="text">
      <style:text-properties officeooo:rsid="00113060"/>
    </style:style>
    <style:style style:name="T2" style:family="text">
      <style:text-properties officeooo:rsid="001a9a0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cab10"/>
    </style:style>
    <style:style style:name="T5" style:family="text">
      <style:text-properties style:text-underline-style="none" officeooo:rsid="004629d6"/>
    </style:style>
    <style:style style:name="T6" style:family="text">
      <style:text-properties style:text-underline-style="none" officeooo:rsid="0116082a"/>
    </style:style>
    <style:style style:name="T7" style:family="text">
      <style:text-properties style:text-underline-style="none" officeooo:rsid="013ea3b4"/>
    </style:style>
    <style:style style:name="T8" style:family="text">
      <style:text-properties style:text-underline-style="none" officeooo:rsid="014e34c3"/>
    </style:style>
    <style:style style:name="T9" style:family="text">
      <style:text-properties officeooo:rsid="001fa5e5"/>
    </style:style>
    <style:style style:name="T10" style:family="text">
      <style:text-properties officeooo:rsid="0021a2cb"/>
    </style:style>
    <style:style style:name="T11" style:family="text">
      <style:text-properties officeooo:rsid="000f55dd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258dde"/>
    </style:style>
    <style:style style:name="T15" style:family="text">
      <style:text-properties fo:font-variant="normal" fo:text-transform="none" fo:letter-spacing="normal" fo:font-style="normal" fo:font-weight="normal" officeooo:rsid="002626c3"/>
    </style:style>
    <style:style style:name="T16" style:family="text">
      <style:text-properties fo:font-variant="normal" fo:text-transform="none" fo:letter-spacing="normal" fo:font-style="normal" fo:font-weight="normal" officeooo:rsid="004caeef"/>
    </style:style>
    <style:style style:name="T17" style:family="text">
      <style:text-properties fo:font-variant="normal" fo:text-transform="none" fo:letter-spacing="normal" fo:font-style="normal" fo:font-weight="normal" officeooo:rsid="00656ad8"/>
    </style:style>
    <style:style style:name="T18" style:family="text">
      <style:text-properties fo:font-variant="normal" fo:text-transform="none" fo:letter-spacing="normal" fo:font-style="normal" fo:font-weight="normal" officeooo:rsid="0065cc60"/>
    </style:style>
    <style:style style:name="T19" style:family="text">
      <style:text-properties fo:font-variant="normal" fo:text-transform="none" fo:letter-spacing="normal" fo:font-style="normal" fo:font-weight="normal" officeooo:rsid="00662a22"/>
    </style:style>
    <style:style style:name="T20" style:family="text">
      <style:text-properties fo:font-variant="normal" fo:text-transform="none" fo:letter-spacing="normal" fo:font-style="normal" fo:font-weight="normal" officeooo:rsid="0068102e"/>
    </style:style>
    <style:style style:name="T21" style:family="text">
      <style:text-properties fo:font-variant="normal" fo:text-transform="none" fo:letter-spacing="normal" fo:font-style="normal" fo:font-weight="normal" officeooo:rsid="00716091"/>
    </style:style>
    <style:style style:name="T22" style:family="text">
      <style:text-properties fo:font-variant="normal" fo:text-transform="none" fo:letter-spacing="normal" fo:font-style="normal" fo:font-weight="normal" officeooo:rsid="00ea2610"/>
    </style:style>
    <style:style style:name="T23" style:family="text">
      <style:text-properties fo:font-variant="normal" fo:text-transform="none" fo:letter-spacing="normal" fo:font-style="normal" fo:font-weight="normal" officeooo:rsid="002cab10"/>
    </style:style>
    <style:style style:name="T24" style:family="text">
      <style:text-properties fo:font-variant="normal" fo:text-transform="none" fo:letter-spacing="normal" fo:font-style="normal" fo:font-weight="normal" officeooo:rsid="004fba3d"/>
    </style:style>
    <style:style style:name="T25" style:family="text">
      <style:text-properties fo:font-variant="normal" fo:text-transform="none" fo:letter-spacing="normal" fo:font-style="normal" fo:font-weight="normal" officeooo:rsid="00518bc9"/>
    </style:style>
    <style:style style:name="T26" style:family="text">
      <style:text-properties fo:font-variant="normal" fo:text-transform="none" fo:letter-spacing="normal" fo:font-style="normal" fo:font-weight="normal" officeooo:rsid="00ec75c0"/>
    </style:style>
    <style:style style:name="T27" style:family="text">
      <style:text-properties fo:font-variant="normal" fo:text-transform="none" fo:letter-spacing="normal" fo:font-style="normal" fo:font-weight="normal" officeooo:rsid="013b8448"/>
    </style:style>
    <style:style style:name="T28" style:family="text">
      <style:text-properties fo:font-variant="normal" fo:text-transform="none" fo:letter-spacing="normal" fo:font-style="normal" fo:font-weight="normal" officeooo:rsid="013c2f29"/>
    </style:style>
    <style:style style:name="T29" style:family="text">
      <style:text-properties fo:font-variant="normal" fo:text-transform="none" fo:letter-spacing="normal" fo:font-style="normal" fo:font-weight="normal" officeooo:rsid="013c7056"/>
    </style:style>
    <style:style style:name="T30" style:family="text">
      <style:text-properties fo:font-variant="normal" fo:text-transform="none" fo:letter-spacing="normal" fo:font-style="normal" fo:font-weight="normal" officeooo:rsid="013d354c"/>
    </style:style>
    <style:style style:name="T31" style:family="text">
      <style:text-properties fo:font-variant="normal" fo:text-transform="none" fo:letter-spacing="normal" fo:font-style="normal" fo:font-weight="normal" officeooo:rsid="0141ead5"/>
    </style:style>
    <style:style style:name="T32" style:family="text">
      <style:text-properties fo:font-variant="normal" fo:text-transform="none" fo:letter-spacing="normal" fo:font-style="normal" fo:font-weight="normal" officeooo:rsid="014988d1"/>
    </style:style>
    <style:style style:name="T33" style:family="text">
      <style:text-properties fo:font-variant="normal" fo:text-transform="none" fo:letter-spacing="normal" fo:font-style="normal" fo:font-weight="normal" officeooo:rsid="014ffefd"/>
    </style:style>
    <style:style style:name="T34" style:family="text">
      <style:text-properties fo:font-variant="normal" fo:text-transform="none" fo:letter-spacing="normal" fo:font-style="normal" officeooo:rsid="0027418f"/>
    </style:style>
    <style:style style:name="T35" style:family="text">
      <style:text-properties fo:font-variant="normal" fo:text-transform="none" fo:letter-spacing="normal" fo:font-style="normal" officeooo:rsid="002626c3"/>
    </style:style>
    <style:style style:name="T36" style:family="text">
      <style:text-properties fo:font-variant="normal" fo:text-transform="none" fo:letter-spacing="normal" fo:font-style="normal" officeooo:rsid="006f9203"/>
    </style:style>
    <style:style style:name="T37" style:family="text">
      <style:text-properties fo:font-variant="normal" fo:text-transform="none" fo:letter-spacing="normal" fo:font-style="normal" officeooo:rsid="00e9b06a"/>
    </style:style>
    <style:style style:name="T38" style:family="text">
      <style:text-properties fo:font-variant="normal" fo:text-transform="none" fo:letter-spacing="normal" fo:font-style="normal" fo:font-weight="bold"/>
    </style:style>
    <style:style style:name="T3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258dde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2626c3" style:font-weight-asian="bold" style:font-weight-complex="bold"/>
    </style:style>
    <style:style style:name="T42" style:family="text">
      <style:text-properties fo:font-variant="normal" fo:text-transform="none" fo:letter-spacing="normal" fo:font-style="normal" officeooo:rsid="013dbf11"/>
    </style:style>
    <style:style style:name="T43" style:family="text">
      <style:text-properties fo:font-variant="normal" fo:text-transform="none" fo:letter-spacing="normal" fo:font-style="normal" officeooo:rsid="0090ac22"/>
    </style:style>
    <style:style style:name="T44" style:family="text">
      <style:text-properties fo:font-variant="normal" fo:text-transform="none" fo:letter-spacing="normal" fo:font-style="italic" officeooo:rsid="006f9203" style:font-style-asian="italic" style:font-style-complex="italic"/>
    </style:style>
    <style:style style:name="T4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46" style:family="text">
      <style:text-properties fo:font-variant="normal" fo:text-transform="none" fo:letter-spacing="normal" fo:font-style="italic" fo:font-weight="normal" officeooo:rsid="00ea2610" style:font-style-asian="italic" style:font-style-complex="italic"/>
    </style:style>
    <style:style style:name="T47" style:family="text">
      <style:text-properties fo:font-variant="normal" fo:text-transform="none" fo:letter-spacing="normal" fo:font-style="italic" fo:font-weight="normal" officeooo:rsid="00ec75c0" style:font-style-asian="italic" style:font-style-complex="italic"/>
    </style:style>
    <style:style style:name="T48" style:family="text">
      <style:text-properties fo:font-variant="normal" fo:text-transform="none" fo:letter-spacing="normal" officeooo:rsid="0149d396"/>
    </style:style>
    <style:style style:name="T49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style:use-window-font-color="true" loext:opacity="0%" fo:font-size="12pt" fo:letter-spacing="normal" fo:font-style="normal" fo:font-weight="normal" officeooo:rsid="006ca2a2" style:font-size-asian="12pt" style:font-size-complex="12pt"/>
    </style:style>
    <style:style style:name="T51" style:family="text">
      <style:text-properties fo:font-variant="normal" fo:text-transform="none" style:use-window-font-color="true" loext:opacity="0%" fo:font-size="12pt" fo:letter-spacing="normal" fo:font-style="normal" fo:font-weight="normal" officeooo:rsid="007a17a4" style:font-size-asian="12pt" style:font-size-complex="12pt"/>
    </style:style>
    <style:style style:name="T52" style:family="text">
      <style:text-properties fo:font-variant="normal" fo:text-transform="none" style:use-window-font-color="true" loext:opacity="0%" fo:font-size="12pt" fo:letter-spacing="normal" fo:font-style="normal" fo:font-weight="normal" officeooo:rsid="0046378c" style:font-size-asian="12pt" style:font-size-complex="12pt"/>
    </style:style>
    <style:style style:name="T53" style:family="text">
      <style:text-properties fo:font-variant="normal" fo:text-transform="none" style:use-window-font-color="true" loext:opacity="0%" fo:font-size="12pt" fo:letter-spacing="normal" fo:font-style="normal" fo:font-weight="normal" officeooo:rsid="006ca412" style:font-size-asian="12pt" style:font-size-complex="12pt"/>
    </style:style>
    <style:style style:name="T54" style:family="text">
      <style:text-properties fo:font-variant="normal" fo:text-transform="none" style:use-window-font-color="true" loext:opacity="0%" fo:font-size="12pt" fo:letter-spacing="normal" fo:font-style="normal" fo:font-weight="normal" officeooo:rsid="014b14bd" style:font-size-asian="12pt" style:font-size-complex="12pt"/>
    </style:style>
    <style:style style:name="T55" style:family="text">
      <style:text-properties fo:font-variant="normal" fo:text-transform="none" style:use-window-font-color="true" loext:opacity="0%" fo:font-size="12pt" fo:letter-spacing="normal" fo:font-style="normal" fo:font-weight="normal" officeooo:rsid="014c8a90" style:font-size-asian="12pt" style:font-size-complex="12pt"/>
    </style:style>
    <style:style style:name="T56" style:family="text">
      <style:text-properties fo:font-variant="normal" fo:text-transform="none" style:use-window-font-color="true" loext:opacity="0%" fo:font-size="12pt" fo:letter-spacing="normal" fo:font-style="normal" fo:font-weight="bold" officeooo:rsid="0046378c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bold" officeooo:rsid="0046378c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T58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bold" officeooo:rsid="00099214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T59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officeooo:rsid="0046378c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officeooo:rsid="00e8aa6b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officeooo:rsid="007b9c0c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62" style:family="text">
      <style:text-properties fo:font-variant="normal" fo:text-transform="none" style:use-window-font-color="true" loext:opacity="0%" style:font-name="Libre Franklin SemiBold" fo:letter-spacing="normal" fo:font-style="normal" fo:font-weight="bold"/>
    </style:style>
    <style:style style:name="T63" style:family="text">
      <style:text-properties fo:font-variant="normal" fo:text-transform="none" fo:color="#808080" loext:opacity="100%" fo:letter-spacing="normal" fo:font-style="normal" officeooo:rsid="00b376a3"/>
    </style:style>
    <style:style style:name="T6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48bc91" style:text-blinking="false" fo:background-color="transparent" loext:char-shading-value="0"/>
    </style:style>
    <style:style style:name="T6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14ffefd" style:text-blinking="false" fo:background-color="transparent" loext:char-shading-value="0"/>
    </style:style>
    <style:style style:name="T6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1511168" style:text-blinking="false" fo:background-color="transparent" loext:char-shading-value="0"/>
    </style:style>
    <style:style style:name="T68" style:family="text">
      <style:text-properties fo:font-variant="normal" fo:text-transform="none" fo:color="#000000" loext:opacity="100%" fo:letter-spacing="normal" fo:font-style="normal"/>
    </style:style>
    <style:style style:name="T69" style:family="text">
      <style:text-properties fo:font-variant="normal" fo:text-transform="none" fo:color="#000000" loext:opacity="100%" fo:letter-spacing="normal" fo:font-style="normal" fo:font-weight="bold"/>
    </style:style>
    <style:style style:name="T70" style:family="text">
      <style:text-properties fo:font-variant="normal" fo:text-transform="none" fo:color="#000000" loext:opacity="100%" fo:letter-spacing="normal" fo:language="es" fo:country="ES" fo:font-style="normal"/>
    </style:style>
    <style:style style:name="T71" style:family="text">
      <style:text-properties fo:font-variant="normal" fo:text-transform="none" fo:color="#000000" loext:opacity="100%" fo:font-size="12pt" fo:letter-spacing="normal" fo:font-style="normal" officeooo:rsid="0090ac22" style:font-size-asian="12pt" style:font-size-complex="12pt"/>
    </style:style>
    <style:style style:name="T72" style:family="text">
      <style:text-properties officeooo:rsid="0027418f"/>
    </style:style>
    <style:style style:name="T73" style:family="text">
      <style:text-properties officeooo:rsid="002cab10"/>
    </style:style>
    <style:style style:name="T74" style:family="text">
      <style:text-properties officeooo:rsid="003df49a"/>
    </style:style>
    <style:style style:name="T75" style:family="text">
      <style:text-properties style:use-window-font-color="true" loext:opacity="0%"/>
    </style:style>
    <style:style style:name="T76" style:family="text">
      <style:text-properties style:use-window-font-color="true" loext:opacity="0%" officeooo:rsid="00d5a8a8"/>
    </style:style>
    <style:style style:name="T77" style:family="text">
      <style:text-properties style:use-window-font-color="true" loext:opacity="0%" fo:font-size="10pt" officeooo:rsid="0048205f" style:font-size-asian="10pt" style:font-size-complex="10pt"/>
    </style:style>
    <style:style style:name="T78" style:family="text">
      <style:text-properties style:use-window-font-color="true" loext:opacity="0%" fo:font-size="10pt" officeooo:rsid="000fe596" style:font-size-asian="10pt" style:font-size-complex="10pt"/>
    </style:style>
    <style:style style:name="T79" style:family="text">
      <style:text-properties style:use-window-font-color="true" loext:opacity="0%" fo:font-size="10pt" officeooo:rsid="001e6150" style:font-size-asian="10pt" style:font-size-complex="10pt"/>
    </style:style>
    <style:style style:name="T80" style:family="text">
      <style:text-properties style:use-window-font-color="true" loext:opacity="0%" fo:font-size="10pt" officeooo:rsid="00f7ed93" style:font-size-asian="10pt" style:font-size-complex="10pt"/>
    </style:style>
    <style:style style:name="T81" style:family="text">
      <style:text-properties style:use-window-font-color="true" loext:opacity="0%" fo:font-size="10pt" officeooo:rsid="004a2d5b" style:font-size-asian="10pt" style:font-size-complex="10pt"/>
    </style:style>
    <style:style style:name="T82" style:family="text">
      <style:text-properties style:use-window-font-color="true" loext:opacity="0%" fo:font-size="10pt" fo:font-style="italic" officeooo:rsid="004deda0" style:font-size-asian="10pt" style:font-style-asian="italic" style:font-size-complex="10pt" style:font-style-complex="italic"/>
    </style:style>
    <style:style style:name="T83" style:family="text">
      <style:text-properties style:use-window-font-color="true" loext:opacity="0%" fo:font-size="10pt" fo:font-style="italic" officeooo:rsid="000fe596" style:font-size-asian="10pt" style:font-style-asian="italic" style:font-size-complex="10pt" style:font-style-complex="italic"/>
    </style:style>
    <style:style style:name="T84" style:family="text">
      <style:text-properties style:use-window-font-color="true" loext:opacity="0%" fo:font-size="10pt" fo:font-style="italic" officeooo:rsid="001e6150" style:font-size-asian="10pt" style:font-style-asian="italic" style:font-size-complex="10pt" style:font-style-complex="italic"/>
    </style:style>
    <style:style style:name="T85" style:family="text">
      <style:text-properties style:use-window-font-color="true" loext:opacity="0%" fo:font-size="10pt" fo:font-style="italic" officeooo:rsid="00f7ed93" style:font-size-asian="10pt" style:font-style-asian="italic" style:font-size-complex="10pt" style:font-style-complex="italic"/>
    </style:style>
    <style:style style:name="T86" style:family="text">
      <style:text-properties style:use-window-font-color="true" loext:opacity="0%" style:font-name="Libre Franklin SemiBold"/>
    </style:style>
    <style:style style:name="T87" style:family="text">
      <style:text-properties style:use-window-font-color="true" loext:opacity="0%" style:font-name="Libre Franklin SemiBold" officeooo:rsid="00199ac8"/>
    </style:style>
    <style:style style:name="T88" style:family="text">
      <style:text-properties style:use-window-font-color="true" loext:opacity="0%" style:font-name="Libre Franklin SemiBold" officeooo:rsid="004932b9"/>
    </style:style>
    <style:style style:name="T89" style:family="text">
      <style:text-properties style:use-window-font-color="true" loext:opacity="0%" style:font-name="Libre Franklin SemiBold" officeooo:rsid="001b2359"/>
    </style:style>
    <style:style style:name="T90" style:family="text">
      <style:text-properties officeooo:rsid="003ee74c"/>
    </style:style>
    <style:style style:name="T91" style:family="text">
      <style:text-properties officeooo:rsid="003ef4c5"/>
    </style:style>
    <style:style style:name="T92" style:family="text">
      <style:text-properties officeooo:rsid="0040766c"/>
    </style:style>
    <style:style style:name="T93" style:family="text">
      <style:text-properties officeooo:rsid="0041926f"/>
    </style:style>
    <style:style style:name="T94" style:family="text">
      <style:text-properties officeooo:rsid="0043767b"/>
    </style:style>
    <style:style style:name="T95" style:family="text">
      <style:text-properties officeooo:rsid="00456bb6"/>
    </style:style>
    <style:style style:name="T96" style:family="text">
      <style:text-properties officeooo:rsid="0047db6d"/>
    </style:style>
    <style:style style:name="T97" style:family="text">
      <style:text-properties officeooo:rsid="0048bc91"/>
    </style:style>
    <style:style style:name="T98" style:family="text">
      <style:text-properties officeooo:rsid="004ab3b1"/>
    </style:style>
    <style:style style:name="T99" style:family="text">
      <style:text-properties officeooo:rsid="00258dde"/>
    </style:style>
    <style:style style:name="T100" style:family="text">
      <style:text-properties style:text-line-through-style="none" style:text-line-through-type="none" fo:font-style="normal" style:text-underline-style="none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101" style:family="text">
      <style:text-properties style:text-line-through-style="none" style:text-line-through-type="none" fo:font-style="normal" style:text-underline-style="none" fo:font-weight="normal" officeooo:rsid="0054f568" style:font-name-asian="Comic Sans MS" style:font-style-asian="normal" style:font-weight-asian="normal" style:font-name-complex="Comic Sans MS" style:font-style-complex="normal" style:font-weight-complex="normal"/>
    </style:style>
    <style:style style:name="T102" style:family="text">
      <style:text-properties style:text-line-through-style="none" style:text-line-through-type="none" fo:font-style="normal" style:text-underline-style="none" fo:font-weight="normal" officeooo:rsid="0142ade3" style:font-name-asian="Comic Sans MS" style:font-style-asian="normal" style:font-weight-asian="normal" style:font-name-complex="Comic Sans MS" style:font-style-complex="normal" style:font-weight-complex="normal"/>
    </style:style>
    <style:style style:name="T103" style:family="text">
      <style:text-properties officeooo:rsid="004caeef"/>
    </style:style>
    <style:style style:name="T104" style:family="text">
      <style:text-properties officeooo:rsid="0053f585"/>
    </style:style>
    <style:style style:name="T105" style:family="text">
      <style:text-properties officeooo:rsid="0046378c"/>
    </style:style>
    <style:style style:name="T106" style:family="text">
      <style:text-properties officeooo:rsid="00541cab"/>
    </style:style>
    <style:style style:name="T107" style:family="text">
      <style:text-properties officeooo:rsid="0054f568"/>
    </style:style>
    <style:style style:name="T108" style:family="text">
      <style:text-properties officeooo:rsid="0057225f"/>
    </style:style>
    <style:style style:name="T109" style:family="text">
      <style:text-properties officeooo:rsid="0058e111"/>
    </style:style>
    <style:style style:name="T110" style:family="text">
      <style:text-properties officeooo:rsid="0059d565"/>
    </style:style>
    <style:style style:name="T111" style:family="text">
      <style:text-properties officeooo:rsid="0059e914"/>
    </style:style>
    <style:style style:name="T112" style:family="text">
      <style:text-properties officeooo:rsid="005b8c17"/>
    </style:style>
    <style:style style:name="T113" style:family="text">
      <style:text-properties officeooo:rsid="005c7535"/>
    </style:style>
    <style:style style:name="T114" style:family="text">
      <style:text-properties officeooo:rsid="006019e0"/>
    </style:style>
    <style:style style:name="T115" style:family="text">
      <style:text-properties officeooo:rsid="00602ae5"/>
    </style:style>
    <style:style style:name="T116" style:family="text">
      <style:text-properties officeooo:rsid="0063becb"/>
    </style:style>
    <style:style style:name="T117" style:family="text">
      <style:text-properties officeooo:rsid="006eae17"/>
    </style:style>
    <style:style style:name="T118" style:family="text">
      <style:text-properties officeooo:rsid="00734db8"/>
    </style:style>
    <style:style style:name="T119" style:family="text">
      <style:text-properties officeooo:rsid="0074b0e8"/>
    </style:style>
    <style:style style:name="T120" style:family="text">
      <style:text-properties officeooo:rsid="00751500"/>
    </style:style>
    <style:style style:name="T121" style:family="text">
      <style:text-properties officeooo:rsid="0076168a"/>
    </style:style>
    <style:style style:name="T122" style:family="text">
      <style:text-properties officeooo:rsid="0078a434"/>
    </style:style>
    <style:style style:name="T123" style:family="text">
      <style:text-properties officeooo:rsid="007a17a4"/>
    </style:style>
    <style:style style:name="T124" style:family="text">
      <style:text-properties officeooo:rsid="007c2d33"/>
    </style:style>
    <style:style style:name="T125" style:family="text">
      <style:text-properties officeooo:rsid="007f93dc"/>
    </style:style>
    <style:style style:name="T126" style:family="text">
      <style:text-properties officeooo:rsid="00839781"/>
    </style:style>
    <style:style style:name="T127" style:family="text">
      <style:text-properties officeooo:rsid="008adc17"/>
    </style:style>
    <style:style style:name="T128" style:family="text">
      <style:text-properties fo:color="#ff0000" loext:opacity="100%"/>
    </style:style>
    <style:style style:name="T129" style:family="text">
      <style:text-properties fo:color="#ff0000" loext:opacity="100%" officeooo:rsid="001b2359"/>
    </style:style>
    <style:style style:name="T130" style:family="text">
      <style:text-properties fo:color="#ff0000" loext:opacity="100%" officeooo:rsid="001e6150"/>
    </style:style>
    <style:style style:name="T131" style:family="text">
      <style:text-properties fo:color="#ff0000" loext:opacity="100%" officeooo:rsid="0048205f"/>
    </style:style>
    <style:style style:name="T132" style:family="text">
      <style:text-properties fo:color="#ff0000" loext:opacity="100%" officeooo:rsid="004f1160"/>
    </style:style>
    <style:style style:name="T133" style:family="text">
      <style:text-properties fo:color="#ff0000" loext:opacity="100%" officeooo:rsid="01051831"/>
    </style:style>
    <style:style style:name="T134" style:family="text">
      <style:text-properties fo:color="#ff0000" loext:opacity="100%" officeooo:rsid="01064fdc"/>
    </style:style>
    <style:style style:name="T135" style:family="text">
      <style:text-properties fo:color="#ff0000" loext:opacity="100%" officeooo:rsid="01126234"/>
    </style:style>
    <style:style style:name="T136" style:family="text">
      <style:text-properties fo:color="#ff0000" loext:opacity="100%" officeooo:rsid="00199ac8"/>
    </style:style>
    <style:style style:name="T137" style:family="text">
      <style:text-properties fo:color="#ff0000" loext:opacity="100%" fo:font-style="normal" style:font-style-asian="normal" style:font-style-complex="normal"/>
    </style:style>
    <style:style style:name="T138" style:family="text">
      <style:text-properties fo:color="#ff0000" loext:opacity="100%" fo:font-style="normal" officeooo:rsid="00199ac8" style:font-style-asian="normal" style:font-style-complex="normal"/>
    </style:style>
    <style:style style:name="T139" style:family="text">
      <style:text-properties fo:color="#ff0000" loext:opacity="100%" fo:font-style="normal" officeooo:rsid="0048205f" style:font-style-asian="normal" style:font-style-complex="normal"/>
    </style:style>
    <style:style style:name="T140" style:family="text">
      <style:text-properties fo:color="#ff0000" loext:opacity="100%" fo:font-style="normal" officeooo:rsid="0047a2eb" style:font-style-asian="normal" style:font-style-complex="normal"/>
    </style:style>
    <style:style style:name="T141" style:family="text">
      <style:text-properties fo:color="#ff0000" loext:opacity="100%" fo:font-style="normal" officeooo:rsid="001b2359" style:font-style-asian="normal" style:font-style-complex="normal"/>
    </style:style>
    <style:style style:name="T142" style:family="text">
      <style:text-properties fo:color="#ff0000" loext:opacity="100%" fo:font-style="normal" officeooo:rsid="0050db46" style:font-style-asian="normal" style:font-style-complex="normal"/>
    </style:style>
    <style:style style:name="T143" style:family="text">
      <style:text-properties fo:color="#ff0000" loext:opacity="100%" fo:font-style="normal" officeooo:rsid="001e6150" style:font-style-asian="normal" style:font-style-complex="normal"/>
    </style:style>
    <style:style style:name="T144" style:family="text">
      <style:text-properties fo:color="#ff0000" loext:opacity="100%" fo:font-style="normal" officeooo:rsid="0021014f" style:font-style-asian="normal" style:font-style-complex="normal"/>
    </style:style>
    <style:style style:name="T145" style:family="text">
      <style:text-properties fo:color="#ff0000" loext:opacity="100%" fo:font-style="normal" officeooo:rsid="004f1160" style:font-style-asian="normal" style:font-style-complex="normal"/>
    </style:style>
    <style:style style:name="T146" style:family="text">
      <style:text-properties fo:color="#ff0000" loext:opacity="100%" fo:font-weight="normal" style:font-weight-asian="normal"/>
    </style:style>
    <style:style style:name="T147" style:family="text">
      <style:text-properties fo:color="#ff0000" loext:opacity="100%" fo:font-weight="normal" officeooo:rsid="01020daf" style:font-weight-asian="normal"/>
    </style:style>
    <style:style style:name="T148" style:family="text">
      <style:text-properties fo:color="#ff0000" loext:opacity="100%" fo:font-weight="normal" officeooo:rsid="000c01de" style:font-weight-asian="normal"/>
    </style:style>
    <style:style style:name="T149" style:family="text">
      <style:text-properties fo:color="#ff0000" loext:opacity="100%" officeooo:rsid="0090ac22"/>
    </style:style>
    <style:style style:name="T150" style:family="text">
      <style:text-properties fo:color="#ff0000" loext:opacity="100%" officeooo:rsid="00915de8"/>
    </style:style>
    <style:style style:name="T151" style:family="text">
      <style:text-properties fo:color="#ff0000" loext:opacity="100%" style:font-name="Libre Franklin SemiBold" fo:font-style="normal" officeooo:rsid="00199ac8" style:font-style-asian="normal" style:font-style-complex="normal"/>
    </style:style>
    <style:style style:name="T152" style:family="text">
      <style:text-properties fo:color="#ff0000" loext:opacity="100%" style:font-name="Libre Franklin SemiBold" fo:font-size="10pt" fo:font-style="normal" officeooo:rsid="0050db46" style:font-size-asian="10pt" style:font-style-asian="normal" style:font-size-complex="10pt" style:font-style-complex="normal"/>
    </style:style>
    <style:style style:name="T153" style:family="text">
      <style:text-properties fo:color="#ff0000" loext:opacity="100%" style:font-name="Libre Franklin SemiBold" officeooo:rsid="00199ac8"/>
    </style:style>
    <style:style style:name="T154" style:family="text">
      <style:text-properties fo:color="#ff0000" loext:opacity="100%" officeooo:rsid="0050db46"/>
    </style:style>
    <style:style style:name="T155" style:family="text">
      <style:text-properties fo:color="#ff0000" loext:opacity="100%" officeooo:rsid="01020daf"/>
    </style:style>
    <style:style style:name="T156" style:family="text">
      <style:text-properties fo:color="#ff0000" loext:opacity="100%" officeooo:rsid="0008dd4d"/>
    </style:style>
    <style:style style:name="T157" style:family="text">
      <style:text-properties officeooo:rsid="008e26ca"/>
    </style:style>
    <style:style style:name="T158" style:family="text">
      <style:text-properties fo:color="#808080" loext:opacity="100%"/>
    </style:style>
    <style:style style:name="T159" style:family="text">
      <style:text-properties fo:color="#808080" loext:opacity="100%" officeooo:rsid="0090ac22"/>
    </style:style>
    <style:style style:name="T160" style:family="text">
      <style:text-properties fo:color="#808080" loext:opacity="100%" officeooo:rsid="00b0f27f"/>
    </style:style>
    <style:style style:name="T161" style:family="text">
      <style:text-properties fo:color="#808080" loext:opacity="100%" officeooo:rsid="00b2cd0a"/>
    </style:style>
    <style:style style:name="T162" style:family="text">
      <style:text-properties fo:color="#808080" loext:opacity="100%" fo:letter-spacing="normal" fo:font-style="normal"/>
    </style:style>
    <style:style style:name="T163" style:family="text">
      <style:text-properties fo:color="#808080" loext:opacity="100%" fo:letter-spacing="normal" fo:font-style="normal" officeooo:rsid="00b97603"/>
    </style:style>
    <style:style style:name="T164" style:family="text">
      <style:text-properties fo:color="#808080" loext:opacity="100%" fo:letter-spacing="normal" fo:font-style="normal" officeooo:rsid="00cd3255" style:font-weight-asian="normal" style:font-weight-complex="normal"/>
    </style:style>
    <style:style style:name="T165" style:family="text">
      <style:text-properties fo:color="#808080" loext:opacity="100%" fo:letter-spacing="normal" fo:font-style="normal" officeooo:rsid="00d5a8a8" style:font-weight-asian="normal" style:font-weight-complex="normal"/>
    </style:style>
    <style:style style:name="T166" style:family="text">
      <style:text-properties fo:color="#808080" loext:opacity="100%" fo:letter-spacing="normal" fo:font-style="normal" officeooo:rsid="00b4978f"/>
    </style:style>
    <style:style style:name="T167" style:family="text">
      <style:text-properties fo:color="#808080" loext:opacity="100%" fo:letter-spacing="normal" fo:font-style="normal" officeooo:rsid="00cd3255"/>
    </style:style>
    <style:style style:name="T168" style:family="text">
      <style:text-properties fo:color="#808080" loext:opacity="100%" officeooo:rsid="00d5a8a8"/>
    </style:style>
    <style:style style:name="T169" style:family="text">
      <style:text-properties fo:color="#808080" loext:opacity="100%" officeooo:rsid="0008dd4d"/>
    </style:style>
    <style:style style:name="T170" style:family="text">
      <style:text-properties fo:color="#808080" loext:opacity="100%" officeooo:rsid="000a9daa"/>
    </style:style>
    <style:style style:name="T171" style:family="text">
      <style:text-properties fo:color="#808080" loext:opacity="100%" officeooo:rsid="0048205f"/>
    </style:style>
    <style:style style:name="T172" style:family="text">
      <style:text-properties fo:color="#808080" loext:opacity="100%" officeooo:rsid="000fe596"/>
    </style:style>
    <style:style style:name="T173" style:family="text">
      <style:text-properties fo:color="#808080" loext:opacity="100%" officeooo:rsid="001e6150"/>
    </style:style>
    <style:style style:name="T174" style:family="text">
      <style:text-properties fo:color="#808080" loext:opacity="100%" officeooo:rsid="00553729"/>
    </style:style>
    <style:style style:name="T175" style:family="text">
      <style:text-properties fo:color="#808080" loext:opacity="100%" officeooo:rsid="004deda0"/>
    </style:style>
    <style:style style:name="T176" style:family="text">
      <style:text-properties fo:color="#808080" loext:opacity="100%" officeooo:rsid="00199ac8"/>
    </style:style>
    <style:style style:name="T177" style:family="text">
      <style:text-properties fo:color="#808080" loext:opacity="100%" officeooo:rsid="00915de8"/>
    </style:style>
    <style:style style:name="T178" style:family="text">
      <style:text-properties fo:color="#808080" loext:opacity="100%" officeooo:rsid="00cd3255"/>
    </style:style>
    <style:style style:name="T179" style:family="text">
      <style:text-properties fo:color="#808080" loext:opacity="100%" fo:font-size="12pt" fo:font-style="normal" officeooo:rsid="00553729" style:font-size-asian="12pt" style:font-style-asian="normal" style:font-size-complex="12pt" style:font-style-complex="normal"/>
    </style:style>
    <style:style style:name="T180" style:family="text">
      <style:text-properties fo:color="#808080" loext:opacity="100%" fo:font-size="12pt" fo:font-style="normal" officeooo:rsid="004f1160" style:font-size-asian="12pt" style:font-style-asian="normal" style:font-size-complex="12pt" style:font-style-complex="normal"/>
    </style:style>
    <style:style style:name="T181" style:family="text">
      <style:text-properties fo:color="#808080" loext:opacity="100%" officeooo:rsid="01181a21"/>
    </style:style>
    <style:style style:name="T182" style:family="text">
      <style:text-properties fo:color="#808080" loext:opacity="100%" style:font-name="Libre Franklin" fo:letter-spacing="normal" fo:font-style="normal"/>
    </style:style>
    <style:style style:name="T183" style:family="text">
      <style:text-properties fo:color="#808080" loext:opacity="100%" style:font-name="Libre Franklin" fo:language="es" fo:country="ES" style:font-weight-asian="normal" style:font-weight-complex="normal"/>
    </style:style>
    <style:style style:name="T184" style:family="text">
      <style:text-properties fo:color="#808080" loext:opacity="100%" style:font-name="Libre Franklin" fo:language="es" fo:country="ES" officeooo:rsid="01181a21" style:font-weight-asian="normal" style:font-weight-complex="normal"/>
    </style:style>
    <style:style style:name="T185" style:family="text">
      <style:text-properties fo:color="#808080" loext:opacity="100%" fo:font-style="normal" style:font-style-asian="normal" style:font-style-complex="normal"/>
    </style:style>
    <style:style style:name="T186" style:family="text">
      <style:text-properties fo:color="#808080" loext:opacity="100%" fo:language="es" fo:country="ES"/>
    </style:style>
    <style:style style:name="T187" style:family="text">
      <style:text-properties officeooo:rsid="008eb55a"/>
    </style:style>
    <style:style style:name="T188" style:family="text">
      <style:text-properties officeooo:rsid="008f9b4b"/>
    </style:style>
    <style:style style:name="T189" style:family="text">
      <style:text-properties officeooo:rsid="0090ac22"/>
    </style:style>
    <style:style style:name="T190" style:family="text">
      <style:text-properties fo:text-transform="uppercase" fo:color="#808080" loext:opacity="100%" officeooo:rsid="00b0f27f"/>
    </style:style>
    <style:style style:name="T191" style:family="text">
      <style:text-properties fo:text-transform="uppercase" style:font-name="Libre Franklin SemiBold"/>
    </style:style>
    <style:style style:name="T192" style:family="text">
      <style:text-properties fo:text-transform="uppercase" style:font-name="Libre Franklin SemiBold" officeooo:rsid="001c7ad5"/>
    </style:style>
    <style:style style:name="T193" style:family="text">
      <style:text-properties fo:text-transform="uppercase" officeooo:rsid="00b0f27f"/>
    </style:style>
    <style:style style:name="T194" style:family="text">
      <style:text-properties fo:text-transform="uppercase" fo:language="es" fo:country="ES"/>
    </style:style>
    <style:style style:name="T195" style:family="text">
      <style:text-properties fo:text-transform="uppercase" fo:color="#ff0000" loext:opacity="100%" fo:font-size="12pt" fo:language="es" fo:country="ES" officeooo:rsid="0090ac22" style:font-size-asian="12pt" style:font-size-complex="12pt"/>
    </style:style>
    <style:style style:name="T196" style:family="text">
      <style:text-properties fo:text-transform="uppercase" fo:color="#ff0000" loext:opacity="100%" fo:font-size="12pt" officeooo:rsid="0090ac22" style:font-size-asian="12pt" style:font-size-complex="12pt"/>
    </style:style>
    <style:style style:name="T197" style:family="text">
      <style:text-properties fo:text-transform="uppercase" fo:color="#ff0000" loext:opacity="100%" fo:font-size="12pt" fo:letter-spacing="normal" fo:language="es" fo:country="ES" fo:font-style="normal" officeooo:rsid="0090ac22" style:font-size-asian="12pt" style:font-size-complex="12pt"/>
    </style:style>
    <style:style style:name="T198" style:family="text">
      <style:text-properties fo:text-transform="uppercase" fo:color="#ff0000" loext:opacity="100%" style:font-name="Libre Franklin SemiBold" fo:font-size="12pt" officeooo:rsid="0090ac22" style:font-size-asian="12pt" style:font-size-complex="12pt"/>
    </style:style>
    <style:style style:name="T199" style:family="text">
      <style:text-properties officeooo:rsid="00915de8"/>
    </style:style>
    <style:style style:name="T200" style:family="text">
      <style:text-properties officeooo:rsid="00ad630e"/>
    </style:style>
    <style:style style:name="T201" style:family="text">
      <style:text-properties officeooo:rsid="00af0ae4"/>
    </style:style>
    <style:style style:name="T202" style:family="text">
      <style:text-properties fo:letter-spacing="normal" fo:font-style="normal"/>
    </style:style>
    <style:style style:name="T203" style:family="text">
      <style:text-properties fo:letter-spacing="normal" fo:font-style="normal" officeooo:rsid="00b4978f"/>
    </style:style>
    <style:style style:name="T204" style:family="text">
      <style:text-properties fo:letter-spacing="normal" fo:font-style="normal" officeooo:rsid="00b7d689"/>
    </style:style>
    <style:style style:name="T205" style:family="text">
      <style:text-properties fo:letter-spacing="normal" fo:font-style="normal" officeooo:rsid="00b97603"/>
    </style:style>
    <style:style style:name="T206" style:family="text">
      <style:text-properties fo:letter-spacing="normal" fo:font-style="normal" officeooo:rsid="00bff404"/>
    </style:style>
    <style:style style:name="T207" style:family="text">
      <style:text-properties fo:letter-spacing="normal" fo:font-style="normal" officeooo:rsid="00c3c936"/>
    </style:style>
    <style:style style:name="T208" style:family="text">
      <style:text-properties fo:letter-spacing="normal" fo:font-style="normal" officeooo:rsid="00caf3d4" style:font-weight-asian="normal" style:font-weight-complex="normal"/>
    </style:style>
    <style:style style:name="T209" style:family="text">
      <style:text-properties fo:letter-spacing="normal" fo:font-style="normal" officeooo:rsid="00cbe299" style:font-weight-asian="normal" style:font-weight-complex="normal"/>
    </style:style>
    <style:style style:name="T210" style:family="text">
      <style:text-properties fo:letter-spacing="normal" fo:font-style="normal" officeooo:rsid="00cd3255" style:font-weight-asian="normal" style:font-weight-complex="normal"/>
    </style:style>
    <style:style style:name="T211" style:family="text">
      <style:text-properties fo:letter-spacing="normal" fo:font-style="normal" officeooo:rsid="00d5a8a8" style:font-weight-asian="normal" style:font-weight-complex="normal"/>
    </style:style>
    <style:style style:name="T212" style:family="text">
      <style:text-properties fo:letter-spacing="normal" fo:font-style="normal" officeooo:rsid="00cd3255"/>
    </style:style>
    <style:style style:name="T213" style:family="text">
      <style:text-properties fo:letter-spacing="normal" fo:font-style="normal" officeooo:rsid="00ce1207"/>
    </style:style>
    <style:style style:name="T214" style:family="text">
      <style:text-properties fo:letter-spacing="normal" fo:font-style="normal" officeooo:rsid="00d1c32d"/>
    </style:style>
    <style:style style:name="T215" style:family="text">
      <style:text-properties fo:letter-spacing="normal" fo:font-style="normal" officeooo:rsid="00d47e51"/>
    </style:style>
    <style:style style:name="T216" style:family="text">
      <style:text-properties fo:letter-spacing="normal" fo:font-style="normal" officeooo:rsid="00dcb289"/>
    </style:style>
    <style:style style:name="T217" style:family="text">
      <style:text-properties fo:letter-spacing="normal" fo:font-style="normal" officeooo:rsid="00dd3b6d"/>
    </style:style>
    <style:style style:name="T218" style:family="text">
      <style:text-properties fo:letter-spacing="normal" fo:font-style="normal" officeooo:rsid="00fc6f7b"/>
    </style:style>
    <style:style style:name="T219" style:family="text">
      <style:text-properties fo:letter-spacing="normal" fo:font-style="normal" officeooo:rsid="00fd09f5"/>
    </style:style>
    <style:style style:name="T220" style:family="text">
      <style:text-properties officeooo:rsid="00af9adc"/>
    </style:style>
    <style:style style:name="T221" style:family="text">
      <style:text-properties officeooo:rsid="00b0f27f"/>
    </style:style>
    <style:style style:name="T222" style:family="text">
      <style:text-properties officeooo:rsid="00b2cd0a"/>
    </style:style>
    <style:style style:name="T223" style:family="text">
      <style:text-properties officeooo:rsid="00bff404"/>
    </style:style>
    <style:style style:name="T224" style:family="text">
      <style:text-properties officeooo:rsid="00c9cd5d"/>
    </style:style>
    <style:style style:name="T225" style:family="text">
      <style:text-properties officeooo:rsid="00cbe299"/>
    </style:style>
    <style:style style:name="T226" style:family="text">
      <style:text-properties officeooo:rsid="00cd3255"/>
    </style:style>
    <style:style style:name="T227" style:family="text">
      <style:text-properties officeooo:rsid="00d1c32d"/>
    </style:style>
    <style:style style:name="T228" style:family="text">
      <style:text-properties officeooo:rsid="00d47e51"/>
    </style:style>
    <style:style style:name="T229" style:family="text">
      <style:text-properties officeooo:rsid="00d5a8a8"/>
    </style:style>
    <style:style style:name="T230" style:family="text">
      <style:text-properties officeooo:rsid="00dcb289"/>
    </style:style>
    <style:style style:name="T231" style:family="text">
      <style:text-properties officeooo:rsid="00dd3b6d"/>
    </style:style>
    <style:style style:name="T232" style:family="text">
      <style:text-properties officeooo:rsid="00de63b2"/>
    </style:style>
    <style:style style:name="T233" style:family="text">
      <style:text-properties officeooo:rsid="001ab44d"/>
    </style:style>
    <style:style style:name="T234" style:family="text">
      <style:text-properties officeooo:rsid="001c7ad5"/>
    </style:style>
    <style:style style:name="T235" style:family="text">
      <style:text-properties officeooo:rsid="0023586d"/>
    </style:style>
    <style:style style:name="T236" style:family="text">
      <style:text-properties officeooo:rsid="00254aa8"/>
    </style:style>
    <style:style style:name="T237" style:family="text">
      <style:text-properties officeooo:rsid="0027b9b3"/>
    </style:style>
    <style:style style:name="T238" style:family="text">
      <style:text-properties officeooo:rsid="002ab7d0"/>
    </style:style>
    <style:style style:name="T239" style:family="text">
      <style:text-properties officeooo:rsid="0008dd4d"/>
    </style:style>
    <style:style style:name="T240" style:family="text">
      <style:text-properties officeooo:rsid="000a9daa"/>
    </style:style>
    <style:style style:name="T241" style:family="text">
      <style:text-properties officeooo:rsid="00e6b83d"/>
    </style:style>
    <style:style style:name="T242" style:family="text">
      <style:text-properties officeooo:rsid="00e8aa6b"/>
    </style:style>
    <style:style style:name="T243" style:family="text">
      <style:text-properties officeooo:rsid="00eb1c5a"/>
    </style:style>
    <style:style style:name="T244" style:family="text">
      <style:text-properties officeooo:rsid="00eedf93"/>
    </style:style>
    <style:style style:name="T245" style:family="text">
      <style:text-properties officeooo:rsid="002ea01c"/>
    </style:style>
    <style:style style:name="T246" style:family="text">
      <style:text-properties officeooo:rsid="00f0b0e7"/>
    </style:style>
    <style:style style:name="T247" style:family="text">
      <style:text-properties officeooo:rsid="00f305fd"/>
    </style:style>
    <style:style style:name="T248" style:family="text">
      <style:text-properties officeooo:rsid="00f3d5ed"/>
    </style:style>
    <style:style style:name="T249" style:family="text">
      <style:text-properties officeooo:rsid="00f7bc08"/>
    </style:style>
    <style:style style:name="T250" style:family="text">
      <style:text-properties officeooo:rsid="000a7f73"/>
    </style:style>
    <style:style style:name="T251" style:family="text">
      <style:text-properties fo:font-size="12pt" style:font-size-asian="12pt" style:font-size-complex="12pt"/>
    </style:style>
    <style:style style:name="T252" style:family="text">
      <style:text-properties fo:font-size="12pt" officeooo:rsid="001b2359" style:font-size-asian="12pt" style:font-size-complex="12pt"/>
    </style:style>
    <style:style style:name="T253" style:family="text">
      <style:text-properties fo:font-size="12pt" officeooo:rsid="000a7f73" style:font-size-asian="12pt" style:font-size-complex="12pt"/>
    </style:style>
    <style:style style:name="T254" style:family="text">
      <style:text-properties fo:font-size="12pt" officeooo:rsid="00199ac8" style:font-size-asian="12pt" style:font-size-complex="12pt"/>
    </style:style>
    <style:style style:name="T255" style:family="text">
      <style:text-properties fo:font-size="12pt" fo:font-style="normal" style:font-size-asian="12pt" style:font-style-asian="normal" style:font-size-complex="12pt" style:font-style-complex="normal"/>
    </style:style>
    <style:style style:name="T256" style:family="text">
      <style:text-properties fo:font-size="12pt" fo:font-style="normal" officeooo:rsid="00f7ed93" style:font-size-asian="12pt" style:font-style-asian="normal" style:font-size-complex="12pt" style:font-style-complex="normal"/>
    </style:style>
    <style:style style:name="T257" style:family="text">
      <style:text-properties fo:font-size="12pt" fo:font-style="normal" officeooo:rsid="001c9602" style:font-size-asian="12pt" style:font-style-asian="normal" style:font-size-complex="12pt" style:font-style-complex="normal"/>
    </style:style>
    <style:style style:name="T258" style:family="text">
      <style:text-properties fo:font-size="12pt" fo:font-style="normal" officeooo:rsid="000af18b" style:font-size-asian="12pt" style:font-style-asian="normal" style:font-size-complex="12pt" style:font-style-complex="normal"/>
    </style:style>
    <style:style style:name="T259" style:family="text">
      <style:text-properties fo:font-size="12pt" fo:font-style="normal" officeooo:rsid="001e6150" style:font-size-asian="12pt" style:font-style-asian="normal" style:font-size-complex="12pt" style:font-style-complex="normal"/>
    </style:style>
    <style:style style:name="T260" style:family="text">
      <style:text-properties fo:font-size="12pt" fo:font-style="normal" officeooo:rsid="00199ac8" style:font-size-asian="12pt" style:font-style-asian="normal" style:font-size-complex="12pt" style:font-style-complex="normal"/>
    </style:style>
    <style:style style:name="T261" style:family="text">
      <style:text-properties fo:font-size="12pt" fo:font-style="normal" officeooo:rsid="0047a2eb" style:font-size-asian="12pt" style:font-style-asian="normal" style:font-size-complex="12pt" style:font-style-complex="normal"/>
    </style:style>
    <style:style style:name="T262" style:family="text">
      <style:text-properties fo:font-size="12pt" fo:font-style="normal" officeooo:rsid="0048205f" style:font-size-asian="12pt" style:font-style-asian="normal" style:font-size-complex="12pt" style:font-style-complex="normal"/>
    </style:style>
    <style:style style:name="T263" style:family="text">
      <style:text-properties officeooo:rsid="0048205f"/>
    </style:style>
    <style:style style:name="T264" style:family="text">
      <style:text-properties officeooo:rsid="000af18b"/>
    </style:style>
    <style:style style:name="T265" style:family="text">
      <style:text-properties officeooo:rsid="001b2359"/>
    </style:style>
    <style:style style:name="T266" style:family="text">
      <style:text-properties officeooo:rsid="001c9602"/>
    </style:style>
    <style:style style:name="T267" style:family="text">
      <style:text-properties officeooo:rsid="000c9223"/>
    </style:style>
    <style:style style:name="T268" style:family="text">
      <style:text-properties officeooo:rsid="001e6150"/>
    </style:style>
    <style:style style:name="T269" style:family="text">
      <style:text-properties officeooo:rsid="000df8ef"/>
    </style:style>
    <style:style style:name="T270" style:family="text">
      <style:text-properties officeooo:rsid="004f1160"/>
    </style:style>
    <style:style style:name="T271" style:family="text">
      <style:text-properties officeooo:rsid="000fe596"/>
    </style:style>
    <style:style style:name="T272" style:family="text">
      <style:text-properties officeooo:rsid="004deda0"/>
    </style:style>
    <style:style style:name="T273" style:family="text">
      <style:text-properties officeooo:rsid="0014dff7"/>
    </style:style>
    <style:style style:name="T274" style:family="text">
      <style:text-properties officeooo:rsid="00f7ed93"/>
    </style:style>
    <style:style style:name="T275" style:family="text">
      <style:text-properties officeooo:rsid="00f9e7b0"/>
    </style:style>
    <style:style style:name="T276" style:family="text">
      <style:text-properties officeooo:rsid="00fa0513"/>
    </style:style>
    <style:style style:name="T277" style:family="text">
      <style:text-properties officeooo:rsid="00facdda"/>
    </style:style>
    <style:style style:name="T278" style:family="text">
      <style:text-properties officeooo:rsid="00fb669f"/>
    </style:style>
    <style:style style:name="T279" style:family="text">
      <style:text-properties officeooo:rsid="00fd09f5"/>
    </style:style>
    <style:style style:name="T280" style:family="text">
      <style:text-properties officeooo:rsid="01020daf"/>
    </style:style>
    <style:style style:name="T281" style:family="text">
      <style:text-properties officeooo:rsid="01051831"/>
    </style:style>
    <style:style style:name="T282" style:family="text">
      <style:text-properties officeooo:rsid="0108feb0"/>
    </style:style>
    <style:style style:name="T283" style:family="text">
      <style:text-properties officeooo:rsid="0109ca9c"/>
    </style:style>
    <style:style style:name="T284" style:family="text">
      <style:text-properties officeooo:rsid="010b1060"/>
    </style:style>
    <style:style style:name="T285" style:family="text">
      <style:text-properties officeooo:rsid="010b558e"/>
    </style:style>
    <style:style style:name="T286" style:family="text">
      <style:text-properties officeooo:rsid="010dc51e"/>
    </style:style>
    <style:style style:name="T287" style:family="text">
      <style:text-properties officeooo:rsid="01126234"/>
    </style:style>
    <style:style style:name="T288" style:family="text">
      <style:text-properties officeooo:rsid="00199ac8"/>
    </style:style>
    <style:style style:name="T289" style:family="text">
      <style:text-properties fo:font-weight="normal" style:font-weight-asian="normal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001fa5e5" style:font-weight-asian="bold" style:font-weight-complex="bold"/>
    </style:style>
    <style:style style:name="T292" style:family="text">
      <style:text-properties fo:font-weight="bold" officeooo:rsid="0021a2cb" style:font-weight-asian="bold" style:font-weight-complex="bold"/>
    </style:style>
    <style:style style:name="T293" style:family="text">
      <style:text-properties fo:font-weight="bold" officeooo:rsid="000f55dd" style:font-weight-asian="bold" style:font-weight-complex="bold"/>
    </style:style>
    <style:style style:name="T294" style:family="text">
      <style:text-properties fo:font-weight="bold" officeooo:rsid="002cab10" style:font-weight-asian="bold" style:font-weight-complex="bold"/>
    </style:style>
    <style:style style:name="T295" style:family="text">
      <style:text-properties fo:font-weight="bold" officeooo:rsid="0048bc91" style:font-weight-asian="bold" style:font-weight-complex="bold"/>
    </style:style>
    <style:style style:name="T296" style:family="text">
      <style:text-properties fo:font-weight="bold" officeooo:rsid="014ffefd" style:font-weight-asian="bold" style:font-weight-complex="bold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officeooo:rsid="00eb1c5a" style:font-style-asian="italic" style:font-style-complex="italic"/>
    </style:style>
    <style:style style:name="T299" style:family="text">
      <style:text-properties fo:font-style="italic" officeooo:rsid="00eedf93" style:font-style-asian="italic" style:font-style-complex="italic"/>
    </style:style>
    <style:style style:name="T300" style:family="text">
      <style:text-properties fo:font-style="italic" officeooo:rsid="00113060" style:font-style-asian="italic" style:font-style-complex="italic"/>
    </style:style>
    <style:style style:name="T301" style:family="text">
      <style:text-properties fo:font-style="italic" officeooo:rsid="00152bc0" style:font-style-asian="italic" style:font-style-complex="italic"/>
    </style:style>
    <style:style style:name="T302" style:family="text">
      <style:text-properties fo:font-style="italic" officeooo:rsid="00f305fd" style:font-style-asian="italic" style:font-style-complex="italic"/>
    </style:style>
    <style:style style:name="T303" style:family="text">
      <style:text-properties fo:font-style="normal" fo:font-weight="bold" officeooo:rsid="0147e38e" style:font-style-asian="normal" style:font-weight-asian="bold" style:font-style-complex="normal" style:font-weight-complex="bold"/>
    </style:style>
    <style:style style:name="T304" style:family="text">
      <style:text-properties style:font-name="Libre Franklin SemiBold"/>
    </style:style>
    <style:style style:name="T305" style:family="text">
      <style:text-properties style:font-name="Libre Franklin SemiBold" officeooo:rsid="008f9b4b"/>
    </style:style>
    <style:style style:name="T306" style:family="text">
      <style:text-properties style:font-name="Libre Franklin SemiBold" officeooo:rsid="01181a21"/>
    </style:style>
    <style:style style:name="T307" style:family="text">
      <style:text-properties style:font-name="Libre Franklin SemiBold" officeooo:rsid="00915de8"/>
    </style:style>
    <style:style style:name="T308" style:family="text">
      <style:text-properties style:font-name="Libre Franklin SemiBold" fo:letter-spacing="normal" fo:font-style="normal"/>
    </style:style>
    <style:style style:name="T309" style:family="text">
      <style:text-properties style:font-name="Libre Franklin SemiBold" fo:letter-spacing="normal" fo:font-style="normal" officeooo:rsid="00b97603"/>
    </style:style>
    <style:style style:name="T310" style:family="text">
      <style:text-properties style:font-name="Libre Franklin SemiBold" fo:letter-spacing="normal" fo:font-style="normal" officeooo:rsid="00bff404"/>
    </style:style>
    <style:style style:name="T311" style:family="text">
      <style:text-properties style:font-name="Libre Franklin SemiBold" fo:letter-spacing="normal" fo:font-style="normal" officeooo:rsid="00c3c936"/>
    </style:style>
    <style:style style:name="T312" style:family="text">
      <style:text-properties style:font-name="Libre Franklin SemiBold" fo:letter-spacing="normal" fo:font-style="normal" officeooo:rsid="00c8201a"/>
    </style:style>
    <style:style style:name="T313" style:family="text">
      <style:text-properties style:font-name="Libre Franklin SemiBold" fo:letter-spacing="normal" fo:font-style="normal" officeooo:rsid="00cd3255"/>
    </style:style>
    <style:style style:name="T314" style:family="text">
      <style:text-properties style:font-name="Libre Franklin SemiBold" officeooo:rsid="00bff404"/>
    </style:style>
    <style:style style:name="T315" style:family="text">
      <style:text-properties style:font-name="Libre Franklin SemiBold" officeooo:rsid="00cd3255"/>
    </style:style>
    <style:style style:name="T316" style:family="text">
      <style:text-properties style:font-name="Libre Franklin SemiBold" fo:font-style="normal" officeooo:rsid="00199ac8" style:font-style-asian="normal" style:font-style-complex="normal"/>
    </style:style>
    <style:style style:name="T317" style:family="text">
      <style:text-properties style:font-name="Libre Franklin SemiBold" fo:font-size="12pt" fo:font-style="normal" style:font-size-asian="12pt" style:font-style-asian="normal" style:font-size-complex="12pt" style:font-style-complex="normal"/>
    </style:style>
    <style:style style:name="T318" style:family="text">
      <style:text-properties style:font-name="Libre Franklin SemiBold" fo:font-size="12pt" fo:font-style="normal" officeooo:rsid="00199ac8" style:font-size-asian="12pt" style:font-style-asian="normal" style:font-size-complex="12pt" style:font-style-complex="normal"/>
    </style:style>
    <style:style style:name="T319" style:family="text">
      <style:text-properties style:font-name="Libre Franklin SemiBold" fo:font-size="12pt" fo:font-style="normal" officeooo:rsid="0047a2eb" style:font-size-asian="12pt" style:font-style-asian="normal" style:font-size-complex="12pt" style:font-style-complex="normal"/>
    </style:style>
    <style:style style:name="T320" style:family="text">
      <style:text-properties style:font-name="Libre Franklin SemiBold" fo:font-size="12pt" fo:font-style="normal" officeooo:rsid="004932b9" style:font-size-asian="12pt" style:font-style-asian="normal" style:font-size-complex="12pt" style:font-style-complex="normal"/>
    </style:style>
    <style:style style:name="T321" style:family="text">
      <style:text-properties style:font-name="Libre Franklin SemiBold" fo:font-size="12pt" fo:font-style="normal" officeooo:rsid="001b2359" style:font-size-asian="12pt" style:font-style-asian="normal" style:font-size-complex="12pt" style:font-style-complex="normal"/>
    </style:style>
    <style:style style:name="T322" style:family="text">
      <style:text-properties style:font-name="Libre Franklin SemiBold" fo:font-size="12pt" fo:font-style="normal" officeooo:rsid="0014dff7" style:font-size-asian="12pt" style:font-style-asian="normal" style:font-size-complex="12pt" style:font-style-complex="normal"/>
    </style:style>
    <style:style style:name="T323" style:family="text">
      <style:text-properties style:font-name="Libre Franklin SemiBold" fo:font-size="12pt" fo:font-style="normal" officeooo:rsid="0021014f" style:font-size-asian="12pt" style:font-style-asian="normal" style:font-size-complex="12pt" style:font-style-complex="normal"/>
    </style:style>
    <style:style style:name="T324" style:family="text">
      <style:text-properties style:font-name="Libre Franklin SemiBold" fo:font-size="12pt" fo:font-style="normal" officeooo:rsid="000a7f73" style:font-size-asian="12pt" style:font-style-asian="normal" style:font-size-complex="12pt" style:font-style-complex="normal"/>
    </style:style>
    <style:style style:name="T325" style:family="text">
      <style:text-properties style:font-name="Libre Franklin SemiBold" officeooo:rsid="00199ac8"/>
    </style:style>
    <style:style style:name="T326" style:family="text">
      <style:text-properties fo:font-size="11pt" style:font-size-asian="11pt" style:font-size-complex="11pt"/>
    </style:style>
    <style:style style:name="T327" style:family="text">
      <style:text-properties fo:font-size="11pt" officeooo:rsid="0090ac22" style:font-size-asian="11pt" style:font-size-complex="11pt"/>
    </style:style>
    <style:style style:name="T328" style:family="text">
      <style:text-properties fo:font-size="11pt" officeooo:rsid="00915de8" style:font-size-asian="11pt" style:font-size-complex="11pt"/>
    </style:style>
    <style:style style:name="T329" style:family="text">
      <style:text-properties officeooo:rsid="013b8448"/>
    </style:style>
    <style:style style:name="T330" style:family="text">
      <style:text-properties officeooo:rsid="013d354c"/>
    </style:style>
    <style:style style:name="T331" style:family="text">
      <style:text-properties officeooo:rsid="013dbf11"/>
    </style:style>
    <style:style style:name="T332" style:family="text">
      <style:text-properties officeooo:rsid="013ea3b4"/>
    </style:style>
    <style:style style:name="T333" style:family="text">
      <style:text-properties officeooo:rsid="014075ec"/>
    </style:style>
    <style:style style:name="T334" style:family="text">
      <style:text-properties officeooo:rsid="0145a8e0"/>
    </style:style>
    <style:style style:name="T335" style:family="text">
      <style:text-properties officeooo:rsid="01478d43"/>
    </style:style>
    <style:style style:name="T336" style:family="text">
      <style:text-properties officeooo:rsid="0147e38e"/>
    </style:style>
    <style:style style:name="T337" style:family="text">
      <style:text-properties officeooo:rsid="01493c1d"/>
    </style:style>
    <style:style style:name="T338" style:family="text">
      <style:text-properties officeooo:rsid="014988d1"/>
    </style:style>
    <style:style style:name="T339" style:family="text">
      <style:text-properties officeooo:rsid="0149d396"/>
    </style:style>
    <style:style style:name="T340" style:family="text">
      <style:text-properties officeooo:rsid="014c8a90"/>
    </style:style>
    <style:style style:name="T341" style:family="text">
      <style:text-properties officeooo:rsid="014d8b6f"/>
    </style:style>
    <style:style style:name="T342" style:family="text">
      <style:text-properties officeooo:rsid="014e34c3"/>
    </style:style>
    <style:style style:name="T343" style:family="text">
      <style:text-properties officeooo:rsid="014ffefd"/>
    </style:style>
    <style:style style:name="T344" style:family="text">
      <style:text-properties fo:language="es" fo:country="ES"/>
    </style:style>
    <style:style style:name="T345" style:family="text">
      <style:text-properties fo:language="es" fo:country="ES" style:font-weight-asian="normal" style:font-weight-complex="normal"/>
    </style:style>
    <style:style style:name="T346" style:family="text">
      <style:text-properties officeooo:rsid="01553198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STORELA DE REYES MAGOS</text:p>
      <text:p text:style-name="P75">La Pastorela del Ángel</text:p>
      <text:p text:style-name="P2"/>
      <text:p text:style-name="P9">Linda Isabel Martínez Castro</text:p>
      <text:p text:style-name="P9"><text:span text:style-name="T3">Samuel</text:span> José Gutiérrez Avilés</text:p>
      <text:p text:style-name="P10">Analía Dayenuh Cajina Boláinez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7"><text:soft-page-break/>PRIMER ACTO</text:p>
      <text:p text:style-name="P81"><text:span text:style-name="T9">El Ángel, María,</text:span><text:span text:style-name="T91"> José </text:span><text:span text:style-name="T126">y Jesús</text:span><text:span text:style-name="T91">.</text:span></text:p>
      <text:p text:style-name="P11"/>
      <text:p text:style-name="P60"/>
      <text:p text:style-name="P73"><text:span text:style-name="T331">(</text:span><text:span text:style-name="T103">Se inicia con un canto </text:span><text:span text:style-name="T34">“</text:span><text:span text:style-name="T44">Uri, uri, ura</text:span><text:span text:style-name="T36">” </text:span><text:span text:style-name="T37">ó </text:span><text:span text:style-name="T36">”</text:span><text:span text:style-name="T44">Ya viene mi Dios</text:span><text:span text:style-name="T36">”</text:span><text:span text:style-name="T35">.</text:span><text:span text:style-name="T42">)</text:span></text:p>
      <text:p text:style-name="P60"/>
      <text:p text:style-name="P60"/>
      <text:p text:style-name="P78">ESCENA I</text:p>
      <text:p text:style-name="P13"><text:span text:style-name="T100">Anuncio del Ángel a María </text:span><text:span text:style-name="T74">(Lucas 1, 28-</text:span><text:span text:style-name="T90">38</text:span><text:span text:style-name="T74">)</text:span><text:span text:style-name="T99">.</text:span></text:p>
      <text:p text:style-name="P114"/>
      <text:p text:style-name="P113"><text:span text:style-name="T330">(</text:span>Sentada en la silla se encuentra la <text:span text:style-name="T98">V</text:span>irgen María realizando costura de su ajuar matrimonial, a sus pies tiene una canasta con telas, María se inclina para tomar una tela.<text:span text:style-name="T330">)</text:span></text:p>
      <text:p text:style-name="P14"/>
      <text:p text:style-name="P52"><text:span text:style-name="T330">(</text:span>María entra <text:span text:style-name="T242">sola</text:span> a escena mientras se canta. <text:span text:style-name="T241">Una </text:span><text:span text:style-name="T242">ves </text:span><text:span text:style-name="T241">María esta en su posición, </text:span><text:span text:style-name="T242">e</text:span><text:span text:style-name="T9">l Ángel </text:span><text:span text:style-name="T92">entra en escena, </text:span><text:span text:style-name="T116">se detiene junto a María</text:span><text:span text:style-name="T92"> y </text:span><text:span text:style-name="T9">ext</text:span><text:span text:style-name="T92">i</text:span><text:span text:style-name="T9">end</text:span><text:span text:style-name="T92">e sus brazos.</text:span><text:span text:style-name="T241"> </text:span><text:span text:style-name="T118">El canto se detiene una ve</text:span><text:span text:style-name="T241">s que María y el Ángel</text:span><text:span text:style-name="T118"> llega</text:span><text:span text:style-name="T241">n</text:span><text:span text:style-name="T118"> a su posici</text:span><text:span text:style-name="T241">o</text:span><text:span text:style-name="T118">n</text:span><text:span text:style-name="T241">es</text:span>.<text:span text:style-name="T330">)</text:span></text:p>
      <text:p text:style-name="P52"/>
      <text:p text:style-name="P53"><text:span text:style-name="T290">Narrador</text:span>: Desde el antes que existiese el cielo y la tierra; el sol y la luna; el mar y las montañas. Antes de que todo lo que vemos existiese, Dios, ya quería mucho a las personas. Por eso hace 2000 años quiso que su único hijo naciera de una mujer. Para esto envió al ángel Gabriel a una mujer llamada María...</text:p>
      <text:p text:style-name="P15"/>
      <text:p text:style-name="P54"><text:span text:style-name="T329">(</text:span>Antes que el Ángel empiece su dialogo suena la campana.<text:span text:style-name="T329">)</text:span></text:p>
      <text:p text:style-name="P18"><text:span text:style-name="T291">Ángel</text:span><text:span text:style-name="T9">: </text:span><text:span text:style-name="T13">¡Alégrate </text:span><text:span text:style-name="T27">María</text:span><text:span text:style-name="T13">!, llena de gracia, el Señor está contigo.</text:span></text:p>
      <text:p text:style-name="P116"/>
      <text:p text:style-name="P122"><text:span text:style-name="T329">(</text:span>María se sorprende al escuchar el saludo del Ángel.<text:span text:style-name="T329">)</text:span></text:p>
      <text:p text:style-name="P122"/>
      <text:p text:style-name="P122"><text:span text:style-name="T290">Ángel</text:span>: No temas, Dios te ha <text:span text:style-name="T116">bendecido</text:span>. <text:span text:style-name="T116">Tendrás</text:span> un hijo, y le pondrás <text:span text:style-name="T329">el nombre de</text:span> Jesús.</text:p>
      <text:p text:style-name="P12"/>
      <text:p text:style-name="P19"><text:span text:style-name="T292">María</text:span><text:span text:style-name="T10">: </text:span><text:span text:style-name="T13">¿Cómo </text:span><text:span text:style-name="T28">voy a tener un si no</text:span><text:span text:style-name="T13"> si no </text:span><text:span text:style-name="T16">estoy casada</text:span><text:span text:style-name="T13">?</text:span></text:p>
      <text:p text:style-name="P117"/>
      <text:p text:style-name="P19"><text:span text:style-name="T39">Á</text:span><text:span text:style-name="T40">ngel</text:span><text:span text:style-name="T14">: El Espíritu Santo </text:span><text:span text:style-name="T29">con</text:span><text:span text:style-name="T14"> el poder de </text:span><text:span text:style-name="T17">Dios</text:span><text:span text:style-name="T14"> </text:span><text:span text:style-name="T17">hará </text:span><text:span text:style-name="T29">que quedes embarazada</text:span><text:span text:style-name="T14">. Por eso </text:span><text:span text:style-name="T17">tu</text:span><text:span text:style-name="T14"> </text:span><text:span text:style-name="T17">hijo</text:span><text:span text:style-name="T14"> será Santo y </text:span><text:span text:style-name="T17">le</text:span><text:span text:style-name="T14"> </text:span><text:span text:style-name="T17">dirán</text:span><text:span text:style-name="T14"> Hijo de Dios.</text:span></text:p>
      <text:p text:style-name="P123"/>
      <text:p text:style-name="P20"><text:span text:style-name="T40">M</text:span><text:span text:style-name="T41">aría</text:span><text:span text:style-name="T15">: </text:span><text:span text:style-name="T17">S</text:span><text:span text:style-name="T15">oy la </text:span><text:span text:style-name="T19">esclava</text:span><text:span text:style-name="T15"> de </text:span><text:span text:style-name="T18">Dios</text:span><text:span text:style-name="T15">, que se cumpla lo que has dicho.</text:span></text:p>
      <text:p text:style-name="P118"/>
      <text:p text:style-name="P23"><text:span text:style-name="T30">(</text:span><text:span text:style-name="T13">Inicia el canto “</text:span><text:span text:style-name="T45">Ved </text:span><text:span text:style-name="T46">que la virgen concebirá</text:span><text:span text:style-name="T22">”. </text:span><text:span text:style-name="T15">El Ángel </text:span><text:span text:style-name="T16">se retira</text:span><text:span text:style-name="T15"> y María </text:span><text:span text:style-name="T16">lo sigue </text:span><text:span text:style-name="T22">y</text:span><text:span text:style-name="T16"> </text:span><text:span text:style-name="T15">salen de escena </text:span><text:span text:style-name="T21">juntos</text:span><text:span text:style-name="T15">.</text:span><text:span text:style-name="T30">)</text:span></text:p>
      <text:p text:style-name="P24"/>
      <text:p text:style-name="P25"/>
      <text:p text:style-name="P78">ESCENA I<text:span text:style-name="T2">I</text:span></text:p>
      <text:p text:style-name="P29"><text:span text:style-name="T100">Aparición del Ángel en sueños a José </text:span><text:span text:style-name="T93">(Lucas 1, </text:span><text:span text:style-name="T94">20-21</text:span><text:span text:style-name="T93">)</text:span><text:span text:style-name="T72">.</text:span></text:p>
      <text:p text:style-name="P62"/>
      <text:p text:style-name="P65"/>
      <text:p text:style-name="P31"><text:soft-page-break/><text:span text:style-name="T7">(</text:span><text:span text:style-name="T3">El cuarto </text:span><text:span text:style-name="T6">d</text:span><text:span text:style-name="T3">e José, </text:span><text:span text:style-name="T4">con una alfombra, sabanas y almohada y su báculo. José esta recostado y durmiendo cuando el Ángel </text:span><text:span text:style-name="T5">se le </text:span><text:span text:style-name="T4">aparece.</text:span><text:span text:style-name="T7">)</text:span></text:p>
      <text:p text:style-name="P16"/>
      <text:p text:style-name="P66"><text:span text:style-name="T332">(</text:span><text:span text:style-name="T118">José</text:span> entra a escena mientras se canta “<text:span text:style-name="T298">Ved que la virgen concebirá</text:span>”; <text:span text:style-name="T333">c</text:span><text:span text:style-name="T243">anto del final de la escena anterior</text:span>. <text:span text:style-name="T118">El canto se detiene una ves </text:span><text:span text:style-name="T119">José</text:span><text:span text:style-name="T118"> llega a su posición.</text:span><text:span text:style-name="T332">)</text:span></text:p>
      <text:p text:style-name="P66"/>
      <text:p text:style-name="P71"><text:span text:style-name="T290">Narrador</text:span>: Dios sabia que José era un hombre bueno y justo. Por eso envío a un ángel a visitar a José mientras dormía para que ama<text:span text:style-name="T333">r</text:span>a a María y protegiera a Jesús...</text:p>
      <text:p text:style-name="P66"/>
      <text:p text:style-name="P67"><text:span text:style-name="T332">(</text:span>Antes que el Ángel empiece su dialogo suena la campana.<text:span text:style-name="T332">)</text:span></text:p>
      <text:p text:style-name="P21"><text:span text:style-name="T293">Á</text:span><text:span text:style-name="T294">ngel</text:span><text:span text:style-name="T73">: </text:span><text:span text:style-name="T13">José, </text:span><text:span text:style-name="T32">de la </text:span><text:span text:style-name="T31">familia</text:span><text:span text:style-name="T13"> de David, no </text:span><text:span text:style-name="T31">tengas miedo</text:span><text:span text:style-name="T13"> </text:span><text:span text:style-name="T31">de casarte con</text:span><text:span text:style-name="T13"> María, porque </text:span><text:span text:style-name="T20">el hijo </text:span><text:span text:style-name="T31">de María</text:span><text:span text:style-name="T13"> </text:span><text:span text:style-name="T20">es</text:span><text:span text:style-name="T13"> del Espíritu Santo. </text:span><text:span text:style-name="T20">Cuando nazca</text:span><text:span text:style-name="T13"> </text:span><text:span text:style-name="T20">le</text:span><text:span text:style-name="T13"> pondrás el nombre de Jesús.</text:span></text:p>
      <text:p text:style-name="P119"/>
      <text:p text:style-name="P22"><text:span text:style-name="T31">(</text:span><text:span text:style-name="T26">Inicia el canto “</text:span><text:span text:style-name="T47">El ángel del Señor acampa</text:span><text:span text:style-name="T26">”. </text:span><text:span text:style-name="T23">José se levanta de su sueño toma el báculo. </text:span><text:span text:style-name="T24">El Ángel se retira</text:span><text:span text:style-name="T23"> y </text:span><text:span text:style-name="T25">José </text:span><text:span text:style-name="T24">lo sigue </text:span><text:span text:style-name="T26">y</text:span><text:span text:style-name="T24"> dejan justos</text:span><text:span text:style-name="T23">.</text:span><text:span text:style-name="T31">)</text:span></text:p>
      <text:p text:style-name="P24"/>
      <text:p text:style-name="P25"/>
      <text:p text:style-name="P78">ESCENA I<text:span text:style-name="T2">II</text:span></text:p>
      <text:p text:style-name="P13"><text:span text:style-name="T102">El Ángel guía el n</text:span><text:span text:style-name="T100">acimiento de Jesús </text:span><text:span text:style-name="T95">(Lucas 2, 4-7)</text:span><text:span text:style-name="T73">.</text:span></text:p>
      <text:p text:style-name="P32"/>
      <text:p text:style-name="P33"/>
      <text:p text:style-name="P34"><text:span text:style-name="T334">(</text:span>En medio de la noche en Belén José y María buscan albergue y son guiados por el Ángel.<text:span text:style-name="T334">)</text:span></text:p>
      <text:p text:style-name="P34"/>
      <text:p text:style-name="P55"><text:span text:style-name="T290">Narrador</text:span>: José de caso con María y cuando esta cerca de nacer Jesús, Dios <text:span text:style-name="T338">les envió un ángel para guiarlos</text:span> hasta Belén a cuidad de la familia de David, los parientes de José, para <text:span text:style-name="T338">que</text:span> Jesús naciera ahí…</text:p>
      <text:p text:style-name="P55"/>
      <text:p text:style-name="P34"><text:span text:style-name="T334">(</text:span><text:span text:style-name="T121">El Ángel </text:span><text:span text:style-name="T244">entra en escena seguido por </text:span><text:span text:style-name="T121">José y María </text:span><text:span text:style-name="T244">mientra se canta “</text:span><text:span text:style-name="T299">El ángel de Señor acampa</text:span><text:span text:style-name="T244">”; Canto final de la escena anterior. El Ángel </text:span><text:span text:style-name="T121">puede hacer algunos rodeos </text:span><text:span text:style-name="T246">y va tocando la campana</text:span><text:span text:style-name="T121"> </text:span><text:span text:style-name="T244">antes de llegar a sus lugares.</text:span><text:span text:style-name="T334">)</text:span></text:p>
      <text:p text:style-name="P72"/>
      <text:p text:style-name="P35"><text:span text:style-name="T335">(</text:span><text:span text:style-name="T245">Llegados a </text:span><text:span text:style-name="T244">sus lugares</text:span><text:span text:style-name="T245"> </text:span><text:span text:style-name="T121">José </text:span><text:span text:style-name="T244">y</text:span><text:span text:style-name="T121"> María, </text:span><text:span text:style-name="T244">el Ángel de para detrás de ellos y</text:span><text:span text:style-name="T121"> se detiene el canto.</text:span><text:span text:style-name="T335">)</text:span></text:p>
      <text:p text:style-name="P35"/>
      <text:p text:style-name="P35"><text:span text:style-name="T336">(</text:span><text:span text:style-name="T244">S</text:span><text:span text:style-name="T245">e escucha el llanto de un bebe indicando el nacimiento de Jesús.</text:span><text:span text:style-name="T336">)</text:span></text:p>
      <text:p text:style-name="P30"/>
      <text:p text:style-name="P36"><text:span text:style-name="T303">Ángel</text:span>: ¡ALEGRÍA! <text:span text:style-name="T127">¡</text:span>HA NACIDO EL SALVADOR!</text:p>
      <text:p text:style-name="P68"/>
      <text:p text:style-name="P36"><text:span text:style-name="T337">(</text:span>Y <text:span text:style-name="T127">se inicia</text:span><text:span text:style-name="T120"> un canto “</text:span><text:span text:style-name="T300">Alegría, ha nacido el </text:span><text:span text:style-name="T301">S</text:span><text:span text:style-name="T300">alvador</text:span><text:span text:style-name="T1">”. </text:span><text:span text:style-name="T244">El Ángel sale de escena. José y María se quedaran en sus lugares el resto de la pastorela.</text:span><text:span text:style-name="T337">)</text:span></text:p>
      <text:p text:style-name="P25"/>
      <text:p text:style-name="P79"><text:soft-page-break/><text:span text:style-name="T2">SEGUNDO</text:span> ACTO</text:p>
      <text:p text:style-name="P27">El Ángel y los Pastores</text:p>
      <text:p text:style-name="P63"/>
      <text:p text:style-name="P64"/>
      <text:p text:style-name="P79">ESCENA I</text:p>
      <text:p text:style-name="P82"><text:span text:style-name="T104">Aparición del Ángel a los Pastores</text:span> <text:span text:style-name="T105">(Lucas 2, 8-16).</text:span></text:p>
      <text:p text:style-name="P83"/>
      <text:p text:style-name="P84"/>
      <text:p text:style-name="P86"><text:span text:style-name="T339">(</text:span>Por la noche unos pastores nómadas a la intemperie junto con sus ovejas en campo donde las pastoreaban. Mientras los pastores dormían e<text:span text:style-name="T11">l Ángel se el aparece.</text:span><text:span text:style-name="T339">)</text:span></text:p>
      <text:p text:style-name="P85"/>
      <text:p text:style-name="P87"><text:span text:style-name="T339">(</text:span><text:span text:style-name="T122">Los pastores</text:span> entra a escena mientras se canta <text:span text:style-name="T120">“</text:span><text:span text:style-name="T300">Alegría, ha nacido el </text:span><text:span text:style-name="T301">S</text:span><text:span text:style-name="T300">alvador</text:span><text:span text:style-name="T1">”; </text:span><text:span text:style-name="T343">c</text:span><text:span text:style-name="T247">anto final de la escena anterior. Una ves los pastores están su lugar entra a escena el Ángel. </text:span><text:span text:style-name="T118">El canto se deti</text:span><text:span text:style-name="T122">ene cundo los pastores</text:span><text:span text:style-name="T118"> llega a su posición</text:span>.<text:span text:style-name="T339">)</text:span></text:p>
      <text:p text:style-name="P88"/>
      <text:p text:style-name="P89"><text:span text:style-name="T290">Narrador</text:span>: Dios nunca de amar a las personas y quiere todos conozcan a su hijo y por eso manda un ángel para que nos acerquemos a Jesús sin importar donde estemos; así que envía un ángel a unos pastores para que para que vallan a conocer a Jesús...</text:p>
      <text:p text:style-name="P88"/>
      <text:p text:style-name="P90"><text:span text:style-name="T339">(</text:span>Antes que el Ángel empiece su dialogo suena la campana.<text:span text:style-name="T339">)</text:span></text:p>
      <text:p text:style-name="P198"><text:span text:style-name="T57">Ángel</text:span><text:span text:style-name="T59">: </text:span><text:span text:style-name="T60">¡Gloria a Dios en </text:span><text:span text:style-name="T61">el cielo</text:span><text:span text:style-name="T60">, y en la tierra, paz a los </text:span><text:span text:style-name="T61">que ama Dios</text:span><text:span text:style-name="T60">!</text:span></text:p>
      <text:p text:style-name="P120"/>
      <text:p text:style-name="P121"><text:span text:style-name="T340">(</text:span><text:span text:style-name="T123">Más</text:span> Ángel<text:span text:style-name="T123">es</text:span> <text:span text:style-name="T123">entran en escena y se posicionan junto al que ya estaba en escena.</text:span><text:span text:style-name="T340">)</text:span></text:p>
      <text:p text:style-name="P121"/>
      <text:p text:style-name="P91"><text:span text:style-name="T48">(</text:span><text:span text:style-name="T49">Antes que el Ángel empiece su dialogo suena la campana.</text:span><text:span text:style-name="T48">)</text:span></text:p>
      <text:p text:style-name="P195"><text:span text:style-name="T58">Á</text:span><text:span text:style-name="T57">ngel</text:span><text:span text:style-name="T59">: </text:span><text:span text:style-name="T49">No </text:span><text:span text:style-name="T54">tengan miedo</text:span><text:span text:style-name="T49">, les traigo una </text:span><text:span text:style-name="T54">buena</text:span><text:span text:style-name="T49"> </text:span><text:span text:style-name="T50">noticia</text:span><text:span text:style-name="T49">: Hoy, en </text:span><text:span text:style-name="T50">Belén</text:span><text:span text:style-name="T49">, nació </text:span><text:span text:style-name="T54">Jesús</text:span><text:span text:style-name="T49">, el </text:span><text:span text:style-name="T54">Hijo de Dios</text:span><text:span text:style-name="T49">. </text:span><text:span text:style-name="T54">Valla</text:span><text:span text:style-name="T55">mos a conocerlo.</text:span></text:p>
      <text:p text:style-name="P115"/>
      <text:p text:style-name="P194"><text:span text:style-name="T56">Pastor</text:span><text:span text:style-name="T52">: </text:span><text:span text:style-name="T49">Vayamos a Belén </text:span><text:span text:style-name="T51">a</text:span><text:span text:style-name="T49"> ve</text:span><text:span text:style-name="T51">r</text:span><text:span text:style-name="T49"> que ha sucedido y el Á</text:span><text:span text:style-name="T53">ngel</text:span><text:span text:style-name="T49"> nos ha </text:span><text:span text:style-name="T53">dicho</text:span><text:span text:style-name="T49">.</text:span></text:p>
      <text:p text:style-name="P124"/>
      <text:p text:style-name="P17"><text:span text:style-name="T341">(</text:span><text:span text:style-name="T247">Se inicia el canto “</text:span><text:span text:style-name="T302">Vallamos pues hasta Belén</text:span><text:span text:style-name="T247">”. </text:span>Los á<text:span text:style-name="T106">ngeles se retiran </text:span><text:span text:style-name="T247">extras se retiran.</text:span><text:span text:style-name="T106"> </text:span><text:span text:style-name="T247">L</text:span><text:span text:style-name="T106">os</text:span> pastores siguen <text:span text:style-name="T247">al Ángel</text:span> hasta encontrarse con José, María y Jesús. <text:span text:style-name="T124">El Ángel puede dar algunos rodeos </text:span><text:span text:style-name="T247">y tocar la campana</text:span>.<text:span text:style-name="T341">)</text:span></text:p>
      <text:p text:style-name="P61"/>
      <text:p text:style-name="P69"><text:span text:style-name="T341">(</text:span>Cuando los pastores llegan donde José, María y Jesús, el Ángel se coloca detrás de ellos y los pastores toman su lugar. Cuando los pastores tomen su lugar el Ángel sale de escena solo.<text:span text:style-name="T341">)</text:span></text:p>
      <text:p text:style-name="P61"/>
      <text:p text:style-name="P61"/>
      <text:p text:style-name="P61"/>
      <text:p text:style-name="P61"/>
      <text:p text:style-name="P61"/>
      <text:p text:style-name="P79"><text:soft-page-break/><text:span text:style-name="T2">TERCER</text:span> ACTO</text:p>
      <text:p text:style-name="P27">El Ángel y los Reyes Magos</text:p>
      <text:p text:style-name="P26"/>
      <text:p text:style-name="P26"/>
      <text:p text:style-name="P80">ESCENA I</text:p>
      <text:p text:style-name="P28"><text:span text:style-name="T100">El Ángel </text:span><text:span text:style-name="T101">guía a</text:span><text:span text:style-name="T100"> los Reyes Magos </text:span><text:span text:style-name="T96">(</text:span><text:span text:style-name="T97">Mateo 2, 1-</text:span><text:span text:style-name="T96">).</text:span></text:p>
      <text:p text:style-name="P38"/>
      <text:p text:style-name="P70"/>
      <text:p text:style-name="P39"><text:span text:style-name="T341">(</text:span>Los magos de oriente se seguían al Ángel/estrella <text:span text:style-name="T107">hasta </text:span>llega<text:span text:style-name="T107">r</text:span> a <text:span text:style-name="T248">Belén</text:span>.<text:span text:style-name="T341">)</text:span></text:p>
      <text:p text:style-name="P39"/>
      <text:p text:style-name="P56"><text:span text:style-name="T342">(</text:span>Cuando el Ángel salga de escena se detiene el canto “<text:span text:style-name="T297">Vallamos pues hasta Belén</text:span>”; <text:span text:style-name="T8">c</text:span><text:span text:style-name="T3">anto</text:span> final de la escena anterior.<text:span text:style-name="T342">)</text:span></text:p>
      <text:p text:style-name="P56"/>
      <text:p text:style-name="P57"><text:span text:style-name="T290">Narrador</text:span>: Dios hizo que todos conociera a Jesús su hijo y cuanto lo ama, todos, pequeños y grandes, pobres y ricos. Hasta quiso que los reyes cocieran a hijo de su amor por eso envió un ángel para guiara a tres reyes desde sus reinos lejanos...</text:p>
      <text:p text:style-name="P33"/>
      <text:p text:style-name="P37"><text:span text:style-name="T296">Melchor</text:span>: <text:span text:style-name="T13">¿Dónde está el rey que acaba de nacer? Porque vimos su estrella en </text:span><text:span text:style-name="T33">el cielo</text:span><text:span text:style-name="T13"> y hemos venido a adorarlo</text:span><text:span text:style-name="T64">.</text:span></text:p>
      <text:p text:style-name="P125"/>
      <text:p text:style-name="P126"><text:span text:style-name="T343">(</text:span><text:span text:style-name="T247">Se inicia el canto “</text:span><text:span text:style-name="T302">Los niños de Belén</text:span><text:span text:style-name="T247">”. </text:span><text:span text:style-name="T248">E</text:span><text:span text:style-name="T97">l Ángel/estrella </text:span><text:span text:style-name="T248">entra en escena seguido por los Reyes Magos. </text:span><text:span text:style-name="T125">El Ángel puede dar algunos rodeos </text:span><text:span text:style-name="T248">y tocar la campana</text:span><text:span text:style-name="T97">.</text:span><text:span text:style-name="T343">)</text:span></text:p>
      <text:p text:style-name="P126"/>
      <text:p text:style-name="P126"><text:span text:style-name="T343">(</text:span><text:span text:style-name="T125">Una vez llegados los Reyes Magos donde se en</text:span><text:span text:style-name="T248">cuen</text:span><text:span text:style-name="T125">tran José, María, </text:span><text:span text:style-name="T248">Jesús</text:span><text:span text:style-name="T125"> y </text:span><text:span text:style-name="T248">los pastores, el Ángel se coloca detrás ellos.</text:span><text:span text:style-name="T343">)</text:span></text:p>
      <text:p text:style-name="P127"/>
      <text:p text:style-name="P128"><text:span text:style-name="T343">(</text:span>Los Reyes Mago se posicionan a <text:span text:style-name="T249">un</text:span> lado. Cada Rey Mago pasara frente a Jesús, <text:span text:style-name="T249">cantara la parte que le corresponde, seguido</text:span> dirá su dialogo y se arrodilla<text:span text:style-name="T249">ra</text:span> adorando a Jesús, luego regresara a su lugar.<text:span text:style-name="T343">)</text:span></text:p>
      <text:p text:style-name="P128"/>
      <text:p text:style-name="P197"><text:span text:style-name="T77">Me</text:span><text:span text:style-name="T78">l</text:span><text:span text:style-name="T77">cho</text:span><text:span text:style-name="T79">r </text:span><text:span text:style-name="T80">(Parte cantada)</text:span></text:p>
      <text:p text:style-name="P199"><text:bookmark-start text:name="__DdeLink__43_13854922573"/><text:tab/>Yo <text:span text:style-name="T274">ve</text:span><text:bookmark-start text:name="__DdeLink__39_13854922573"/>ngo de oriente lejano,<text:bookmark-end text:name="__DdeLink__43_13854922573"/><text:bookmark-end text:name="__DdeLink__39_13854922573"/></text:p>
      <text:p text:style-name="P196"><text:span text:style-name="T255"><text:tab/></text:span><text:span text:style-name="T256">d</text:span><text:bookmark-start text:name="__DdeLink__46_13854922573"/><text:span text:style-name="T255">el país </text:span><text:bookmark-end text:name="__DdeLink__46_13854922573"/><text:span text:style-name="T256">del</text:span><text:span text:style-name="T255"> oro y la plata.</text:span></text:p>
      <text:p text:style-name="P199"><text:bookmark-start text:name="__DdeLink__37_13854922574"/><text:bookmark-start text:name="__DdeLink__48_13854922574"/><text:tab/><text:span text:style-name="T264">M</text:span>as de noche no puedo dormir</text:p>
      <text:p text:style-name="P199"><text:tab/>porque he visto una estrella,</text:p>
      <text:p text:style-name="P130"><text:tab/>una estrella en el cielo.<text:bookmark-end text:name="__DdeLink__37_13854922574"/><text:bookmark-end text:name="__DdeLink__48_13854922574"/></text:p>
      <text:p text:style-name="P129"/>
      <text:p text:style-name="P129"><text:span text:style-name="T290">Melchor</text:span>: Yo soy Melchor y traigo para ti oro, porque yo se que eres Rey Eterno.</text:p>
      <text:p text:style-name="P129"/>
      <text:p text:style-name="P129"/>
      <text:p text:style-name="P129"/>
      <text:p text:style-name="P129"/>
      <text:p text:style-name="P129"/>
      <text:p text:style-name="P129"/>
      <text:p text:style-name="P197"><text:soft-page-break/><text:span text:style-name="T81">Gaspar </text:span><text:span text:style-name="T80">(Parte cantada)</text:span></text:p>
      <text:p text:style-name="P199"><text:bookmark-start text:name="__DdeLink__43_138549225711"/><text:tab/>Yo v<text:bookmark-start text:name="__DdeLink__39_138549225711"/>engo de oriente lejano,<text:bookmark-end text:name="__DdeLink__43_138549225711"/><text:bookmark-end text:name="__DdeLink__39_138549225711"/></text:p>
      <text:p text:style-name="P196"><text:span text:style-name="T255"><text:tab/></text:span><text:bookmark-start text:name="__DdeLink__46_138549225711"/><text:span text:style-name="T255">del país de</text:span><text:bookmark-end text:name="__DdeLink__46_138549225711"/><text:span text:style-name="T255">l </text:span><text:span text:style-name="T257">incien</text:span><text:span text:style-name="T258">s</text:span><text:span text:style-name="T257">o y el perfume.</text:span></text:p>
      <text:p text:style-name="P199"><text:bookmark-start text:name="__DdeLink__37_138549225721"/><text:bookmark-start text:name="__DdeLink__48_138549225721"/><text:tab/><text:span text:style-name="T267">M</text:span>as de noche no puedo dormir</text:p>
      <text:p text:style-name="P199"><text:tab/>porque he visto una estrella,</text:p>
      <text:p text:style-name="P131"><text:tab/>una estrella en el cielo.<text:bookmark-end text:name="__DdeLink__37_138549225721"/><text:bookmark-end text:name="__DdeLink__48_138549225721"/></text:p>
      <text:p text:style-name="P129"/>
      <text:p text:style-name="P41"><text:span text:style-name="T290">G</text:span><text:span text:style-name="T295">aspar</text:span>: Yo soy Gaspar y traigo para ti incienso, porque yo se que eres Dios de Israel.</text:p>
      <text:p text:style-name="P76"/>
      <text:p text:style-name="P196"><text:span text:style-name="T82">Balta</text:span><text:span text:style-name="T83">s</text:span><text:span text:style-name="T82">a</text:span><text:span text:style-name="T84">r </text:span><text:span text:style-name="T85">(Parte cantada)</text:span></text:p>
      <text:p text:style-name="P199"><text:bookmark-start text:name="__DdeLink__43_138549225721"/><text:tab/>Yo v<text:bookmark-start text:name="__DdeLink__39_138549225721"/>engo de oriente lejano,<text:bookmark-end text:name="__DdeLink__43_138549225721"/><text:bookmark-end text:name="__DdeLink__39_138549225721"/></text:p>
      <text:p text:style-name="P196"><text:span text:style-name="T255"><text:tab/></text:span><text:bookmark-start text:name="__DdeLink__46_138549225721"/><text:span text:style-name="T255">del país de</text:span><text:bookmark-end text:name="__DdeLink__46_138549225721"/><text:span text:style-name="T255"> </text:span><text:span text:style-name="T259">la mirra y el aceite.</text:span></text:p>
      <text:p text:style-name="P199"><text:bookmark-start text:name="__DdeLink__37_138549225731"/><text:bookmark-start text:name="__DdeLink__48_138549225731"/><text:tab/><text:span text:style-name="T269">M</text:span>as de noche no puedo dormir</text:p>
      <text:p text:style-name="P199"><text:tab/>porque he visto una estrella,</text:p>
      <text:p text:style-name="P74"><text:tab/>una estrella en el cielo.<text:bookmark-end text:name="__DdeLink__37_138549225731"/><text:bookmark-end text:name="__DdeLink__48_138549225731"/></text:p>
      <text:p text:style-name="P74"/>
      <text:p text:style-name="P41"><text:span text:style-name="T290">B</text:span><text:span text:style-name="T295">altasar</text:span>: Yo soy Baltasar y traigo para ti mirra, por que yo se que eres Cordero de Dios.</text:p>
      <text:p text:style-name="P41"/>
      <text:p text:style-name="P59"><text:span text:style-name="T343">(</text:span><text:span text:style-name="T248">Luego que cada Rey Mago </text:span><text:span text:style-name="T275">dijo su</text:span><text:span text:style-name="T248"> dialogo</text:span><text:span text:style-name="T275"> pasaran los tres </text:span><text:span text:style-name="T286">juntos </text:span><text:span text:style-name="T275">frente a Jesús de arrodillaran a </text:span><text:span text:style-name="T286">la</text:span><text:span text:style-name="T275"> ves </text:span><text:span text:style-name="T286">hasta que</text:span><text:span text:style-name="T275"> termine el canto y</text:span><text:span text:style-name="T248"> tomara</text:span><text:span text:style-name="T275">n</text:span><text:span text:style-name="T248"> su lugar </text:span><text:span text:style-name="T275">para completar</text:span><text:span text:style-name="T65"> el nacimiento.</text:span><text:span text:style-name="T66">)</text:span></text:p>
      <text:p text:style-name="P315"/>
      <text:p text:style-name="P58"><text:span text:style-name="T66">N</text:span><text:span text:style-name="T64">arrador: Dios nos ama y lo sabes porque mando a su hijo, a Jesús, nacer como un hombre, para que nosotros podamos vivir felices. </text:span><text:span text:style-name="T67">No para tener mucho dinero o vivir en casas grandes; sino para estar con el en paraiso</text:span><text:span text:style-name="T64">. Y esto es palabra de Dios.</text:span></text:p>
      <text:p text:style-name="P42"/>
      <text:p text:style-name="P44">FIN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NEXO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"><text:soft-page-break/>CARACTERIZACIÓN</text:p>
      <text:p text:style-name="P4"/>
      <text:p text:style-name="P4"/>
      <text:p text:style-name="P5">Á<text:span text:style-name="T96">ngel</text:span></text:p>
      <text:p text:style-name="P45">No importa el sexo, vestido todo de blanco sin ceñirse la cintura <text:span text:style-name="T97">(opcional se puede vestir de colores brillantes con una túnica muy ornamentada)</text:span> con a las en la espalda.</text:p>
      <text:p text:style-name="P43"/>
      <text:p text:style-name="P6">María</text:p>
      <text:p text:style-name="P46"><text:span text:style-name="T117">Mujer de a</text:span>pariencia juvenil, sin maquillaje o lo más natural posible, vestida con túnica blanca o rosada, con velo blanco o celeste. Lleva ceñida la cintura con una cinta del mismo color del velo <text:span text:style-name="T117">y</text:span> lleva sandalias.</text:p>
      <text:p text:style-name="P6"/>
      <text:p text:style-name="P7">José</text:p>
      <text:p text:style-name="P47"><text:span text:style-name="T96">Hombre j</text:span>oven adulto de apariencia amable, vestido de túnica verde o azul y manto café. <text:span text:style-name="T73">A veces también sostiene un báculo o callado con lirios en la parte superior.</text:span></text:p>
      <text:p text:style-name="P47"/>
      <text:p text:style-name="P8">Pastor</text:p>
      <text:p text:style-name="P48">P<text:span text:style-name="T115">ueden llevar túnicas con los siguientes colores: café, blanco a rayas, verde o negro. Llevan la cintura ceñida con cordón.</text:span></text:p>
      <text:p text:style-name="P40"/>
      <text:p text:style-name="P8">Melchor</text:p>
      <text:p text:style-name="P49">Rey de oriente <text:span text:style-name="T110">(Europa)</text:span>, es <text:span text:style-name="T109">portador</text:span> <text:span text:style-name="T109">d</text:span>el oro. <text:span text:style-name="T109">Es también </text:span>el mayor de los Reyes Magos <text:span text:style-name="T111">(Representa la ancianidad </text:span><text:span text:style-name="T112">de hombre</text:span><text:span text:style-name="T111">)</text:span>, <text:span text:style-name="T110">con la cabeza y barba blanca (canosa)</text:span>. Vestido con una túnica dorada, amarilla o blanca y capa roja, <text:span text:style-name="T111">corona</text:span> y <text:span text:style-name="T110">llevando </text:span>un cofre.</text:p>
      <text:p text:style-name="P40"/>
      <text:p text:style-name="P8">Gaspar</text:p>
      <text:p text:style-name="P50">Rey de oriente (Asia), es el portado del incienso. Es un hombre adulto <text:span text:style-name="T112">(Representa la adultez del hombre)</text:span> de cabello claro y barba tupida (<text:span text:style-name="T112">C</text:span>astaño claro). <text:span text:style-name="T108">Vestido con una túnica dorada, amarilla o blanca y capa </text:span>azul o purpura, <text:span text:style-name="T111">corona</text:span><text:span text:style-name="T108"> y </text:span>llevando <text:span text:style-name="T108">un </text:span>incensario<text:span text:style-name="T108">.</text:span></text:p>
      <text:p text:style-name="P40"/>
      <text:p text:style-name="P8">Baltasar</text:p>
      <text:p text:style-name="P51">Rey de oriente (África, <text:span text:style-name="T114">usualmente representado como una persona de raza negra</text:span>), es el portador de la mirra. Es el más joven de los reyes magos (<text:span text:style-name="T112">Representa la juventud del hombre</text:span>).<text:span text:style-name="T108">Vestido con una túnica dorada, amarilla o blanca y capa </text:span><text:span text:style-name="T113">verde</text:span><text:span text:style-name="T110">, </text:span>corona<text:span text:style-name="T108"> y </text:span><text:span text:style-name="T110">llevando </text:span><text:span text:style-name="T113">frasco de perfume</text:span><text:span text:style-name="T108">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"><text:soft-page-break/>CANTOS</text:p>
      <text:p text:style-name="P261"/>
      <text:p text:style-name="P262"/>
      <text:p text:style-name="P237">URÍ, URÍ, URÍ, URÁ</text:p>
      <text:p text:style-name="P305">V<text:span text:style-name="T157">illancico </text:span><text:span text:style-name="T279">Español</text:span></text:p>
      <text:p text:style-name="P263"/>
      <text:p text:style-name="P208"><text:s text:c="8"/>Mi<text:span text:style-name="T157">m</text:span> <text:s text:c="28"/>Si7 <text:s text:c="36"/>Mi<text:span text:style-name="T157">m</text:span></text:p>
      <text:p text:style-name="P268"><text:span text:style-name="T181">A</text:span><text:span text:style-name="T158">. <text:s text:c="3"/></text:span><text:span text:style-name="T86">URÍ, URÍ, URÍ, URÁ URÍ, URÍ, URÍ, URÁ.</text:span></text:p>
      <text:p text:style-name="P209"><text:s text:c="46"/><text:span text:style-name="T187">Si7 <text:s text:c="36"/>Mim</text:span></text:p>
      <text:p text:style-name="P264"><text:span text:style-name="T158"><text:s text:c="8"/></text:span><text:span text:style-name="T304">URÍ, URÍ, URÍ, URÁ URÍ, URÍ, URÍ, URÁ.</text:span></text:p>
      <text:p text:style-name="P210"><text:s text:c="47"/><text:span text:style-name="T187">Si7</text:span></text:p>
      <text:p text:style-name="P309"><text:s text:c="9"/>URÍ, URÍ, URÍ, URÁ.</text:p>
      <text:p text:style-name="P209"><text:s text:c="111"/>Mi<text:span text:style-name="T188">m</text:span></text:p>
      <text:p text:style-name="P263"><text:s text:c="9"/><text:span text:style-name="T304">PAM PÁM, PAM PÁM, PAM PA RA</text:span><text:span text:style-name="T305">M </text:span><text:span text:style-name="T304">PAM PÁM,</text:span></text:p>
      <text:p text:style-name="P209"><text:s text:c="112"/>Si7</text:p>
      <text:p text:style-name="P265"><text:s text:c="9"/><text:span text:style-name="T304">PAM PÁM, PAM PÁM, PAM PA RA</text:span><text:span text:style-name="T305">M </text:span><text:span text:style-name="T304">PAM PÁM.</text:span></text:p>
      <text:p text:style-name="P209"><text:s text:c="59"/>Mi<text:span text:style-name="T188">m</text:span></text:p>
      <text:p text:style-name="P263"><text:s text:c="9"/><text:span text:style-name="T304">LA</text:span><text:span text:style-name="T306">I</text:span><text:span text:style-name="T304"> LA RÁ LA </text:span><text:span text:style-name="T306">LA LA</text:span><text:span text:style-name="T304"> LÁ.</text:span></text:p>
      <text:p text:style-name="P263"/>
      <text:section text:style-name="Sect1" text:name="Sección1">
        <text:p text:style-name="P292"><text:span text:style-name="T128"><text:s text:c="7"/>Mi</text:span><text:span text:style-name="T149">m</text:span><text:span text:style-name="T128"> <text:s text:c="49"/>Si7</text:span></text:p>
        <text:p text:style-name="P280"><text:span text:style-name="T158">S.</text:span> <text:s text:c="3"/>Un niño pequeño va a nacer,</text:p>
        <text:p text:style-name="P209"><text:s text:c="37"/>Mi<text:span text:style-name="T189">m</text:span></text:p>
        <text:p text:style-name="P280"><text:s text:c="8"/>un niñito pequeño.</text:p>
        <text:p text:style-name="P201"><text:s text:c="85"/><text:span text:style-name="T326">Si7</text:span></text:p>
        <text:p text:style-name="P266"><text:span text:style-name="T159">A</text:span><text:span text:style-name="T158">.</text:span> <text:s text:c="3"/><text:span text:style-name="T191">Un niño pequeño va a nacer,</text:span></text:p>
        <text:p text:style-name="P201"><text:s text:c="47"/><text:span text:style-name="T326">Mi</text:span><text:span text:style-name="T327">m</text:span></text:p>
        <text:p text:style-name="P266"><text:s text:c="9"/><text:span text:style-name="T191">un niñito pequeño.</text:span></text:p>
        <text:p text:style-name="P263"/>
        <text:p text:style-name="P200"><text:s text:c="75"/><text:span text:style-name="T326">Si7</text:span></text:p>
        <text:p text:style-name="P263"><text:span text:style-name="T159">S.</text:span> <text:s text:c="3"/>¿Cómo se llamará? <text:span text:style-name="T199">¡</text:span>Enmanuel!</text:p>
        <text:p text:style-name="P200"><text:s text:c="90"/><text:span text:style-name="T326">Mi</text:span><text:span text:style-name="T328">m</text:span></text:p>
        <text:p text:style-name="P263"><text:span text:style-name="T158">A.</text:span> <text:s text:c="3"/><text:span text:style-name="T304">¿CÓMO SE LLAMARÁ? </text:span><text:span text:style-name="T307">¡</text:span><text:span text:style-name="T304">ENMANUEL!</text:span></text:p>
        <text:p text:style-name="P200"><text:s text:c="91"/><text:span text:style-name="T326">Si7</text:span></text:p>
        <text:p text:style-name="P263"><text:s text:c="9"/><text:span text:style-name="T304">¿CÓMO SE LLAMARÁ? </text:span><text:span text:style-name="T307">¡</text:span><text:span text:style-name="T304">ENMANUEL!</text:span></text:p>
        <text:p text:style-name="P209"><text:s text:c="56"/>Mi<text:span text:style-name="T199">m</text:span></text:p>
        <text:p text:style-name="P263"><text:s text:c="9"/><text:span text:style-name="T307">¡</text:span><text:span text:style-name="T304">VEN CHIQUITITO, VEN!</text:span></text:p>
        <text:p text:style-name="P263"/>
        <text:p text:style-name="P263"/>
        <text:p text:style-name="P211"><text:s text:c="8"/>Mi<text:span text:style-name="T157">m</text:span> <text:s text:c="28"/>Si7</text:p>
        <text:p text:style-name="P269"><text:span text:style-name="T181">A</text:span><text:span text:style-name="T158">. <text:s text:c="3"/></text:span><text:span text:style-name="T86">URÍ, URÍ, URÍ, URÁ...</text:span></text:p>
        <text:p text:style-name="P263"/>
        <text:p text:style-name="P293"><text:span text:style-name="T128"><text:s text:c="7"/>Mi</text:span><text:span text:style-name="T150">m</text:span><text:span text:style-name="T128"> <text:s text:c="48"/>Si7</text:span></text:p>
        <text:p text:style-name="P263"><text:span text:style-name="T158">S.</text:span> <text:s text:c="3"/>Su madrecita está en Belén,</text:p>
        <text:p text:style-name="P209"><text:s text:c="51"/>Mi<text:span text:style-name="T199">m</text:span></text:p>
        <text:p text:style-name="P263"><text:s text:c="9"/>su padre es carpintero.</text:p>
        <text:p text:style-name="P212"><text:s text:c="81"/>Si7</text:p>
        <text:p text:style-name="P267"><text:span text:style-name="T177">A</text:span><text:span text:style-name="T158">.</text:span> <text:s text:c="3"/><text:span text:style-name="T191">Su madrecita está en Belén,</text:span></text:p>
        <text:p text:style-name="P212"><text:s text:c="63"/>Mi<text:span text:style-name="T199">m</text:span></text:p>
        <text:p text:style-name="P267"><text:s text:c="9"/><text:span text:style-name="T191">su padre es carpintero.</text:span></text:p>
        <text:p text:style-name="P252"/>
        <text:p text:style-name="P202"><text:s text:c="75"/><text:span text:style-name="T326">Si7</text:span></text:p>
        <text:p text:style-name="P270"><text:span text:style-name="T159">S.</text:span> <text:s text:c="3"/>¿Cómo se llamará? <text:span text:style-name="T199">¡</text:span>Enmanuel!</text:p>
        <text:p text:style-name="P202"><text:s text:c="90"/><text:span text:style-name="T326">Mi</text:span><text:span text:style-name="T328">m</text:span></text:p>
        <text:p text:style-name="P270"><text:span text:style-name="T158">A.</text:span> <text:s text:c="3"/><text:span text:style-name="T304">¿CÓMO SE LLAMARÁ? </text:span><text:span text:style-name="T307">¡</text:span><text:span text:style-name="T304">ENMANUEL!</text:span></text:p>
        <text:p text:style-name="P202"><text:s text:c="91"/><text:span text:style-name="T326">Si7</text:span></text:p>
        <text:p text:style-name="P270"><text:s text:c="9"/><text:span text:style-name="T304">¿CÓMO SE LLAMARÁ? </text:span><text:span text:style-name="T307">¡</text:span><text:span text:style-name="T304">ENMANUEL!</text:span></text:p>
        <text:p text:style-name="P213"><text:s text:c="56"/>Mi<text:span text:style-name="T199">m</text:span></text:p>
        <text:p text:style-name="P270"><text:s text:c="9"/><text:span text:style-name="T307">¡</text:span><text:span text:style-name="T304">VEN CHIQUITITO, VEN!</text:span></text:p>
        <text:p text:style-name="P270"/>
        <text:p text:style-name="P270"/>
        <text:p text:style-name="P213"><text:s text:c="8"/>Mi<text:span text:style-name="T157">m</text:span> <text:s text:c="28"/>Si7</text:p>
        <text:p text:style-name="P270"><text:span text:style-name="T181">A</text:span><text:span text:style-name="T158">. <text:s text:c="3"/></text:span><text:span text:style-name="T86">URÍ, URÍ, URÍ, URÁ...</text:span></text:p>
        <text:p text:style-name="P263"/>
      </text:section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38"><text:soft-page-break/>YA VIENE MI DIOS</text:p>
      <text:p text:style-name="P306">V<text:span text:style-name="T157">illancico </text:span><text:span text:style-name="T279">Español</text:span></text:p>
      <text:p text:style-name="P271"/>
      <text:p text:style-name="P222"><text:s text:c="8"/>Mi<text:span text:style-name="T157">m</text:span> <text:s text:c="71"/>Si7</text:p>
      <text:p text:style-name="P312"><text:span text:style-name="T184">A</text:span><text:span text:style-name="T183">. <text:s text:c="3"/></text:span><text:span text:style-name="T62">YA VIENE MI DIOS, YA VIENE MI REY.</text:span></text:p>
      <text:p text:style-name="P222"><text:s text:c="51"/><text:span text:style-name="T187"><text:s text:c="37"/>Mim</text:span></text:p>
      <text:p text:style-name="P112"><text:span text:style-name="T345"><text:s text:c="8"/></text:span><text:span text:style-name="T38">YA VIENE MI DIOS, YA VIENE MI REY.</text:span></text:p>
      <text:p text:style-name="P222"><text:s text:c="86"/><text:span text:style-name="T187">Si7</text:span></text:p>
      <text:p text:style-name="P313"><text:span text:style-name="T345"><text:s text:c="9"/></text:span><text:span text:style-name="T69">YA VIENE, YA VIENE MI SALVADOR.</text:span></text:p>
      <text:p text:style-name="P222"><text:s text:c="69"/>Mi<text:span text:style-name="T188">m</text:span></text:p>
      <text:p text:style-name="P313"><text:span text:style-name="T345"><text:s text:c="9"/></text:span><text:span text:style-name="T69">YA VIENE, YA VIENE MI REY.</text:span></text:p>
      <text:p text:style-name="P271"/>
      <text:section text:style-name="Sect1" text:name="Sección2">
        <text:p text:style-name="P294"><text:span text:style-name="T128"><text:s text:c="7"/>Mi</text:span><text:span text:style-name="T149">m</text:span><text:span text:style-name="T128"> <text:s text:c="68"/>Si7</text:span></text:p>
        <text:p text:style-name="P303"><text:span text:style-name="T186">S.</text:span><text:span text:style-name="T344"> <text:s text:c="3"/></text:span><text:span text:style-name="T68">Es un pobre obrero nacido en Belén,</text:span></text:p>
        <text:p text:style-name="P222"><text:s text:c="75"/>Mi<text:span text:style-name="T189">m</text:span></text:p>
        <text:p text:style-name="P303"><text:span text:style-name="T344"><text:s text:c="8"/></text:span><text:span text:style-name="T68">su madre, María; su padre, José.</text:span></text:p>
        <text:p text:style-name="P203"><text:s text:c="74"/><text:span text:style-name="T326">Si7</text:span></text:p>
        <text:p text:style-name="P303"><text:span text:style-name="T194"><text:s text:c="8"/></text:span><text:span text:style-name="T68">Ya viene, ya viene mi Salvador.</text:span></text:p>
        <text:p text:style-name="P203"><text:s text:c="60"/><text:span text:style-name="T326">Mi</text:span><text:span text:style-name="T327">m</text:span></text:p>
        <text:p text:style-name="P303"><text:span text:style-name="T195"><text:s text:c="8"/></text:span><text:span text:style-name="T71">Ya viene, ya viene mi Rey.</text:span></text:p>
        <text:p text:style-name="P271"/>
        <text:p text:style-name="P222"><text:s text:c="8"/>Mi<text:span text:style-name="T157">m</text:span> <text:s text:c="71"/>Si7</text:p>
        <text:p text:style-name="P271"><text:span text:style-name="T181">A</text:span><text:span text:style-name="T158">. <text:s text:c="3"/></text:span><text:span text:style-name="T62">YA VIENE MI DIOS, YA VIENE MI REY...</text:span></text:p>
        <text:p text:style-name="P271"/>
        <text:p text:style-name="P294"><text:span text:style-name="T128"><text:s text:c="7"/>Mi</text:span><text:span text:style-name="T149">m</text:span><text:span text:style-name="T128"> <text:s text:c="71"/>Si7</text:span></text:p>
        <text:p text:style-name="P303"><text:span text:style-name="T186">S.</text:span><text:span text:style-name="T344"> <text:s text:c="3"/></text:span><text:span text:style-name="T70">Él tiene unos ojos que hablan de amor,</text:span></text:p>
        <text:p text:style-name="P222"/>
        <text:p text:style-name="P303"><text:span text:style-name="T344"><text:s text:c="8"/></text:span><text:span text:style-name="T70">que hablan del Padre,</text:span></text:p>
        <text:p text:style-name="P222"><text:span text:style-name="T70"><text:s text:c="43"/></text:span><text:span text:style-name="T12">Mi</text:span><text:span text:style-name="T43">m</text:span></text:p>
        <text:p text:style-name="P316"><text:s text:c="8"/>que hablan de Dios.</text:p>
        <text:p text:style-name="P203"><text:s text:c="74"/><text:span text:style-name="T326">Si7</text:span></text:p>
        <text:p text:style-name="P303"><text:span text:style-name="T194"><text:s text:c="8"/></text:span><text:span text:style-name="T68">Ya viene, ya viene mi Salvador.</text:span></text:p>
        <text:p text:style-name="P203"><text:s text:c="60"/><text:span text:style-name="T326">Mi</text:span><text:span text:style-name="T327">m</text:span></text:p>
        <text:p text:style-name="P271"><text:span text:style-name="T198"><text:s text:c="8"/></text:span><text:span text:style-name="T71">Ya viene, ya viene mi Rey.</text:span></text:p>
        <text:p text:style-name="P271"/>
        <text:p text:style-name="P222"><text:s text:c="8"/>Mi<text:span text:style-name="T157">m</text:span> <text:s text:c="71"/>Si7</text:p>
        <text:p text:style-name="P271"><text:span text:style-name="T181">A</text:span><text:span text:style-name="T158">. <text:s text:c="3"/></text:span><text:span text:style-name="T62">YA VIENE MI DIOS, YA VIENE MI REY...</text:span></text:p>
        <text:p text:style-name="P271"/>
        <text:p text:style-name="P271"/>
        <text:p text:style-name="P271"/>
        <text:p text:style-name="P295"><text:span text:style-name="T128"><text:s text:c="7"/>Mi</text:span><text:span text:style-name="T149">m</text:span><text:span text:style-name="T128"> <text:s text:c="64"/>Si7</text:span></text:p>
        <text:p text:style-name="P304"><text:span text:style-name="T186">S.</text:span><text:span text:style-name="T344"> <text:s text:c="3"/></text:span><text:span text:style-name="T70">Murió en un madero lleno de dolor,</text:span></text:p>
        <text:p text:style-name="P223"/>
        <text:p text:style-name="P304"><text:span text:style-name="T344"><text:s text:c="8"/></text:span><text:span text:style-name="T70">murió por los hombres </text:span></text:p>
        <text:p text:style-name="P223"><text:span text:style-name="T70"><text:s text:c="42"/></text:span><text:span text:style-name="T12">Mi</text:span><text:span text:style-name="T43">m</text:span></text:p>
        <text:p text:style-name="P317"><text:s text:c="8"/>muy lleno de amor.</text:p>
        <text:p text:style-name="P204"><text:s text:c="74"/><text:span text:style-name="T326">Si7</text:span></text:p>
        <text:p text:style-name="P304"><text:span text:style-name="T194"><text:s text:c="8"/></text:span><text:span text:style-name="T68">Ya viene, ya viene mi Salvador.</text:span></text:p>
        <text:p text:style-name="P204"><text:s text:c="60"/><text:span text:style-name="T326">Mi</text:span><text:span text:style-name="T327">m</text:span></text:p>
        <text:p text:style-name="P272"><text:span text:style-name="T196"><text:s text:c="8"/></text:span><text:span text:style-name="T71">Ya viene, ya viene mi Rey.</text:span></text:p>
        <text:p text:style-name="P272"/>
        <text:p text:style-name="P223"><text:s text:c="8"/>Mi<text:span text:style-name="T157">m</text:span> <text:s text:c="71"/>Si7</text:p>
        <text:p text:style-name="P272"><text:span text:style-name="T181">A</text:span><text:span text:style-name="T158">. <text:s text:c="3"/></text:span><text:span text:style-name="T62">YA VIENE MI DIOS, YA VIENE MI REY...</text:span></text:p>
        <text:p text:style-name="P318"/>
        <text:p text:style-name="P295"><text:span text:style-name="T128"><text:s text:c="7"/>Mi</text:span><text:span text:style-name="T149">m</text:span></text:p>
        <text:p text:style-name="P304"><text:span text:style-name="T186">S.</text:span><text:span text:style-name="T344"> <text:s text:c="3"/></text:span><text:span text:style-name="T70">Ha entrado en la muerte, </text:span></text:p>
        <text:p text:style-name="P319"><text:s text:c="44"/>Si7</text:p>
        <text:p text:style-name="P317"><text:s text:c="8"/>ha entrado mi Dios,</text:p>
        <text:p text:style-name="P223"><text:s text:c="79"/>Mi<text:span text:style-name="T189">m</text:span></text:p>
        <text:p text:style-name="P304"><text:span text:style-name="T344"><text:s text:c="8"/></text:span><text:span text:style-name="T70">ya viene, ya sube, ya llega el Señor.</text:span></text:p>
        <text:p text:style-name="P204"><text:s text:c="85"/><text:span text:style-name="T326">Si7</text:span></text:p>
        <text:p text:style-name="P304"><text:span text:style-name="T194"><text:s text:c="8"/></text:span><text:span text:style-name="T70">Que canten, que griten: ¡Resucitó!</text:span></text:p>
        <text:p text:style-name="P204"><text:s text:c="81"/><text:span text:style-name="T326">Mi</text:span><text:span text:style-name="T327">m</text:span></text:p>
        <text:p text:style-name="P304"><text:span text:style-name="T197"><text:s text:c="8"/></text:span><text:span text:style-name="T71">Mi Dios ha vencido, salió por amor.</text:span></text:p>
        <text:p text:style-name="P272"/>
        <text:p text:style-name="P223"><text:s text:c="8"/>Mi<text:span text:style-name="T157">m</text:span> <text:s text:c="71"/>Si7</text:p>
        <text:p text:style-name="P272"><text:span text:style-name="T181">A</text:span><text:span text:style-name="T158">. <text:s text:c="3"/></text:span><text:span text:style-name="T62">YA VIENE MI DIOS, YA VIENE MI REY...</text:span></text:p>
        <text:p text:style-name="P318"/>
      </text:section>
      <text:p text:style-name="P271"/>
      <text:p text:style-name="P271"/>
      <text:p text:style-name="P263"/>
      <text:p text:style-name="P263"/>
      <text:p text:style-name="P263"/>
      <text:p text:style-name="P263"/>
      <text:p text:style-name="P263"/>
      <text:p text:style-name="P280"/>
      <text:p text:style-name="P240"><text:soft-page-break/><text:span text:style-name="T233">VED</text:span> <text:span text:style-name="T233">QUE</text:span> <text:span text:style-name="T233">LA</text:span> <text:span text:style-name="T233">VIRGEN</text:span> <text:span text:style-name="T233">concebirÁ</text:span></text:p>
      <text:p text:style-name="P108">Mateo 1, 20-25</text:p>
      <text:p text:style-name="P92"/>
      <text:p text:style-name="P224"><text:tab/><text:span text:style-name="T277">Re</text:span><text:span text:style-name="T234">m</text:span> <text:s text:c="49"/><text:span text:style-name="T277">Do</text:span><text:span text:style-name="T234"> <text:s text:c="6"/></text:span><text:span text:style-name="T277">Re</text:span><text:span text:style-name="T234">m <text:s/></text:span><text:span text:style-name="T277">Do</text:span><text:span text:style-name="T234"> <text:s text:c="5"/></text:span><text:span text:style-name="T277">Re</text:span><text:span text:style-name="T234">m</text:span></text:p>
      <text:p text:style-name="P94"><text:span text:style-name="T160">S.<text:tab/></text:span><text:span text:style-name="T221">Ved que la virgen concebirá y dará a luz un hijo,</text:span></text:p>
      <text:p text:style-name="P214"><text:tab/> <text:s text:c="46"/><text:span text:style-name="T277">Do</text:span><text:span text:style-name="T234"> <text:s text:c="24"/></text:span><text:span text:style-name="T277">Re</text:span><text:span text:style-name="T234">m</text:span></text:p>
      <text:p text:style-name="P94"><text:tab/>a quien pondrá por nombre Enmanuel.</text:p>
      <text:p text:style-name="P94"/>
      <text:p text:style-name="P214"><text:tab/><text:span text:style-name="T277">Re</text:span><text:span text:style-name="T234">m</text:span> <text:s text:c="24"/><text:span text:style-name="T277">Do</text:span><text:span text:style-name="T234"> <text:s text:c="22"/></text:span><text:span text:style-name="T277">Re</text:span><text:span text:style-name="T234">m</text:span></text:p>
      <text:p text:style-name="P94"><text:span text:style-name="T160">A.<text:tab/></text:span><text:span text:style-name="T192">eNmanuel, dios CON NOSOTROS.</text:span></text:p>
      <text:p text:style-name="P106"/>
      <text:p text:style-name="P225"><text:span text:style-name="T234"><text:tab/></text:span><text:span text:style-name="T277">Re</text:span><text:span text:style-name="T234">m <text:s text:c="38"/></text:span><text:span text:style-name="T277">Do</text:span><text:span text:style-name="T234"> <text:s text:c="11"/></text:span><text:span text:style-name="T277">Re</text:span><text:span text:style-name="T234">m <text:s/></text:span><text:span text:style-name="T277">Do</text:span><text:span text:style-name="T234"> <text:s text:c="19"/></text:span><text:span text:style-name="T277">Re</text:span><text:span text:style-name="T234">m</text:span></text:p>
      <text:p text:style-name="P101"><text:span text:style-name="T161">S.<text:tab/></text:span><text:span text:style-name="T224">José, no temas en tomar a María <text:s text:c="2"/>como tu mujer,</text:span></text:p>
      <text:p text:style-name="P215"><text:tab/> <text:s text:c="40"/><text:span text:style-name="T277">Do</text:span><text:span text:style-name="T234"> <text:s text:c="13"/></text:span><text:span text:style-name="T277">Re</text:span><text:span text:style-name="T234">m</text:span></text:p>
      <text:p text:style-name="P101"><text:tab/>por que su hijo es el E<text:span text:style-name="T235">n</text:span>manuel.</text:p>
      <text:p text:style-name="P97"/>
      <text:p text:style-name="P216"><text:tab/><text:span text:style-name="T277">Re</text:span><text:span text:style-name="T234">m</text:span> <text:s text:c="24"/><text:span text:style-name="T277">Do</text:span><text:span text:style-name="T234"> <text:s text:c="22"/></text:span><text:span text:style-name="T277">Re</text:span><text:span text:style-name="T234">m</text:span></text:p>
      <text:p text:style-name="P97"><text:span text:style-name="T160">A.<text:tab/></text:span><text:span text:style-name="T192">eNmanuel, dios CON NOSOTROS.</text:span></text:p>
      <text:p text:style-name="P246"/>
      <text:p text:style-name="P225"><text:span text:style-name="T234"><text:tab/></text:span><text:span text:style-name="T277">Re</text:span><text:span text:style-name="T234">m <text:s text:c="23"/></text:span><text:span text:style-name="T277">Do</text:span><text:span text:style-name="T234"> <text:s text:c="16"/></text:span><text:span text:style-name="T277">Re</text:span><text:span text:style-name="T234">m </text:span><text:span text:style-name="T277">Do</text:span><text:span text:style-name="T234"> <text:s text:c="5"/></text:span><text:span text:style-name="T277">Re</text:span><text:span text:style-name="T234">m</text:span></text:p>
      <text:p text:style-name="P101"><text:span text:style-name="T161">S.<text:tab/></text:span><text:span text:style-name="T220">Dará a luz un hijo, él salvará <text:s text:c="5"/>a su pueblo,</text:span></text:p>
      <text:p text:style-name="P215"><text:tab/> <text:s text:c="45"/><text:span text:style-name="T277">Do</text:span><text:span text:style-name="T234"> <text:s text:c="25"/></text:span><text:span text:style-name="T277">Re</text:span><text:span text:style-name="T234">m</text:span></text:p>
      <text:p text:style-name="P101"><text:tab/>y tú le pondrás por nombre E<text:span text:style-name="T236">n</text:span>manuel.</text:p>
      <text:p text:style-name="P97"/>
      <text:p text:style-name="P216"><text:tab/><text:span text:style-name="T277">Re</text:span><text:span text:style-name="T234">m</text:span> <text:s text:c="24"/><text:span text:style-name="T277">Do</text:span><text:span text:style-name="T234"> <text:s text:c="22"/></text:span><text:span text:style-name="T277">Re</text:span><text:span text:style-name="T234">m</text:span></text:p>
      <text:p text:style-name="P97"><text:span text:style-name="T160">A.<text:tab/></text:span><text:span text:style-name="T192">eNmanuel, dios CON NOSOTROS.</text:span></text:p>
      <text:p text:style-name="P147"/>
      <text:p text:style-name="P163"><text:span text:style-name="T234"><text:tab/></text:span><text:span text:style-name="T277">Re</text:span><text:span text:style-name="T234">m <text:s text:c="34"/></text:span><text:span text:style-name="T277">Do</text:span><text:span text:style-name="T234"> <text:s text:c="3"/></text:span><text:span text:style-name="T277">Re</text:span><text:span text:style-name="T234">m </text:span><text:span text:style-name="T277">Do</text:span><text:span text:style-name="T234"> <text:s text:c="28"/></text:span><text:span text:style-name="T277">Re</text:span><text:span text:style-name="T234">m</text:span></text:p>
      <text:p text:style-name="P102"><text:span text:style-name="T63">S.<text:tab/></text:span><text:span text:style-name="T12">Despertado del sueño hizo <text:s text:c="2"/>como mando el ángel,</text:span></text:p>
      <text:p text:style-name="P164"><text:tab/> <text:s text:c="27"/><text:span text:style-name="T277">Do</text:span><text:span text:style-name="T234"> <text:s text:c="16"/></text:span><text:span text:style-name="T277">Re</text:span><text:span text:style-name="T234">m</text:span></text:p>
      <text:p text:style-name="P132"><text:tab/>y <text:span text:style-name="T238">fue pa</text:span>dre del E<text:span text:style-name="T237">n</text:span>manuel.</text:p>
      <text:p text:style-name="P98"/>
      <text:p text:style-name="P217"><text:tab/><text:span text:style-name="T277">Re</text:span><text:span text:style-name="T234">m</text:span> <text:s text:c="24"/><text:span text:style-name="T277">Do</text:span><text:span text:style-name="T234"> <text:s text:c="22"/></text:span><text:span text:style-name="T277">Re</text:span><text:span text:style-name="T234">m</text:span></text:p>
      <text:p text:style-name="P98"><text:span text:style-name="T160">A.<text:tab/></text:span><text:span text:style-name="T192">eNmanuel, dios CON NOSOTROS.</text:span></text:p>
      <text:p text:style-name="P148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1"><text:soft-page-break/>El ángel del Señor acampa</text:p>
      <text:p text:style-name="P307">Salmo 3<text:span text:style-name="T221">4</text:span>(3<text:span text:style-name="T221">3</text:span>) <text:span text:style-name="T200">8.10.</text:span><text:span text:style-name="T201">16.19</text:span></text:p>
      <text:p text:style-name="P105"/>
      <text:p text:style-name="P218"><text:s text:c="9"/>Sol <text:s text:c="40"/>Re</text:p>
      <text:p text:style-name="P95"><text:span text:style-name="T160">S.</text:span><text:span text:style-name="T221"> <text:s text:c="3"/></text:span>El ángel del Señor acampa</text:p>
      <text:p text:style-name="P218"><text:s text:c="8"/>Lam <text:s text:c="30"/>Mim</text:p>
      <text:p text:style-name="P95"><text:s text:c="8"/>en torno a sus fieles.</text:p>
      <text:p text:style-name="P218"><text:s text:c="10"/>Sol <text:s text:c="20"/>Re</text:p>
      <text:p text:style-name="P96"><text:span text:style-name="T160">A.</text:span><text:span text:style-name="T221"> <text:s text:c="3"/></text:span><text:span text:style-name="T191">Su misericordia</text:span></text:p>
      <text:p text:style-name="P160"><text:s text:c="10"/>Lam <text:s text:c="38"/>Mim</text:p>
      <text:p text:style-name="P249"><text:s text:c="9"/>llena la tierra toda.</text:p>
      <text:p text:style-name="P165"><text:s text:c="10"/>Sol <text:s text:c="2"/>Re <text:s text:c="2"/>Lam Mim</text:p>
      <text:p text:style-name="P250"><text:span text:style-name="T166"><text:s text:c="4"/></text:span><text:span text:style-name="T203"><text:s text:c="5"/></text:span><text:span text:style-name="T202">Uh, uh, U</text:span><text:span text:style-name="T203">h,</text:span><text:span text:style-name="T202"> <text:s/>u</text:span><text:span text:style-name="T203">h.</text:span></text:p>
      <text:p text:style-name="P175"><text:span text:style-name="T203"><text:s text:c="10"/>Sol <text:s text:c="2"/>Re <text:s text:c="2"/></text:span><text:span text:style-name="T202">Lam Mim</text:span></text:p>
      <text:p text:style-name="P251"><text:s text:c="9"/>Uh, uh, Uh, <text:s/>uh.</text:p>
      <text:p text:style-name="P247"/>
      <text:p text:style-name="P219"><text:s text:c="9"/>Sol <text:s text:c="43"/>Re</text:p>
      <text:p text:style-name="P103"><text:span text:style-name="T161">S.</text:span><text:span text:style-name="T222"> <text:s text:c="3"/></text:span><text:span text:style-name="T224">A l</text:span><text:span text:style-name="T220">os que</text:span> teme<text:span text:style-name="T220">n</text:span> al Señor,</text:p>
      <text:p text:style-name="P219"><text:s text:c="9"/>Lam <text:s text:c="14"/>Mim</text:p>
      <text:p text:style-name="P103"><text:s text:c="8"/>nada les falta.</text:p>
      <text:p text:style-name="P220"><text:s text:c="10"/>Sol <text:s text:c="20"/>Re</text:p>
      <text:p text:style-name="P99"><text:span text:style-name="T190">A.</text:span><text:span text:style-name="T193"> <text:s text:c="3"/></text:span><text:span text:style-name="T191">Su misericordia...</text:span></text:p>
      <text:p text:style-name="P245"/>
      <text:p text:style-name="P219"><text:s text:c="9"/>Sol <text:s text:c="37"/>Re</text:p>
      <text:p text:style-name="P103"><text:span text:style-name="T161">S.</text:span><text:span text:style-name="T222"> <text:s text:c="3"/></text:span><text:span text:style-name="T220">E</text:span>l Señor mira a los justos,</text:p>
      <text:p text:style-name="P219"><text:s text:c="9"/>Lam <text:s text:c="25"/>Mim</text:p>
      <text:p text:style-name="P103"><text:s text:c="8"/>escucha sus gritos.</text:p>
      <text:p text:style-name="P221"><text:s text:c="10"/>Sol <text:s text:c="20"/>Re</text:p>
      <text:p text:style-name="P100"><text:span text:style-name="T190">A.</text:span><text:span text:style-name="T193"> <text:s text:c="3"/></text:span><text:span text:style-name="T191">Su misericordia...</text:span></text:p>
      <text:p text:style-name="P133"/>
      <text:p text:style-name="P166"><text:s text:c="9"/>Sol <text:s text:c="34"/>Re</text:p>
      <text:p text:style-name="P104"><text:span text:style-name="T63">S. <text:s text:c="3"/></text:span><text:span text:style-name="T12">El Señor esta cerca,</text:span></text:p>
      <text:p text:style-name="P166"><text:s text:c="9"/>Lam <text:s text:c="26"/>Mim</text:p>
      <text:p text:style-name="P134"><text:s text:c="8"/>salva a los abatidos.</text:p>
      <text:p text:style-name="P221"><text:s text:c="10"/>Sol <text:s text:c="20"/>Re</text:p>
      <text:p text:style-name="P100"><text:span text:style-name="T190">A.</text:span><text:span text:style-name="T193"> <text:s text:c="3"/></text:span><text:span text:style-name="T191">Su misericordia...</text:span></text:p>
      <text:p text:style-name="P135"/>
      <text:p text:style-name="P248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248"/>
      <text:p text:style-name="P186"><text:soft-page-break/>ALEGRÍA, HA NACIDO EL SALVADOR</text:p>
      <text:p text:style-name="P258"><text:span text:style-name="T204">v</text:span><text:span text:style-name="T202">illancico </text:span><text:span text:style-name="T219">Italiano </text:span><text:span text:style-name="T202">- Lucas 2, 10-16 - Isaías 1, 3</text:span></text:p>
      <text:p text:style-name="P136"/>
      <text:section text:style-name="Sect1" text:name="Sección3">
        <text:p text:style-name="P167"><text:s text:c="10"/>Fa <text:s text:c="57"/>La</text:p>
        <text:p text:style-name="P154"><text:span text:style-name="T182">A.</text:span><text:span text:style-name="T202"> <text:s text:c="3"/>¡ALEGRÍA, ALEGRÍA, ALEGRÍA,</text:span></text:p>
        <text:p text:style-name="P167"><text:s text:c="25"/>Sib</text:p>
        <text:p text:style-name="P158"><text:s text:c="9"/>HA NACIDO EL SALVADOR,</text:p>
        <text:p text:style-name="P167"><text:s text:c="23"/>Reb</text:p>
        <text:p text:style-name="P158"><text:s text:c="9"/>ACOSTADO EN UN PESEBRE!</text:p>
        <text:p text:style-name="P167"><text:s text:c="70"/>Do7</text:p>
        <text:p text:style-name="P158"><text:s text:c="9"/>¡ÉL ES EL CRISTO, EL SEÑOR!</text:p>
        <text:p text:style-name="P273"/>
        <text:p text:style-name="P168"><text:s text:c="7"/>Rem <text:s text:c="33"/>Fa</text:p>
        <text:p text:style-name="P150"><text:span text:style-name="T163">S.</text:span><text:span text:style-name="T205"> <text:s text:c="3"/></text:span><text:span text:style-name="T202">Un ángel vino del cielo</text:span></text:p>
        <text:p text:style-name="P168"><text:s text:c="14"/><text:span text:style-name="T276">Sol</text:span>m <text:s text:c="14"/><text:span text:style-name="T282">Lam</text:span> <text:s text:c="5"/>Rem</text:p>
        <text:p text:style-name="P137"><text:s text:c="8"/>trayendo una gran noticia:</text:p>
        <text:p text:style-name="P168"><text:s text:c="9"/>Solm <text:s text:c="16"/>Rem</text:p>
        <text:p text:style-name="P137"><text:s text:c="8"/>¡Hoy os ha nacido,</text:p>
        <text:p text:style-name="P168"><text:s text:c="28"/>La <text:s text:c="22"/>Rem</text:p>
        <text:p text:style-name="P137"><text:s text:c="8"/>os ha nacido el Salvador!</text:p>
        <text:p text:style-name="P168"><text:s text:c="10"/>Solm <text:s text:c="23"/>Rem</text:p>
        <text:p text:style-name="P150"><text:span text:style-name="T163">A.</text:span><text:span text:style-name="T202"> <text:s text:c="3"/></text:span><text:span text:style-name="T308">¡H</text:span><text:span text:style-name="T309">OY</text:span><text:span text:style-name="T308"> </text:span><text:span text:style-name="T309">OS</text:span><text:span text:style-name="T308"> </text:span><text:span text:style-name="T309">HA</text:span><text:span text:style-name="T308"> </text:span><text:span text:style-name="T309">NACIDO</text:span><text:span text:style-name="T308">,</text:span></text:p>
        <text:p text:style-name="P162"><text:s text:c="35"/>La <text:s text:c="34"/>Rem</text:p>
        <text:p text:style-name="P150"><text:span text:style-name="T202"><text:s text:c="8"/></text:span><text:span text:style-name="T309">OS</text:span><text:span text:style-name="T308"> </text:span><text:span text:style-name="T309">HA</text:span><text:span text:style-name="T308"> </text:span><text:span text:style-name="T309">NACIDO</text:span><text:span text:style-name="T308"> </text:span><text:span text:style-name="T309">EL</text:span><text:span text:style-name="T308"> S</text:span><text:span text:style-name="T309">ALVADOR!</text:span></text:p>
        <text:p text:style-name="P137"/>
        <text:p text:style-name="P169"><text:s text:c="10"/>Fa <text:s text:c="57"/>La</text:p>
        <text:p text:style-name="P155"><text:span text:style-name="T162">A.</text:span><text:span text:style-name="T202"> <text:s text:c="3"/>¡ALEGRÍA, ALEGRÍA, ALEGRÍA,...</text:span></text:p>
        <text:p text:style-name="P137"/>
        <text:p text:style-name="P176"><text:span text:style-name="T202"><text:s text:c="8"/>Rem <text:s text:c="37"/></text:span><text:span text:style-name="T206"><text:s text:c="6"/></text:span><text:span text:style-name="T202"><text:s text:c="2"/>Fa</text:span></text:p>
        <text:p text:style-name="P150"><text:span text:style-name="T163">S.</text:span><text:span text:style-name="T205"> <text:s text:c="3"/>¡Envuelto en blancos pañales</text:span></text:p>
        <text:p text:style-name="P168"><text:s text:c="21"/><text:span text:style-name="T278">Sol</text:span>m <text:s text:c="8"/><text:span text:style-name="T282">Lam</text:span> <text:s text:c="9"/>Rem</text:p>
        <text:p text:style-name="P137"><text:s text:c="8"/>y acostado en un pesebre!</text:p>
        <text:p text:style-name="P168"><text:s text:c="8"/>Solm <text:s text:c="24"/>Rem</text:p>
        <text:p text:style-name="P137"><text:s text:c="8"/>Esta será la señal</text:p>
        <text:p text:style-name="P168"><text:s text:c="26"/>La <text:s text:c="16"/>Rem</text:p>
        <text:p text:style-name="P137"><text:s text:c="8"/>de que Él es el Señor.</text:p>
        <text:p text:style-name="P168"><text:s text:c="8"/>Solm <text:s text:c="33"/>Rem</text:p>
        <text:p text:style-name="P150"><text:span text:style-name="T163">A.</text:span><text:span text:style-name="T202"> <text:s text:c="3"/></text:span><text:span text:style-name="T308">E</text:span><text:span text:style-name="T310">STA</text:span><text:span text:style-name="T308"> </text:span><text:span text:style-name="T310">SERÁ</text:span><text:span text:style-name="T308"> </text:span><text:span text:style-name="T310">LA</text:span><text:span text:style-name="T308"> </text:span><text:span text:style-name="T310">SEÑAL</text:span></text:p>
        <text:p text:style-name="P168"><text:s text:c="29"/>La <text:s text:c="24"/>Rem</text:p>
        <text:p text:style-name="P150"><text:span text:style-name="T202"><text:s text:c="8"/></text:span><text:span text:style-name="T310">DE QUE</text:span><text:span text:style-name="T308"> É</text:span><text:span text:style-name="T310">L</text:span><text:span text:style-name="T308"> </text:span><text:span text:style-name="T310">ES</text:span><text:span text:style-name="T308"> </text:span><text:span text:style-name="T310">EL</text:span><text:span text:style-name="T308"> </text:span><text:span text:style-name="T310">SEÑOR.</text:span></text:p>
        <text:p text:style-name="P138"/>
        <text:p text:style-name="P170"><text:s text:c="10"/>Fa <text:s text:c="57"/>La</text:p>
        <text:p text:style-name="P156"><text:span text:style-name="T182">A.</text:span><text:span text:style-name="T202"> <text:s text:c="3"/>¡ALEGRÍA, ALEGRÍA, ALEGRÍA,...</text:span></text:p>
        <text:p text:style-name="P138"/>
        <text:p text:style-name="P140"/>
        <text:p text:style-name="P140"/>
        <text:p text:style-name="P140"/>
        <text:p text:style-name="P140"/>
        <text:p text:style-name="P168"><text:s text:c="8"/>Rem <text:s text:c="22"/>Fa</text:p>
        <text:p text:style-name="P150"><text:span text:style-name="T163">S.</text:span><text:span text:style-name="T205"> <text:s text:c="3"/>Dejándoles el ángel,</text:span></text:p>
        <text:p text:style-name="P168"><text:s text:c="20"/><text:span text:style-name="T278">Sol</text:span>m <text:span text:style-name="T283">Lam</text:span> <text:s text:c="10"/>Rem</text:p>
        <text:p text:style-name="P137"><text:s text:c="8"/>se decían unos a otros:</text:p>
        <text:p text:style-name="P168"><text:s text:c="8"/>Solm <text:s text:c="26"/>Rem</text:p>
        <text:p text:style-name="P137"><text:s text:c="8"/>Vamos hasta Belén,</text:p>
        <text:p text:style-name="P168"><text:s text:c="14"/>La <text:s text:c="19"/>Rem</text:p>
        <text:p text:style-name="P137"><text:s text:c="8"/>a ver al Salvador.</text:p>
        <text:p text:style-name="P168"><text:s text:c="9"/>Solm <text:s text:c="34"/>Rem</text:p>
        <text:p text:style-name="P150"><text:span text:style-name="T163">A.</text:span><text:span text:style-name="T202"> <text:s text:c="3"/></text:span><text:span text:style-name="T311">VAMOS HASTA BELÉN</text:span></text:p>
        <text:p text:style-name="P168"><text:s text:c="16"/>La <text:s text:c="29"/>Rem</text:p>
        <text:p text:style-name="P150"><text:span text:style-name="T202"><text:s text:c="8"/></text:span><text:span text:style-name="T311">A VER AL SALVADOR</text:span><text:span text:style-name="T310">.</text:span></text:p>
        <text:p text:style-name="P139"/>
        <text:p text:style-name="P171"><text:s text:c="10"/>Fa <text:s text:c="57"/>La</text:p>
        <text:p text:style-name="P157"><text:span text:style-name="T162">A.</text:span><text:span text:style-name="T202"> <text:s text:c="3"/>¡ALEGRÍA, ALEGRÍA, ALEGRÍA,...</text:span></text:p>
        <text:p text:style-name="P139"/>
        <text:p text:style-name="P168"><text:s text:c="8"/>Rem <text:s text:c="31"/>Fa</text:p>
        <text:p text:style-name="P150"><text:span text:style-name="T163">S.</text:span><text:span text:style-name="T205"> <text:s text:c="3"/>Encontraron a María,</text:span></text:p>
        <text:p text:style-name="P168"><text:s text:c="25"/><text:span text:style-name="T278">Sol</text:span>m <text:s text:c="2"/><text:span text:style-name="T284">Lam</text:span> <text:s/>Rem</text:p>
        <text:p text:style-name="P137"><text:s text:c="8"/>y encontraron a José.</text:p>
        <text:p text:style-name="P168"><text:s text:c="15"/>Solm <text:s text:c="9"/>Rem</text:p>
        <text:p text:style-name="P150"><text:span text:style-name="T202"><text:s text:c="8"/></text:span><text:span text:style-name="T207">A</text:span><text:span text:style-name="T202">l buey, a el burro,</text:span></text:p>
        <text:p text:style-name="P168"><text:s text:c="17"/>La <text:s text:c="25"/>Rem</text:p>
        <text:p text:style-name="P137"><text:s text:c="8"/>y al niño, el Enmanuel.</text:p>
        <text:p text:style-name="P168"><text:s text:c="18"/>Solm <text:s text:c="14"/>Rem</text:p>
        <text:p text:style-name="P150"><text:span text:style-name="T163">A.</text:span><text:span text:style-name="T202"> <text:s text:c="3"/></text:span><text:span text:style-name="T311">AL BUEY, A EL BURRO</text:span></text:p>
        <text:p text:style-name="P168"><text:s text:c="21"/>La <text:s text:c="34"/>Rem</text:p>
        <text:p text:style-name="P150"><text:span text:style-name="T202"><text:s text:c="8"/></text:span><text:span text:style-name="T311">Y AL NIÑO, EL ENMANUEL.</text:span></text:p>
        <text:p text:style-name="P139"/>
        <text:p text:style-name="P171"><text:s text:c="10"/>Fa <text:s text:c="57"/>La</text:p>
        <text:p text:style-name="P157"><text:span text:style-name="T182">A.</text:span><text:span text:style-name="T202"> <text:s text:c="3"/>¡ALEGRÍA, ALEGRÍA, ALEGRÍA,...</text:span></text:p>
        <text:p text:style-name="P139"/>
        <text:p text:style-name="P168"><text:s text:c="8"/>Rem <text:s text:c="36"/>Fa</text:p>
        <text:p text:style-name="P150"><text:span text:style-name="T163">S.</text:span><text:span text:style-name="T205"> <text:s text:c="3"/>El buey conoce a su amo,</text:span></text:p>
        <text:p text:style-name="P168"><text:s text:c="13"/><text:span text:style-name="T278">Sol</text:span>m <text:s text:c="2"/><text:span text:style-name="T285">Lam</text:span> <text:s text:c="8"/>Rem</text:p>
        <text:p text:style-name="P137"><text:s text:c="8"/>el burro su pesebre.</text:p>
        <text:p text:style-name="P168"><text:s text:c="9"/>Solm <text:s text:c="24"/>Rem</text:p>
        <text:p text:style-name="P137"><text:s text:c="8"/>Pero Israel no conoce,</text:p>
        <text:p text:style-name="P168"><text:s text:c="21"/>La <text:s text:c="23"/>Rem</text:p>
        <text:p text:style-name="P137"><text:s text:c="8"/>no conoce a su Señor.</text:p>
        <text:p text:style-name="P168"><text:s text:c="9"/>Solm <text:s text:c="39"/>Rem</text:p>
        <text:p text:style-name="P150"><text:span text:style-name="T163">A.</text:span><text:span text:style-name="T202"> <text:s text:c="3"/></text:span><text:span text:style-name="T312">PERO ISRAEL NO CONOCE</text:span><text:span text:style-name="T308">,</text:span></text:p>
        <text:p text:style-name="P168"><text:s text:c="25"/>La <text:s text:c="30"/>Rem</text:p>
        <text:p text:style-name="P150"><text:span text:style-name="T202"><text:s text:c="8"/></text:span><text:span text:style-name="T312">NO CONOCE A SU SEÑOR.</text:span></text:p>
        <text:p text:style-name="P140"/>
      </text:section>
      <text:p text:style-name="P242"><text:soft-page-break/><text:span text:style-name="T206">V</text:span><text:span text:style-name="T202">allamos pues hasta Belén</text:span></text:p>
      <text:p text:style-name="P159"><text:span text:style-name="T206">V</text:span><text:span text:style-name="T202">illancico </text:span><text:span text:style-name="T219">Español</text:span></text:p>
      <text:p text:style-name="P140"/>
      <text:p text:style-name="P177"><text:span text:style-name="T206"><text:s text:c="10"/>M</text:span><text:span text:style-name="T202">i <text:s text:c="48"/>Lam</text:span></text:p>
      <text:p text:style-name="P151"><text:span text:style-name="T167">A.</text:span><text:span text:style-name="T212"> <text:s text:c="3"/></text:span><text:span text:style-name="T310">V</text:span><text:span text:style-name="T313">ALLAMOS PUES HASTA BELÉN</text:span></text:p>
      <text:p text:style-name="P183"><text:span text:style-name="T202"><text:s text:c="20"/></text:span><text:span text:style-name="T212">Rem <text:s text:c="50"/>Mi</text:span></text:p>
      <text:p text:style-name="P151"><text:span text:style-name="T202"><text:s text:c="9"/></text:span><text:span text:style-name="T313">Y VEAMOS LO QUE HA SUCEDIDO</text:span><text:span text:style-name="T308">,</text:span></text:p>
      <text:p text:style-name="P184"><text:span text:style-name="T202"><text:s text:c="23"/></text:span><text:span text:style-name="T212">Rem <text:s text:c="33"/></text:span><text:span text:style-name="T218">Lam</text:span></text:p>
      <text:p text:style-name="P151"><text:span text:style-name="T206"><text:s text:c="9"/></text:span><text:span text:style-name="T313">Y EL SANTO, BENDITO SEA</text:span><text:span text:style-name="T308">,</text:span></text:p>
      <text:p text:style-name="P185"><text:span text:style-name="T202"><text:s text:c="21"/></text:span><text:span text:style-name="T212">Rem <text:s text:c="23"/>Mi/</text:span><text:span text:style-name="T213">Fa/Mi</text:span></text:p>
      <text:p text:style-name="P151"><text:span text:style-name="T202"><text:s text:c="9"/></text:span><text:span text:style-name="T313">NOS HA MANIFESTA <text:s text:c="5"/>DO</text:span><text:span text:style-name="T308">.</text:span></text:p>
      <text:p text:style-name="P140"/>
      <text:p text:style-name="P178"><text:span text:style-name="T206"><text:s text:c="8"/></text:span><text:span text:style-name="T215">Mi</text:span><text:span text:style-name="T214"> <text:s text:c="20"/></text:span><text:span text:style-name="T215">Lam</text:span></text:p>
      <text:p text:style-name="P152"><text:span text:style-name="T164">S.</text:span><text:span text:style-name="T210"> <text:s text:c="3"/></text:span><text:span text:style-name="T208">Ya nació el salvador</text:span></text:p>
      <text:p text:style-name="P179"><text:span text:style-name="T206"><text:s text:c="9"/></text:span><text:span text:style-name="T216">Fa</text:span><text:span text:style-name="T214"> <text:s text:c="28"/></text:span><text:span text:style-name="T216">Mi</text:span></text:p>
      <text:p text:style-name="P187"><text:s text:c="8"/>envuelto en pañales.</text:p>
      <text:p text:style-name="P172"><text:s text:c="8"/><text:span text:style-name="T228">Rem <text:s text:c="17"/></text:span><text:span text:style-name="T230">Lam</text:span></text:p>
      <text:p text:style-name="P188"><text:s text:c="8"/>Vamos a Belén</text:p>
      <text:p text:style-name="P172"><text:s text:c="19"/><text:span text:style-name="T230">Rem</text:span><text:span text:style-name="T226"> <text:s text:c="5"/></text:span><text:span text:style-name="T230">Mi/Fa/</text:span><text:span text:style-name="T226">Mi</text:span></text:p>
      <text:p text:style-name="P188"><text:span text:style-name="T225"><text:s text:c="8"/>que quiero ver al Rey</text:span>.</text:p>
      <text:p text:style-name="P141"/>
      <text:p text:style-name="P180"><text:span text:style-name="T206"><text:s text:c="10"/>M</text:span><text:span text:style-name="T202">i <text:s text:c="48"/>Lam</text:span></text:p>
      <text:p text:style-name="P144"><text:span text:style-name="T178">A.</text:span><text:span text:style-name="T226"> <text:s text:c="3"/></text:span><text:span text:style-name="T314">V</text:span><text:span text:style-name="T315">ALLAMOS PUES HASTA BELÉN...</text:span></text:p>
      <text:p text:style-name="P143"/>
      <text:p text:style-name="P174"><text:span text:style-name="T223"><text:s text:c="9"/></text:span><text:span text:style-name="T228">Mi</text:span><text:span text:style-name="T227"> <text:s text:c="20"/></text:span><text:span text:style-name="T228">Lam</text:span></text:p>
      <text:p text:style-name="P153"><text:span text:style-name="T165">S.</text:span><text:span text:style-name="T211"> <text:s text:c="3"/></text:span><text:span text:style-name="T208">Ya nació el </text:span><text:span text:style-name="T209">C</text:span><text:span text:style-name="T208">risto</text:span></text:p>
      <text:p text:style-name="P181"><text:span text:style-name="T206"><text:s text:c="20"/></text:span><text:span text:style-name="T217">Fa</text:span><text:span text:style-name="T214"> <text:s text:c="26"/></text:span><text:span text:style-name="T217">Mi</text:span></text:p>
      <text:p text:style-name="P188"><text:s text:c="8"/>acostado en un pesebre.</text:p>
      <text:p text:style-name="P173"><text:s text:c="8"/><text:span text:style-name="T228">Rem <text:s text:c="17"/></text:span><text:span text:style-name="T231">Lam</text:span></text:p>
      <text:p text:style-name="P189"><text:s text:c="8"/>Vamos a Belén</text:p>
      <text:p text:style-name="P173"><text:s text:c="19"/><text:span text:style-name="T231">Rem</text:span><text:span text:style-name="T226"> <text:s text:c="6"/></text:span><text:span text:style-name="T231">Mi/Fa <text:s text:c="17"/>Mi</text:span></text:p>
      <text:p text:style-name="P190"><text:span text:style-name="T225"><text:s text:c="8"/>que quiero ver <text:s text:c="2"/>al </text:span><text:span text:style-name="T229">Enmanuel</text:span>.</text:p>
      <text:p text:style-name="P141"/>
      <text:p text:style-name="P180"><text:span text:style-name="T206"><text:s text:c="10"/>M</text:span><text:span text:style-name="T202">i <text:s text:c="48"/>Lam</text:span></text:p>
      <text:p text:style-name="P144"><text:span text:style-name="T178">A.</text:span><text:span text:style-name="T226"> <text:s text:c="3"/></text:span><text:span text:style-name="T314">V</text:span><text:span text:style-name="T315">ALLAMOS PUES HASTA BELÉN...</text:span></text:p>
      <text:p text:style-name="P144"/>
      <text:p text:style-name="P174"><text:span text:style-name="T223"><text:s text:c="8"/></text:span><text:span text:style-name="T228">Mi</text:span><text:span text:style-name="T227"> <text:s text:c="28"/></text:span><text:span text:style-name="T228">Lam</text:span></text:p>
      <text:p text:style-name="P189"><text:span text:style-name="T168">S.</text:span><text:span text:style-name="T76"> <text:s text:c="3"/></text:span>Ya nació el <text:span text:style-name="T225">M</text:span>esías</text:p>
      <text:p text:style-name="P174"><text:span text:style-name="T223"><text:s text:c="14"/></text:span><text:span text:style-name="T232">Fa</text:span><text:span text:style-name="T227"> <text:s text:c="27"/></text:span><text:span text:style-name="T232">Mi</text:span></text:p>
      <text:p text:style-name="P191"><text:s text:c="8"/>el hijo del carpintero.</text:p>
      <text:p text:style-name="P173"><text:s text:c="8"/><text:span text:style-name="T228">Rem <text:s text:c="18"/></text:span><text:span text:style-name="T232">Lam</text:span></text:p>
      <text:p text:style-name="P189"><text:s text:c="8"/>Vamos a Belén</text:p>
      <text:p text:style-name="P173"><text:s text:c="19"/><text:span text:style-name="T232">Rem</text:span><text:span text:style-name="T226"> <text:s text:c="5"/>Mi/</text:span><text:span text:style-name="T232">Fa <text:s text:c="12"/>Mi</text:span></text:p>
      <text:p text:style-name="P190"><text:span text:style-name="T225"><text:s text:c="8"/>que quiero ver <text:s text:c="3"/>al </text:span><text:span text:style-name="T229">profeta</text:span>.</text:p>
      <text:p text:style-name="P142"/>
      <text:p text:style-name="P182"><text:span text:style-name="T206"><text:s text:c="10"/>M</text:span><text:span text:style-name="T202">i <text:s text:c="48"/>Lam</text:span></text:p>
      <text:p text:style-name="P145"><text:span text:style-name="T178">A.</text:span><text:span text:style-name="T226"> <text:s text:c="3"/></text:span><text:span text:style-name="T314">V</text:span><text:span text:style-name="T315">ALLAMOS PUES HASTA BELÉN...</text:span></text:p>
      <text:p text:style-name="P145"/>
      <text:p text:style-name="P239"><text:soft-page-break/>LOS NIÑOS DE BELÉN</text:p>
      <text:p text:style-name="P109">De la vigilia de Reye<text:span text:style-name="T250">s</text:span> Mago – Solemnidad de la Epifanía del Señor</text:p>
      <text:p text:style-name="P93"/>
      <text:section text:style-name="Sect1" text:name="Sección5">
        <text:p text:style-name="P226"><text:s text:c="11"/>Do</text:p>
        <text:p text:style-name="P291"><text:bookmark-start text:name="__DdeLink__52_13854922572"/><text:span text:style-name="T185">A</text:span><text:bookmark-end text:name="__DdeLink__52_13854922572"/><text:span text:style-name="T185">. <text:s text:c="3"/></text:span><text:span text:style-name="T316">LOS NIÑOS DE BELÉN</text:span><text:span text:style-name="T151"> </text:span><text:span text:style-name="T316">ESTÁN</text:span></text:p>
        <text:p text:style-name="P227"><text:s text:c="16"/>Sol7 <text:s text:c="27"/>Do</text:p>
        <text:p text:style-name="P274"><text:span text:style-name="T260"><text:s text:c="9"/></text:span><text:span text:style-name="T318">JUGANDO EN LA PLAZA</text:span><text:span text:style-name="T319">,</text:span></text:p>
        <text:p text:style-name="P205"/>
        <text:p text:style-name="P310"><text:span text:style-name="T260"><text:s text:c="9"/>YA VIENEN LOS REYES MAGOS</text:span><text:span text:style-name="T261">,</text:span></text:p>
        <text:p text:style-name="P296"><text:span text:style-name="T136"><text:s text:c="35"/>Sol</text:span><text:span text:style-name="T128">7 <text:s text:c="21"/></text:span><text:span text:style-name="T136">Do</text:span></text:p>
        <text:p text:style-name="P310"><text:span text:style-name="T260"><text:s text:c="9"/>QUE SON UNO DOS Y TRES</text:span><text:span text:style-name="T261">.</text:span></text:p>
        <text:p text:style-name="P298"><text:span text:style-name="T138"><text:s text:c="31"/>Mi</text:span><text:span text:style-name="T139">m</text:span><text:span text:style-name="T137"> <text:s text:c="22"/></text:span><text:span text:style-name="T138">La</text:span><text:span text:style-name="T139">m</text:span></text:p>
        <text:p text:style-name="P310"><text:span text:style-name="T260"><text:s text:c="9"/></text:span><text:span text:style-name="T255">¿</text:span><text:span text:style-name="T261">D</text:span><text:span text:style-name="T260">E</text:span><text:span text:style-name="T261"> </text:span><text:span text:style-name="T260">DÓNDE</text:span><text:span text:style-name="T261"> </text:span><text:span text:style-name="T260">VENÍS</text:span><text:span text:style-name="T261"> </text:span><text:span text:style-name="T260">VOSOTROS</text:span><text:span text:style-name="T261">,</text:span></text:p>
        <text:p text:style-name="P298"><text:span text:style-name="T140"><text:s text:c="29"/></text:span><text:span text:style-name="T138">Re</text:span><text:span text:style-name="T140">7 <text:s text:c="25"/></text:span><text:span text:style-name="T138">Sol</text:span></text:p>
        <text:p text:style-name="P310"><text:span text:style-name="T260"><text:s text:c="9"/>CON CABALLOS Y CAMELLOS</text:span><text:span text:style-name="T262">?</text:span></text:p>
        <text:p text:style-name="P230"><text:s text:c="40"/>Do</text:p>
        <text:p text:style-name="P110"><text:span text:style-name="T254"><text:s text:c="9"/></text:span><text:span text:style-name="T251">¿</text:span><text:span text:style-name="T252">QUIENES S</text:span><text:span text:style-name="T253">OI</text:span><text:span text:style-name="T252">S</text:span><text:span text:style-name="T251">?, ¿</text:span><text:span text:style-name="T252">QUIENES SO</text:span><text:span text:style-name="T253">I</text:span><text:span text:style-name="T252">S</text:span><text:span text:style-name="T251">?</text:span></text:p>
        <text:p text:style-name="P230"><text:s text:c="31"/>Sol<text:span text:style-name="T263">7 <text:s text:c="28"/></text:span>Do</text:p>
        <text:p text:style-name="P110"><text:span text:style-name="T254"><text:s text:c="9"/></text:span><text:span text:style-name="T251">¿Q</text:span><text:span text:style-name="T252">UE</text:span><text:span text:style-name="T251"> </text:span><text:span text:style-name="T252">VENÍS</text:span><text:span text:style-name="T251"> </text:span><text:span text:style-name="T252">A HACER AQUÍ</text:span><text:span text:style-name="T251">?</text:span></text:p>
        <text:p text:style-name="P107"/>
        <text:p text:style-name="P308"><text:span text:style-name="T171">Me</text:span><text:span text:style-name="T172">l</text:span><text:span text:style-name="T171">cho</text:span><text:span text:style-name="T173">r</text:span></text:p>
        <text:p text:style-name="P230"><text:s text:c="8"/>Do</text:p>
        <text:p text:style-name="P281"><text:bookmark-start text:name="__DdeLink__43_1385492257"/><text:span text:style-name="T158">S. <text:s text:c="3"/></text:span>Yo v<text:bookmark-start text:name="__DdeLink__39_1385492257"/>engo de oriente lejano,<text:bookmark-end text:name="__DdeLink__43_1385492257"/><text:bookmark-end text:name="__DdeLink__39_1385492257"/></text:p>
        <text:p text:style-name="P297"><text:span text:style-name="T128"><text:s text:c="55"/></text:span><text:span text:style-name="T129">Sol</text:span></text:p>
        <text:p text:style-name="P282"><text:span text:style-name="T288"><text:s text:c="9"/></text:span><text:bookmark-start text:name="__DdeLink__46_1385492257"/>del país de<text:bookmark-end text:name="__DdeLink__46_1385492257"/>l oro y la plata.</text:p>
        <text:p text:style-name="P298"><text:span text:style-name="T137"><text:s text:c="28"/></text:span><text:span text:style-name="T141">Fa</text:span><text:span text:style-name="T137"> <text:s text:c="42"/></text:span><text:span text:style-name="T141">Do</text:span></text:p>
        <text:p text:style-name="P282"><text:span text:style-name="T288"><text:s text:c="9"/></text:span><text:bookmark-start text:name="__DdeLink__37_1385492257"/><text:bookmark-start text:name="__DdeLink__48_1385492257"/><text:span text:style-name="T264">M</text:span>as de noche no puedo dormir</text:p>
        <text:p text:style-name="P297"><text:span text:style-name="T131"><text:s text:c="62"/></text:span><text:span text:style-name="T129">Sol</text:span><text:span text:style-name="T154">7</text:span></text:p>
        <text:p text:style-name="P282"><text:span text:style-name="T288"><text:s text:c="9"/></text:span>porque he visto una estrella,</text:p>
        <text:p text:style-name="P299"><text:span text:style-name="T139"><text:s text:c="51"/></text:span><text:span text:style-name="T141">Do</text:span><text:span text:style-name="T139"> <text:s text:c="7"/></text:span><text:span text:style-name="T141">Do</text:span><text:span text:style-name="T139">7</text:span></text:p>
        <text:p text:style-name="P282"><text:span text:style-name="T288"><text:s text:c="9"/></text:span>una estrella en el cielo.<text:bookmark-end text:name="__DdeLink__37_1385492257"/><text:bookmark-end text:name="__DdeLink__48_1385492257"/></text:p>
        <text:p text:style-name="P298"><text:span text:style-name="T137"><text:s text:c="31"/></text:span><text:span text:style-name="T141">Fa</text:span></text:p>
        <text:p text:style-name="P274"><text:span text:style-name="T179">A. <text:s text:c="3"/></text:span><text:bookmark-start text:name="__DdeLink__37_13854922571"/><text:bookmark-start text:name="__DdeLink__48_13854922571"/><text:span text:style-name="T320">M</text:span><text:span text:style-name="T321">AS</text:span><text:span text:style-name="T317"> </text:span><text:span text:style-name="T321">DE</text:span><text:span text:style-name="T317"> </text:span><text:span text:style-name="T321">NOCHE</text:span></text:p>
        <text:p text:style-name="P230"><text:s text:c="50"/>Do</text:p>
        <text:p text:style-name="P275"><text:span text:style-name="T260"><text:s text:c="9"/></text:span><text:span text:style-name="T321">NO</text:span><text:span text:style-name="T317"> </text:span><text:span text:style-name="T321">PUEDE</text:span><text:span text:style-name="T317"> </text:span><text:span text:style-name="T321">DORMIR</text:span></text:p>
        <text:p text:style-name="P298"><text:span text:style-name="T141"><text:s text:c="24"/></text:span><text:span text:style-name="T139"><text:s text:c="53"/></text:span><text:span text:style-name="T141">Sol</text:span><text:span text:style-name="T142">7</text:span></text:p>
        <text:p text:style-name="P275"><text:span text:style-name="T260"><text:s text:c="9"/></text:span><text:span text:style-name="T321">PORQUE HA</text:span><text:span text:style-name="T317"> </text:span><text:span text:style-name="T321">VISTO</text:span><text:span text:style-name="T152"> </text:span><text:span text:style-name="T321">UNA</text:span><text:span text:style-name="T317"> </text:span><text:span text:style-name="T321">ESTRELLA</text:span><text:span text:style-name="T317">,</text:span></text:p>
        <text:p text:style-name="P231"><text:s text:c="74"/><text:span text:style-name="T265">Do</text:span></text:p>
        <text:p text:style-name="P275"><text:span text:style-name="T260"><text:s text:c="9"/></text:span><text:span text:style-name="T321">UNA</text:span><text:span text:style-name="T317"> </text:span><text:span text:style-name="T321">ESTRELLA</text:span><text:span text:style-name="T317"> </text:span><text:span text:style-name="T321">EN</text:span><text:span text:style-name="T317"> </text:span><text:span text:style-name="T321">EL</text:span><text:span text:style-name="T317"> </text:span><text:span text:style-name="T321">CIELO</text:span><text:span text:style-name="T317">.</text:span><text:bookmark-end text:name="__DdeLink__48_13854922571"/><text:bookmark-end text:name="__DdeLink__37_13854922571"/></text:p>
        <text:p text:style-name="P228"><text:s text:c="11"/>Do</text:p>
        <text:p text:style-name="P283"><text:bookmark-start text:name="__DdeLink__52_138549225721"/><text:span text:style-name="T176">A</text:span><text:bookmark-end text:name="__DdeLink__52_138549225721"/><text:span text:style-name="T176">. <text:s text:c="3"/></text:span><text:span text:style-name="T87">LOS NIÑOS DE BELÉN</text:span><text:span text:style-name="T153"> </text:span><text:span text:style-name="T87">ESTÁN...</text:span></text:p>
        <text:p text:style-name="P285"/>
        <text:p text:style-name="P285"/>
        <text:p text:style-name="P285"/>
        <text:p text:style-name="P259">Gaspar</text:p>
        <text:p text:style-name="P230"><text:s text:c="8"/>Do</text:p>
        <text:p text:style-name="P281"><text:bookmark-start text:name="__DdeLink__43_13854922571"/><text:span text:style-name="T158">S. <text:s text:c="3"/></text:span>Yo v<text:bookmark-start text:name="__DdeLink__39_13854922571"/>engo de oriente lejano,<text:bookmark-end text:name="__DdeLink__43_13854922571"/><text:bookmark-end text:name="__DdeLink__39_13854922571"/></text:p>
        <text:p text:style-name="P297"><text:span text:style-name="T128"><text:s text:c="74"/></text:span><text:span text:style-name="T129">Sol</text:span></text:p>
        <text:p text:style-name="P282"><text:span text:style-name="T288"><text:s text:c="9"/></text:span><text:bookmark-start text:name="__DdeLink__46_13854922571"/>del país de<text:bookmark-end text:name="__DdeLink__46_13854922571"/>l <text:span text:style-name="T266">incien</text:span><text:span text:style-name="T264">s</text:span><text:span text:style-name="T266">o y el perfume.</text:span></text:p>
        <text:p text:style-name="P298"><text:span text:style-name="T137"><text:s text:c="28"/></text:span><text:span text:style-name="T141">Fa</text:span><text:span text:style-name="T137"> <text:s text:c="41"/></text:span><text:span text:style-name="T141">Do</text:span></text:p>
        <text:p text:style-name="P282"><text:span text:style-name="T288"><text:s text:c="9"/></text:span><text:bookmark-start text:name="__DdeLink__48_13854922572"/><text:bookmark-start text:name="__DdeLink__37_13854922572"/><text:span text:style-name="T267">M</text:span>as de noche no puedo dormir</text:p>
        <text:p text:style-name="P297"><text:span text:style-name="T131"><text:s text:c="62"/></text:span><text:span text:style-name="T129">Sol</text:span><text:span text:style-name="T154">7</text:span></text:p>
        <text:p text:style-name="P282"><text:span text:style-name="T288"><text:s text:c="9"/></text:span>porque he visto una estrella,</text:p>
        <text:p text:style-name="P298"><text:span text:style-name="T139"><text:s text:c="51"/></text:span><text:span text:style-name="T141">Do</text:span><text:span text:style-name="T139"> <text:s text:c="7"/></text:span><text:span text:style-name="T141">Do</text:span><text:span text:style-name="T139">7</text:span></text:p>
        <text:p text:style-name="P282"><text:span text:style-name="T288"><text:s text:c="9"/></text:span>una estrella en el cielo.<text:bookmark-end text:name="__DdeLink__37_13854922572"/><text:bookmark-end text:name="__DdeLink__48_13854922572"/></text:p>
        <text:p text:style-name="P300"><text:span text:style-name="T137"><text:s text:c="31"/></text:span><text:span text:style-name="T141">Fa</text:span></text:p>
        <text:p text:style-name="P283"><text:span text:style-name="T174">A. <text:s text:c="3"/></text:span><text:span text:style-name="T88">M</text:span><text:span text:style-name="T89">AS DE NOCHE...</text:span><text:bookmark-start text:name="__DdeLink__61_1385492257"/></text:p>
        <text:p text:style-name="P228"><text:s text:c="11"/>Do</text:p>
        <text:p text:style-name="P283"><text:bookmark-start text:name="__DdeLink__52_1385492257211"/><text:span text:style-name="T176">A</text:span><text:bookmark-end text:name="__DdeLink__52_1385492257211"/><text:span text:style-name="T176">. <text:s text:c="3"/></text:span><text:span text:style-name="T87">LOS NIÑOS DE BELÉN</text:span><text:span text:style-name="T153"> </text:span><text:span text:style-name="T87">ESTÁN...</text:span></text:p>
        <text:p text:style-name="P284"><text:bookmark-end text:name="__DdeLink__61_1385492257"/></text:p>
        <text:p text:style-name="P308"><text:span text:style-name="T175">Balta</text:span><text:span text:style-name="T172">s</text:span><text:span text:style-name="T175">a</text:span><text:span text:style-name="T173">r</text:span></text:p>
        <text:p text:style-name="P230"><text:s text:c="8"/>Do</text:p>
        <text:p text:style-name="P281"><text:bookmark-start text:name="__DdeLink__43_13854922572"/><text:span text:style-name="T158">S. <text:s text:c="3"/></text:span>Yo v<text:bookmark-start text:name="__DdeLink__39_13854922572"/>engo de oriente lejano,<text:bookmark-end text:name="__DdeLink__43_13854922572"/><text:bookmark-end text:name="__DdeLink__39_13854922572"/></text:p>
        <text:p text:style-name="P297"><text:span text:style-name="T128"><text:s text:c="66"/></text:span><text:span text:style-name="T129">Sol</text:span></text:p>
        <text:p text:style-name="P282"><text:span text:style-name="T288"><text:s text:c="9"/></text:span><text:bookmark-start text:name="__DdeLink__46_13854922572"/>del país de<text:bookmark-end text:name="__DdeLink__46_13854922572"/> <text:span text:style-name="T268">la mirra y el aceite.</text:span></text:p>
        <text:p text:style-name="P298"><text:span text:style-name="T137"><text:s text:c="28"/></text:span><text:span text:style-name="T141">Fa</text:span><text:span text:style-name="T137"> <text:s text:c="41"/></text:span><text:span text:style-name="T141">Do</text:span></text:p>
        <text:p text:style-name="P282"><text:span text:style-name="T288"><text:s text:c="9"/></text:span><text:bookmark-start text:name="__DdeLink__37_13854922573"/><text:bookmark-start text:name="__DdeLink__48_13854922573"/><text:span text:style-name="T269">M</text:span>as de noche no puedo dormir</text:p>
        <text:p text:style-name="P297"><text:span text:style-name="T131"><text:s text:c="62"/></text:span><text:span text:style-name="T129">Sol</text:span><text:span text:style-name="T154">7</text:span></text:p>
        <text:p text:style-name="P282"><text:span text:style-name="T288"><text:s text:c="9"/></text:span>porque he visto una estrella,</text:p>
        <text:p text:style-name="P298"><text:span text:style-name="T139"><text:s text:c="51"/></text:span><text:span text:style-name="T141">Do</text:span><text:span text:style-name="T139"> <text:s text:c="7"/></text:span><text:span text:style-name="T141">Do</text:span><text:span text:style-name="T139">7</text:span></text:p>
        <text:p text:style-name="P282"><text:span text:style-name="T288"><text:s text:c="9"/></text:span>una estrella en el cielo.<text:bookmark-end text:name="__DdeLink__37_13854922573"/><text:bookmark-end text:name="__DdeLink__48_13854922573"/></text:p>
        <text:p text:style-name="P300"><text:span text:style-name="T137"><text:s text:c="31"/></text:span><text:span text:style-name="T141">Fa</text:span></text:p>
        <text:p text:style-name="P283"><text:span text:style-name="T174">A. <text:s text:c="3"/></text:span><text:span text:style-name="T88">M</text:span><text:span text:style-name="T89">AS DE NOCHE...</text:span><text:bookmark-start text:name="__DdeLink__61_13854922571"/></text:p>
        <text:p text:style-name="P228"><text:s text:c="11"/>Do</text:p>
        <text:p text:style-name="P283"><text:bookmark-start text:name="__DdeLink__52_13854922572111"/><text:span text:style-name="T176">A</text:span><text:bookmark-end text:name="__DdeLink__52_13854922572111"/><text:span text:style-name="T176">. <text:s text:c="3"/></text:span><text:span text:style-name="T87">LOS NIÑOS DE BELÉN</text:span><text:span text:style-name="T153"> </text:span><text:span text:style-name="T87">ESTÁN...</text:span></text:p>
        <text:p text:style-name="P207"><text:bookmark-end text:name="__DdeLink__61_13854922571"/></text:p>
        <text:p text:style-name="P260"><text:span text:style-name="T270">Melcho</text:span><text:span text:style-name="T271">r</text:span><text:span text:style-name="T270">, Gaspar y </text:span><text:span text:style-name="T272">Balta</text:span><text:span text:style-name="T271">s</text:span><text:span text:style-name="T272">ar</text:span></text:p>
        <text:p text:style-name="P232"><text:s text:c="9"/>Do</text:p>
        <text:p text:style-name="P281"><text:span text:style-name="T158">S. <text:s text:c="3"/></text:span>V<text:bookmark-start text:name="__DdeLink__39_1385492257111"/>enimos del oriente lejano,<text:bookmark-end text:name="__DdeLink__39_1385492257111"/></text:p>
        <text:p text:style-name="P297"><text:span text:style-name="T128"><text:s text:c="79"/></text:span><text:span text:style-name="T130">Sol</text:span></text:p>
        <text:p text:style-name="P282"><text:span text:style-name="T288"><text:s text:c="9"/></text:span>hemos visto en el cielo u<text:span text:style-name="T270">na</text:span> estrella.</text:p>
        <text:p text:style-name="P298"><text:span text:style-name="T137"><text:s text:c="20"/></text:span><text:span text:style-name="T143">Fa</text:span><text:span text:style-name="T137"> <text:s text:c="36"/></text:span><text:span text:style-name="T143">Do</text:span></text:p>
        <text:p text:style-name="P282"><text:span text:style-name="T288"><text:s text:c="9"/></text:span><text:bookmark-start text:name="__DdeLink__69_1385492257"/>Y venimos a adorar al rey</text:p>
        <text:p text:style-name="P297"><text:span text:style-name="T131"><text:s text:c="42"/></text:span><text:span text:style-name="T130">Sol</text:span><text:span text:style-name="T132">7</text:span></text:p>
        <text:p text:style-name="P282"><text:span text:style-name="T288"><text:s text:c="9"/></text:span><text:span text:style-name="T273">a</text:span>l rey de los judíos</text:p>
        <text:p text:style-name="P297"><text:span text:style-name="T131"><text:s text:c="44"/></text:span><text:span text:style-name="T130">Do</text:span><text:span text:style-name="T132"><text:tab/></text:span><text:span text:style-name="T130">Do</text:span><text:span text:style-name="T132">7</text:span></text:p>
        <text:p text:style-name="P282"><text:span text:style-name="T288"><text:s text:c="9"/></text:span>que <text:span text:style-name="T270">ha </text:span>naci<text:span text:style-name="T270">do</text:span> aquí.<text:bookmark-end text:name="__DdeLink__69_1385492257"/></text:p>
        <text:p text:style-name="P298"><text:span text:style-name="T137"><text:s text:c="15"/></text:span><text:span text:style-name="T144">Fa</text:span><text:span text:style-name="T137"> <text:s text:c="52"/></text:span><text:span text:style-name="T144">Do</text:span></text:p>
        <text:p text:style-name="P274"><text:span text:style-name="T180">A. <text:s text:c="3"/></text:span><text:bookmark-start text:name="__DdeLink__69_13854922571"/><text:span text:style-name="T322">Y </text:span><text:span text:style-name="T323">VIENEN</text:span><text:span text:style-name="T317"> </text:span><text:span text:style-name="T323">A</text:span><text:span text:style-name="T317"> </text:span><text:span text:style-name="T323">ADORAR AL REY</text:span></text:p>
        <text:p text:style-name="P298"><text:span text:style-name="T144"><text:s text:c="14"/></text:span><text:span text:style-name="T139"><text:s text:c="41"/></text:span><text:span text:style-name="T144">Sol</text:span><text:span text:style-name="T145">7</text:span></text:p>
        <text:p text:style-name="P311"><text:span text:style-name="T288"><text:s text:c="9"/></text:span>AL REY DE LOS JUDÍOS</text:p>
        <text:p text:style-name="P298"><text:span text:style-name="T144"><text:s text:c="11"/></text:span><text:span text:style-name="T139"><text:s text:c="42"/></text:span><text:span text:style-name="T144">Do</text:span></text:p>
        <text:p text:style-name="P275"><text:bookmark-end text:name="__DdeLink__69_13854922571"/><text:span text:style-name="T260"><text:s text:c="9"/></text:span><text:span text:style-name="T323">QUE HA N</text:span><text:span text:style-name="T324">A</text:span><text:span text:style-name="T323">CIDO AQUÍ.</text:span></text:p>
        <text:p text:style-name="P229"><text:s text:c="11"/>Do</text:p>
        <text:p text:style-name="P146"><text:bookmark-start text:name="__DdeLink__52_1385492257212"/><text:span text:style-name="T176">A</text:span><text:bookmark-end text:name="__DdeLink__52_1385492257212"/><text:span text:style-name="T176">. <text:s text:c="3"/></text:span><text:span text:style-name="T325">LOS NIÑOS DE BELÉN</text:span><text:span text:style-name="T153"> </text:span><text:span text:style-name="T325">ESTÁN...</text:span></text:p>
      </text:section>
      <text:p text:style-name="P243"><text:soft-page-break/>Cantemos al niño</text:p>
      <text:p text:style-name="P111">Villancico Español</text:p>
      <text:p text:style-name="P286"/>
      <text:p text:style-name="P233"><text:tab/><text:span text:style-name="T280">Mi</text:span> <text:s text:c="37"/><text:span text:style-name="T280">Si7</text:span> <text:s text:c="52"/><text:span text:style-name="T280">Mi</text:span></text:p>
      <text:p text:style-name="P276"><text:span text:style-name="T169">A.</text:span><text:span text:style-name="T239"><text:tab/></text:span><text:span text:style-name="T304">CANTEMOS, CANTEMOS, CANTEMOS AL NIÑO,</text:span></text:p>
      <text:p text:style-name="P233"><text:tab/> <text:s text:c="43"/><text:span text:style-name="T280">Si7</text:span> <text:s text:c="54"/><text:span text:style-name="T280">Mi</text:span></text:p>
      <text:p text:style-name="P276"><text:tab/><text:span text:style-name="T304">CANTEMOS, CANTEMOS, CANTEMOS AL REY.</text:span></text:p>
      <text:p text:style-name="P233"><text:tab/> <text:s text:c="43"/><text:span text:style-name="T280">Si7</text:span> <text:s text:c="52"/><text:span text:style-name="T280">Mi</text:span></text:p>
      <text:p text:style-name="P276"><text:span text:style-name="T239"><text:tab/></text:span><text:span text:style-name="T304">CANTEMOS, CANTEMOS, CANTEMOS AL NIÑO,</text:span></text:p>
      <text:p text:style-name="P233"><text:tab/> <text:s text:c="43"/><text:span text:style-name="T280">Si7</text:span> <text:s text:c="54"/><text:span text:style-name="T280">Mi</text:span></text:p>
      <text:p text:style-name="P206"><text:span text:style-name="T75"><text:tab/></text:span><text:span text:style-name="T86">CANTEMOS, CANTEMOS, CANTEMOS AL REY.</text:span></text:p>
      <text:p text:style-name="P287"/>
      <text:section text:style-name="Sect1" text:name="Sección4">
        <text:p text:style-name="P234"><text:tab/><text:span text:style-name="T280">Mi</text:span>m <text:s text:c="15"/><text:span text:style-name="T280">La</text:span>m <text:s text:c="33"/><text:span text:style-name="T280">Mi</text:span>m</text:p>
        <text:p text:style-name="P277"><text:span text:style-name="T169">S.</text:span><text:span text:style-name="T239"><text:tab/>Á</text:span>ngeles venid, ángeles del Señor,</text:p>
        <text:p text:style-name="P234"><text:tab/> <text:s text:c="29"/><text:span text:style-name="T280">S</text:span>i<text:span text:style-name="T287">7</text:span> <text:s text:c="28"/><text:span text:style-name="T280">Mi</text:span>m</text:p>
        <text:p text:style-name="P277"><text:tab/>ha nacido un niño, el hijo de Dios.</text:p>
        <text:p text:style-name="P277"/>
        <text:p text:style-name="P234"><text:tab/><text:span text:style-name="T280">Mi</text:span>m <text:s text:c="29"/><text:span text:style-name="T280">La</text:span>m</text:p>
        <text:p text:style-name="P253"><text:span text:style-name="T169">A.</text:span><text:span text:style-name="T239"><text:tab/></text:span><text:span text:style-name="T304">Enmanuel es santo,</text:span></text:p>
        <text:p text:style-name="P192"><text:span text:style-name="T289"><text:tab/></text:span><text:span text:style-name="T146"> <text:s text:c="35"/></text:span><text:span text:style-name="T147">Mi</text:span><text:span text:style-name="T148">m</text:span></text:p>
        <text:p text:style-name="P257"><text:tab/>Enmanuel amor,</text:p>
        <text:p text:style-name="P192"><text:span text:style-name="T289"><text:tab/></text:span><text:span text:style-name="T146"> <text:s text:c="39"/></text:span><text:span text:style-name="T147">S</text:span><text:span text:style-name="T146">im</text:span></text:p>
        <text:p text:style-name="P257"><text:tab/>Enmanuel bendito,</text:p>
        <text:p text:style-name="P193"><text:span text:style-name="T128"><text:tab/> <text:s text:c="36"/></text:span><text:span text:style-name="T155">Mi</text:span><text:span text:style-name="T156">m</text:span></text:p>
        <text:p text:style-name="P257"><text:tab/>cordero de Dios.</text:p>
        <text:p text:style-name="P255"/>
        <text:p text:style-name="P235"><text:tab/><text:span text:style-name="T280">Mi</text:span> <text:s text:c="37"/><text:span text:style-name="T280">Si7</text:span></text:p>
        <text:p text:style-name="P278"><text:span text:style-name="T169">A.</text:span><text:span text:style-name="T239"><text:tab/></text:span><text:span text:style-name="T304">CANTEMOS, CANTEMOS...</text:span></text:p>
        <text:p text:style-name="P288"/>
        <text:p text:style-name="P234"><text:tab/><text:span text:style-name="T281">Mi</text:span>m <text:s text:c="24"/><text:span text:style-name="T281">La</text:span>m</text:p>
        <text:p text:style-name="P277"><text:span text:style-name="T169">S.</text:span><text:span text:style-name="T239"><text:tab/></text:span>En esta noche santa</text:p>
        <text:p text:style-name="P301"><text:tab/><text:span text:style-name="T128"> <text:s text:c="42"/></text:span><text:span text:style-name="T133">Mi</text:span><text:span text:style-name="T128">m</text:span></text:p>
        <text:p text:style-name="P277"><text:tab/>se cumples las promesas,</text:p>
        <text:p text:style-name="P301"><text:tab/><text:span text:style-name="T128"> <text:s text:c="35"/></text:span><text:span text:style-name="T133">S</text:span><text:span text:style-name="T128">i</text:span><text:span text:style-name="T135">7</text:span></text:p>
        <text:p text:style-name="P277"><text:tab/>que a nuestros padres</text:p>
        <text:p text:style-name="P234"><text:tab/> <text:s text:c="34"/><text:span text:style-name="T281">Mi</text:span>m</text:p>
        <text:p text:style-name="P277"><text:tab/>hicieron los profetas.</text:p>
        <text:p text:style-name="P277"/>
        <text:p text:style-name="P236"><text:tab/><text:span text:style-name="T280">Mi</text:span>m <text:s text:c="29"/><text:span text:style-name="T280">La</text:span>m</text:p>
        <text:p text:style-name="P254"><text:span text:style-name="T169">A.</text:span><text:span text:style-name="T239"><text:tab/></text:span><text:span text:style-name="T304">Enmanuel es santo,...</text:span></text:p>
        <text:p text:style-name="P255"/>
        <text:p text:style-name="P236"><text:tab/><text:span text:style-name="T280">Mi</text:span> <text:s text:c="37"/><text:span text:style-name="T280">Si7</text:span></text:p>
        <text:p text:style-name="P279"><text:span text:style-name="T169">A.</text:span><text:span text:style-name="T239"><text:tab/></text:span><text:span text:style-name="T304">CANTEMOS, CANTEMOS...</text:span></text:p>
        <text:p text:style-name="P289"/>
        <text:p text:style-name="P289"/>
        <text:p text:style-name="P301"><text:tab/><text:span text:style-name="T134">Mi</text:span><text:span text:style-name="T128">m <text:s text:c="20"/></text:span><text:span text:style-name="T134">La</text:span><text:span text:style-name="T128">m <text:s text:c="18"/></text:span><text:span text:style-name="T134">Mi</text:span><text:span text:style-name="T128">m</text:span></text:p>
        <text:p text:style-name="P277"><text:span text:style-name="T169">S.</text:span><text:span text:style-name="T239"><text:tab/></text:span>Yo te quiero a ti hijo de David,</text:p>
        <text:p text:style-name="P301"><text:tab/><text:span text:style-name="T128"> <text:s text:c="27"/></text:span><text:span text:style-name="T134">S</text:span><text:span text:style-name="T128">i</text:span><text:span text:style-name="T135">7</text:span><text:span text:style-name="T128"> <text:s text:c="33"/></text:span><text:span text:style-name="T134">Mi</text:span><text:span text:style-name="T128">m</text:span></text:p>
        <text:p text:style-name="P277"><text:tab/>soy un pecador ten piedad de mi.</text:p>
        <text:p text:style-name="P279"/>
        <text:p text:style-name="P236"><text:tab/><text:span text:style-name="T280">Mi</text:span>m <text:s text:c="29"/><text:span text:style-name="T280">La</text:span>m</text:p>
        <text:p text:style-name="P254"><text:span text:style-name="T169">A.</text:span><text:span text:style-name="T239"><text:tab/></text:span><text:span text:style-name="T304">Enmanuel es santo,...</text:span></text:p>
        <text:p text:style-name="P256"/>
        <text:p text:style-name="P236"><text:tab/><text:span text:style-name="T280">Mi</text:span> <text:s text:c="37"/><text:span text:style-name="T280">Si7</text:span></text:p>
        <text:p text:style-name="P279"><text:span text:style-name="T169">A.</text:span><text:span text:style-name="T239"><text:tab/></text:span><text:span text:style-name="T304">CANTEMOS, CANTEMOS...</text:span></text:p>
        <text:p text:style-name="P290"/>
        <text:p text:style-name="P301"><text:tab/><text:span text:style-name="T134">Mi</text:span><text:span text:style-name="T128">m <text:s text:c="19"/></text:span><text:span text:style-name="T134">La</text:span><text:span text:style-name="T128">m <text:s text:c="28"/></text:span><text:span text:style-name="T134">Mi</text:span><text:span text:style-name="T128">m</text:span></text:p>
        <text:p text:style-name="P277"><text:span text:style-name="T169">S.</text:span><text:span text:style-name="T239"><text:tab/></text:span>No temas María madre del Señor,</text:p>
        <text:p text:style-name="P301"><text:tab/><text:span text:style-name="T128"> <text:s text:c="27"/></text:span><text:span text:style-name="T134">S</text:span><text:span text:style-name="T128">i</text:span><text:span text:style-name="T135">7</text:span><text:span text:style-name="T128"> <text:s text:c="34"/></text:span><text:span text:style-name="T134">Mi</text:span><text:span text:style-name="T128">m</text:span></text:p>
        <text:p text:style-name="P277"><text:tab/>has hallado gracia delante de Dios.</text:p>
        <text:p text:style-name="P279"/>
        <text:p text:style-name="P236"><text:tab/><text:span text:style-name="T280">Mi</text:span>m <text:s text:c="29"/><text:span text:style-name="T280">La</text:span>m</text:p>
        <text:p text:style-name="P254"><text:span text:style-name="T169">A.</text:span><text:span text:style-name="T239"><text:tab/></text:span><text:span text:style-name="T304">Enmanuel es santo,...</text:span></text:p>
        <text:p text:style-name="P256"/>
        <text:p text:style-name="P236"><text:tab/><text:span text:style-name="T280">Mi</text:span> <text:s text:c="37"/><text:span text:style-name="T280">Si7</text:span></text:p>
        <text:p text:style-name="P279"><text:span text:style-name="T169">A.</text:span><text:span text:style-name="T239"><text:tab/></text:span><text:span text:style-name="T304">CANTEMOS, CANTEMOS...</text:span></text:p>
        <text:p text:style-name="P290"/>
        <text:p text:style-name="P302"><text:tab/><text:span text:style-name="T134">Mi</text:span><text:span text:style-name="T128">m <text:s text:c="17"/></text:span><text:span text:style-name="T134">La</text:span><text:span text:style-name="T128">m <text:s text:c="26"/></text:span><text:span text:style-name="T134">Mi</text:span><text:span text:style-name="T128">m</text:span></text:p>
        <text:p text:style-name="P277"><text:span text:style-name="T170">S.</text:span><text:span text:style-name="T240"> <text:tab/></text:span>No temas José padre del Señor,</text:p>
        <text:p text:style-name="P301"><text:tab/><text:span text:style-name="T128"> <text:s text:c="22"/></text:span><text:span text:style-name="T134">S</text:span><text:span text:style-name="T128">i</text:span><text:span text:style-name="T135">7</text:span><text:span text:style-name="T128"> <text:s text:c="38"/></text:span><text:span text:style-name="T134">Mi</text:span><text:span text:style-name="T128">m</text:span></text:p>
        <text:p text:style-name="P277"><text:tab/>eres el testigo de la gloria de Dios.</text:p>
        <text:p text:style-name="P279"/>
        <text:p text:style-name="P236"><text:tab/><text:span text:style-name="T280">Mi</text:span>m <text:s text:c="29"/><text:span text:style-name="T280">La</text:span>m</text:p>
        <text:p text:style-name="P254"><text:span text:style-name="T169">A.</text:span><text:span text:style-name="T239"><text:tab/></text:span><text:span text:style-name="T304">Enmanuel es santo,...</text:span></text:p>
        <text:p text:style-name="P256"/>
        <text:p text:style-name="P236"><text:tab/><text:span text:style-name="T280">Mi</text:span> <text:s text:c="37"/><text:span text:style-name="T280">Si7</text:span></text:p>
        <text:p text:style-name="P279"><text:span text:style-name="T169">A.</text:span><text:span text:style-name="T239"><text:tab/></text:span><text:span text:style-name="T304">CANTEMOS, CANTEMOS...</text:span></text:p>
        <text:p text:style-name="P14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Mono" svg:font-family="'Cascadia Mono'" style:font-pitch="fixed"/>
    <style:font-face style:name="Comic Sans MS" svg:font-family="'Comic Sans MS'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22:57:54.605148430</meta:creation-date>
    <dc:date>2022-12-21T14:30:53.796472964</dc:date>
    <meta:editing-duration>P3DT7H12M23S</meta:editing-duration>
    <meta:editing-cycles>254</meta:editing-cycles>
    <meta:generator>LibreOffice/7.3.4.2$Linux_X86_64 LibreOffice_project/30$Build-2</meta:generator>
    <meta:document-statistic meta:table-count="0" meta:image-count="0" meta:object-count="0" meta:page-count="16" meta:paragraph-count="532" meta:word-count="3150" meta:character-count="27311" meta:non-whitespace-character-count="13328"/>
  </office:meta>
</office:document-meta>
</file>